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5.04.29 12:44   |   <text:a xlink:type="simple" xlink:href="http://palinfo.habago.org/Entry?Command=Information_PrintForum&amp;iPage=314#FORUM33863"><text:span text:style-name="T2">#</text:span></text:a></text:p>
      <text:p text:style-name="P2"><text:span text:style-name="T3">(5)</text:span>溝通一種能力<text:span text:style-name="T3"><text:line-break/><text:line-break/></text:span>這絕不是我瞎掰的搞笑對話，真的是齊克果講的。他曾舉了個例，說明<text:span text:style-name="T3"><text:s/>"</text:span>溝通一種能力<text:span text:style-name="T3">"(communication of capability) </text:span>和<text:span text:style-name="T3"><text:s/>"</text:span>溝通一種知識<text:span text:style-name="T3">"(communication of knowledge)</text:span>的差別：<text:span text:style-name="T3"><text:line-break/><text:line-break/></text:span>在一個部隊裏，陳班長對新兵高喊：<text:span text:style-name="T3">"</text:span>立正！<text:span text:style-name="T3">" </text:span>有個新兵沒有馬上立正，但卻回答說：<text:span text:style-name="T3">"</text:span>沒錯！這時候當然要立正！<text:span text:style-name="T3">" </text:span>陳班長個性很溫和，跟我一樣，很有耐心，對著新兵說：<text:span text:style-name="T3">"</text:span>說得好！不過，操練時請大家不要講話，立正站好！<text:span text:style-name="T3">" </text:span>新兵又說：<text:span text:style-name="T3">"</text:span>好吧，不說話就不說話，怎麼不早說，你早說嘛，你早說我就不會說話了！<text:span text:style-name="T3">"<text:line-break/><text:line-break/></text:span>這下陳班長生氣了，罵說：<text:span text:style-name="T3">"</text:span>它馬的，叫你不要說話你還說。<text:span text:style-name="T3">" </text:span>新兵又說話了：<text:span text:style-name="T3">"</text:span>好啦好啦，生什麼氣嘛，我要是早知道不能說話，我當然就不會再說了。<text:span text:style-name="T3">"<text:line-break/><text:line-break/></text:span>許多時候，人們其實就像這位新兵一樣，他也許<text:span text:style-name="T3"><text:s/>"</text:span>知道<text:span text:style-name="T3">" </text:span>很多道理，但是光<text:span text:style-name="T3"><text:s/>"</text:span>知道<text:span text:style-name="T3">" </text:span>並沒有用；基督徒並不是每天喊基督、把聖經讀得滾瓜爛熟的人。<text:span text:style-name="T3"><text:line-break/><text:line-break/></text:span>近年來，所謂第四波工業革命興起的說法甚囂塵上，機器人將取代許多勞工，在祖國和日本有些地方，包括廚師、技師和各種服務人員都已經被機器人取代。美國更先進，打算用機器人來代替牧師講道。聽說這種機器人的語調與措詞，融合了德蕾莎的慈祥及金恩的激昂以及甘地的睿智，十分能打動人心。<text:span text:style-name="T3"><text:line-break/><text:line-break/></text:span>不過，我倒是不相信一個機器人能起到傳道的效果。因為，所謂傳道，不是傳遞一種話語，而是傳遞一種實踐了某種話語的<text:span text:style-name="T3"><text:s/>"</text:span>生命<text:span text:style-name="T3">"</text:span>。一個研究愛情心理學研究得極為透徹的心理學家，終究不懂得愛為何物，除非他自己真的愛過，而不光只是<text:span text:style-name="T3"><text:s/>"</text:span>知道<text:span text:style-name="T3">" </text:span>愛情的道理。<text:span text:style-name="T3"><text:line-break/><text:line-break/></text:span>大家都喜歡看武俠小說，但你在你的生活周遭見過幾個俠客？恐怕鳳毛麟角。為什麼？因為大家都很聰明，知道當俠會倒大楣。小說裏的俠往往一統武林，萬眾景仰，大俠的周圍更是圍繞一堆美女主動投懷送抱，但這只是小說。聰明人知道，小說就是小說；在小說世界裏，我們歌頌俠，幻想自己是令狐沖或張無忌，但在現實生活中，卻個個是邪門的任我行，個個向心機深沉的岳不群看齊。<text:span text:style-name="T3"><text:line-break/><text:line-break/></text:span>如果是這樣，那他真的喜歡讀武俠小說嗎？依照王爾德的看法，答案恐怕是否定的。王爾德說，<text:span text:style-name="T3">"</text:span>一個人如果不是無時無刻需要藝術，那他其實就根本不需要藝術。<text:span text:style-name="T3">" </text:span>藝術並不是一種像衣服或褲子那樣可以讓你任意穿上脫下的東西，它不是一種裝飾品，不是讓你拿來休閒一下、娛樂一下或為之掉兩滴清淚便立即遺忘的東西。換句話說，如果你不是生活的一切全都需要美，那你其實根本不需要美這東西。<text:span text:style-name="T3"><text:line-break/><text:line-break/></text:span>這意思當然不是說你必須仿效故事中人的行為，而是說，藝術的世界和現實世界終究不是兩種背道而馳的世界；我沒法想像市面上一些人渣真的會喜歡令狐沖或楊過；我沒法理解那樣一種<text:span text:style-name="T3"><text:s/>"</text:span>喜歡<text:span text:style-name="T3">"</text:span>。依我看，他們只是在自欺欺人，因為，如果他們真的喜歡俠義，那麼，在現實生活中，他們又怎麼可能會是個人渣、整天幹些人渣不如的事呢？<text:span text:style-name="T3"><text:line-break/><text:line-break/></text:span>你當然不一定要為現實中的每一樁不義挺身而出，但你總該為不義感到厭惡，對受害者或落難者感到悲痛吧。一個人豈有可能對現實血肉無感，卻只對書中的幻想世界充滿感動？藝術就像給現實拍張照，一個人有可能只喜歡某人的照片卻不喜歡那個人本身嗎？<text:span text:style-name="T3"><text:line-break/><text:line-break/></text:span>齊克果的那個<text:span text:style-name="T3"><text:s/>"</text:span>班長喊立正<text:span text:style-name="T3">" </text:span>的例子，是要指出：<text:span text:style-name="T3">"</text:span>知道<text:span text:style-name="T3">" </text:span>和<text:span text:style-name="T3"><text:s/>"</text:span>實踐<text:span text:style-name="T3">" </text:span>之間的根本差別；你也許可以光是冷冷地<text:span text:style-name="T3"><text:s/>"</text:span>知道<text:span text:style-name="T3">" (knowing)</text:span>科學，但科學以外的世界，你卻沒法<text:span text:style-name="T3"><text:s/>"</text:span>光是知道而無感受<text:span text:style-name="T3">" (knowing without feeling)</text:span>或是<text:span text:style-name="T3"><text:s/>"</text:span>光是知道而無行動<text:span text:style-name="T3">"(knowing without acting)</text:span>。<text:span text:style-name="T3"><text:line-break/><text:line-break/></text:span>現實中，很多主客觀因素例如膽怯，例如生活忙碌或病痛等等，你往往只能<text:span text:style-name="T3"><text:s/>"</text:span>坐而言<text:span text:style-name="T3">" </text:span>卻不一定能<text:span text:style-name="T3"><text:s/>"</text:span>起而行<text:span text:style-name="T3">"</text:span>，但是，所謂<text:span text:style-name="T3"><text:s/>"</text:span>行動<text:span text:style-name="T3">"</text:span>，並不是一種純粹行為主義式的作為，並不是說你必須像書中烈士俠客那樣奮不顧身。但不管怎麼樣，你總該對於現實善惡心中有所感觸而非全然無感吧？<text:span text:style-name="T3"><text:line-break/><text:line-break/></text:span>即便退一萬步來講，即便你在行為上完全無法作為，但你總不該積極背道而行吧。一個人有可能嘴巴上說他喜歡令狐沖但現實行為卻跟岳不群沒兩樣嗎？<text:span text:style-name="T3"><text:line-break/><text:line-break/></text:span>二十多年前，在沙鹿工作時，有一天深夜裏兩三點，在我租的地方樓下，看見一個人極度恐懼地在黑暗巷口像老鼠一樣東躲西藏，原來背後有一群青面獠牙的黑道，開著車，個個手持刀棍想砍他。我當下第一個念頭就是想請他來我房間裏避難。<text:span text:style-name="T3"><text:line-break/><text:line-break/></text:span>三十幾年前，當我還在念醫學院時，有一年冬天的深夜，很冷，看到我租的地方樓梯口角落窩著一個年輕男子，身上衣著單薄，凍得直發抖。我請他來我房裏跟我一起睡，並表明可以住下來，直到他找到工作。<text:span text:style-name="T3"><text:line-break/><text:line-break/></text:span>那時候，我一個人住，自然很容易提供協助或讓人避難。如果家裏還有其他人，我大概就做不到了。但重點不光是你有沒有在行為上做到什麼，而是你至少心裏應該對善惡有所感觸吧？<text:span text:style-name="T3"><text:line-break/><text:line-break/></text:span>比方說，當你看到一堆人刀槍棍棒砍殺一個手無寸鐵者，或是砍殺一個小孩，你也許不敢出手相救，但你總該對之感到心裡痛苦與不忍吧？這其實也稱不上什麼俠，這只是<text:span text:style-name="T3"><text:s/>"</text:span>人之所以為人<text:span text:style-name="T3">" </text:span>的一種基本義憤和惻隱之心。再怎麼說，都不應該落井下石，或是興奮地當觀眾，在一旁欣賞。<text:span text:style-name="T3"><text:line-break/><text:line-break/></text:span>之前不是有人提到李敖<text:span text:style-name="T3">(</text:span>錯誤<text:span text:style-name="T3">) </text:span>引用的那個<text:span text:style-name="T3">Martin Buber</text:span>嗎？<text:span text:style-name="T3"><text:s/>Buber </text:span>有段話還挺有道理，他說，<text:span text:style-name="T3">"</text:span>世上如果有惡魔，恐怕不是那個決定要對抗上帝者，而是那些在永恆的意義上始終沒有做出任何決定的人。<text:span text:style-name="T3">" </text:span>為惡者跟冷冷的旁觀者，基本上沒啥兩樣；在某個重要的意義上，後者恐怕危害更甚，因為是這樣一些佔了絕大多數的人，縱容惡行，甚且以觀賞惡行為樂，造就了邪惡當道的世界。<text:span text:style-name="T3"><text:line-break/><text:line-break/></text:span>每當我寫了些批評綠營或蛆類生物的文章，保證馬上四處流傳。混蛋們自然恨之入骨，抹黑造謠攻擊等等馬上樣樣來，飽受折磨與冤屈。但重點是，有些所謂朋友卻不會對此惡行感到憤怒或痛苦<text:span text:style-name="T3">(</text:span>更不用期待他們會為我做出什麼俠義行為<text:span text:style-name="T3">)</text:span>，反而興奮得要命，覺得好刺激好爽哦，甚至還會鼓勵我盡量多寫，要我跟他們拼。許多時候，甚至還會常常有許多人打電話來<text:span text:style-name="T3">(</text:span>我當然都不會接<text:span text:style-name="T3">)</text:span>，想跟我繼續討論這樣一些令其興奮和刺激的話題與紛爭。我常覺得，有這種朋友，我還需要敵人嗎？<text:span text:style-name="T3"><text:line-break/><text:line-break/></text:span>我敢講這話是因為，別說是朋友落難我願為他粉身碎骨，即便是一個陌生人或甚至曾經跟我有過節的人，哪天當他遭受折磨，我還是會毫不猶豫站在他那一邊。</text:p>
      <text:p text:style-name="P1"><text:span text:style-name="T1">陳真</text:span><text:s/>  |  2015.04.29 03:11   |   <text:a xlink:type="simple" xlink:href="http://palinfo.habago.org/Entry?Command=Information_PrintForum&amp;iPage=314#FORUM33862"><text:span text:style-name="T2">#</text:span></text:a></text:p>
      <text:p text:style-name="P3"><text:span text:style-name="T3">(4) </text:span>指出例子<text:span text:style-name="T3"><text:line-break/><text:line-break/></text:span>維根斯坦離開哲學界<text:span text:style-name="T3">16</text:span>年<text:span text:style-name="T3">(</text:span>因為他相信他已經解決了所有哲學問題<text:span text:style-name="T3">)</text:span>，跑到山區教小學生，另外還從事各種勞力工作。<text:span text:style-name="T3">16</text:span>年後，他覺得自己原先的哲學觀念犯下嚴重錯誤，於是重返哲學。在他的<text:span text:style-name="T3"><text:s/>"PHILOSOPHICAL INVESTIGATIONS" </text:span>中，開宗明義引用聖奧古斯丁的一段文字，裏頭提到一種認識事物與學習語言意義的方法，叫做<text:span text:style-name="T3"><text:s/>ostensive definition</text:span>，藉此說明意義如何在其所謂<text:span text:style-name="T3"><text:s/>"</text:span>使用<text:span text:style-name="T3">" (use) </text:span>中產生。<text:span text:style-name="T3"><text:line-break/><text:line-break/></text:span>維根斯坦當然不反對這樣一種教學方法，他主要是企圖指出在我們透過這樣一些方法，學會認識事物的意義之<text:span text:style-name="T3"><text:s/>"</text:span>前<text:span text:style-name="T3">"</text:span>，我們已經<text:span text:style-name="T3"><text:s/>"</text:span>預先知道<text:span text:style-name="T3">" </text:span>太多東西了。這樣一種<text:span text:style-name="T3"><text:s/>(</text:span>神祕的<text:span text:style-name="T3">) "</text:span>預知<text:span text:style-name="T3">"</text:span>，給<text:span text:style-name="T3"><text:s/>"</text:span>意義<text:span text:style-name="T3">" </text:span>或<text:span text:style-name="T3"><text:s/>"</text:span>語言<text:span text:style-name="T3">" </text:span>的存在或產生，打下<text:span text:style-name="T3"><text:s/>"</text:span>基礎<text:span text:style-name="T3">"</text:span>，使得語言或意義成為可能。<text:span text:style-name="T3"><text:line-break/><text:line-break/></text:span>現在不是要講哲學，我只是想說說<text:span text:style-name="T3"><text:s/>ostensive definition</text:span>。這方法很簡單，比方說我想教一個小朋友認識水果，我就手指著蘋果說<text:span text:style-name="T3"><text:s/>"</text:span>蘋果<text:span text:style-name="T3">"</text:span>，手指著香蕉說<text:span text:style-name="T3"><text:s/>"</text:span>香蕉<text:span text:style-name="T3">"</text:span>，拿起兩顆葡萄說<text:span text:style-name="T3"><text:s/>"</text:span>兩顆<text:span text:style-name="T3">"</text:span>，<text:span text:style-name="T3">"</text:span>葡萄<text:span text:style-name="T3">"</text:span>，指著三顆西瓜說<text:span text:style-name="T3"><text:s/>"</text:span>三顆<text:span text:style-name="T3">"</text:span>，<text:span text:style-name="T3">"</text:span>西瓜<text:span text:style-name="T3">"</text:span>，於是他不但學會了水果，也學會了數字。<text:span text:style-name="T3"><text:line-break/><text:line-break/></text:span>同理，我若想教他認識顏色，我就找來紅花、紅蘋果、紅燈、紅氣球等等，告訴他說這是<text:span text:style-name="T3"><text:s/>"</text:span>紅<text:span text:style-name="T3">"</text:span>；找來綠葉、綠色青菜、綠衣，告訴他說<text:span text:style-name="T3"><text:s/>"</text:span>綠<text:span text:style-name="T3">"</text:span>。經過一段時間，他也許就能明白紅、綠是什麼意思。<text:span text:style-name="T3"><text:line-break/><text:line-break/></text:span>有些東西憑空說我說不上來，不如用手指頭指給你看比較快。這樣一種<text:span text:style-name="T3"><text:s/>"</text:span>指出<text:span text:style-name="T3">" </text:span>的教學方法，就是<text:span text:style-name="T3">ostensive definition</text:span>。<text:span text:style-name="T3"><text:line-break/><text:line-break/></text:span>奧古斯丁說他從小這樣學習語言，進而認識這個世界。我也覺得這方法挺好用。假若今天遇上一個外星人，他若想了解貓，了解狗，了解各種動物，與其憑空給貓狗定義個老半天，他恐怕依然一頭霧水，不如恁爸直接指給你看比較快。不過，下回當他看見豹時，也許會誤以為看見一隻大貓，恐怕會害他有生命危險。<text:span text:style-name="T3"><text:line-break/><text:line-break/></text:span>為了安全起見，當我指著貓說<text:span text:style-name="T3"><text:s/>"</text:span>貓<text:span text:style-name="T3">" </text:span>時，我得順便發出喵喵聲，同時再另外多找些豹的圖片來，指著圖，要他睜大眼睛看清楚，豹是豹，貓是貓，外表不一樣，叫聲也不一樣，別搞混了。<text:span text:style-name="T3"><text:line-break/><text:line-break/></text:span>我若有這樣一個外星朋友，我將充滿興致每天教導他認識地球萬物。可是，問題來了，如果我想要教他明白什麼是<text:span text:style-name="T3"><text:s/>"</text:span>人渣<text:span text:style-name="T3">" </text:span>呢？我就算打開電視或電腦或指著市面上一堆競選看板，指著一堆人渣的照片給他看，他恐怕還是很難確切掌握<text:span text:style-name="T3"><text:s/>"</text:span>人渣<text:span text:style-name="T3">" </text:span>的意義與模樣。<text:span text:style-name="T3"><text:line-break/><text:line-break/></text:span>不過，還好各位是地球人而不是<text:span text:style-name="T3"><text:s/>ET</text:span>。各位若想了解人渣、混蛋、壞蛋、蠢蛋、好人等等，也許不是不可能；我只要找出各種類別的一些典範，讓你從中體會他們如何講話，如何措詞，玩些什麼樣的心機，也許你就能從中掌握各種類別的基本特質。<text:span text:style-name="T3"><text:line-break/><text:line-break/></text:span>可是，許多時候，我的教學恐怕還是很難成功，因為這裏頭其實有個根本障礙就是我們雖然都是地球人，但我們的<text:span text:style-name="T3"><text:s/>"</text:span>世界<text:span text:style-name="T3">" </text:span>也許長得不一樣；在我眼裏是個人渣小癟三，在你眼裏說不定是個青年才俊，搞不好還是個英雄或理想家呢。反之亦然。<text:span text:style-name="T3"><text:line-break/><text:line-break/></text:span>溝通一種科學很容易，溝通一種世界卻幾乎是不可能的任務。截至目前為止，我還不曾成功過。<text:span text:style-name="T3"><text:line-break/><text:line-break/></text:span>底下找來一些例子<text:span text:style-name="T3">(case)</text:span>供各位同學學習認識人性。不過，究竟是<text:span text:style-name="T3"><text:s/>case of "WHAT"? </text:span>這我不便說明。有些是良善的聲音，有些則令人不敢恭維。可以確定的是，人渣等級的<text:span text:style-name="T3">case</text:span>我不敢舉例。<text:span text:style-name="T3"><text:line-break/><text:line-break/></text:span>其中有一些是垃圾言論，但依然在我所認知的言論自由範圍中；只要不是涉及造謠抹黑毀謗侮辱侵權等等，垃圾言論基本上還是可以存在。荒謬的不是垃圾之存在，荒謬的是垃圾竟然是這島上言論市場的唯一主流，幾乎是唯一的存在，橫行無阻，為所欲為；許多時候，甚至毫無道德界限可言。只要四下無人，許多台灣人似乎是完全沒有任何榮譽感、道德感與自尊心的，什麼事都幹得出來。<text:span text:style-name="T3"><text:line-break/><text:line-break/></text:span>市面上無數的黑心食品，至少還為了多賺點錢，但在言論市場上，即使是對自己、對公眾都沒有任何益處但卻強烈污衊、傷害他人的言行或謠言，許多人也會毫不猶豫地匿名去做，因為他根本不在乎他人的死活，似乎完完全全沒有任何罪惡感。德蕾莎有句話挺有道理，她說，<text:span text:style-name="T3">"</text:span>愛的反面不是恨，而是冷漠。<text:span text:style-name="T3">" <text:line-break/><text:line-break/></text:span>這幾年，在主流媒體的大力鼓動下，台灣社會有一種極其明顯且日趨惡質化的獵巫現象，每一回幾乎都是一種全民運動，以所謂正義之名，一窩蜂、不分青紅皂白、狂熱興奮地去傷害弱勢一方及少數異己或是猛打落水狗；其荒唐卑劣及反智程度，基本上就是一種文革再現。基本心態就是：<text:span text:style-name="T3">"</text:span>誰落單誰倒楣，非我族類皆可殺。<text:span text:style-name="T3">" <text:line-break/><text:line-break/></text:span>就連一些理應純粹訴諸複雜理性分析的議題如核電或經貿等等，也完完全全徹底變成一種不容許任何理性討論的<text:span text:style-name="T3"><text:s/>"</text:span>絕對信仰<text:span text:style-name="T3">"</text:span>，誰敢對此有一絲質疑，誰就是賣台，誰就是敵人。<text:span text:style-name="T3"><text:line-break/><text:line-break/></text:span>那個黨，以及那些我不敢點名也不屑點名的熱門政客們，其實非常非常樂意見到這樣一種愚民、暴民的文革現象，並且盡一切力量努力策畫及鼓動之。<text:span text:style-name="T3"><text:line-break/><text:line-break/></text:span>自古以來，所有主流勢力其實都很樂於促使社會往這樣一種方向發展，因為人民越是蠢血沸騰，對於主流勢力越是有利；瘋狂盲目的群眾，被刻意導向成為一種打擊異己、令少數一方噤聲的免費工具。<text:span text:style-name="T3"><text:line-break/><text:line-break/></text:span>也許你會以為，我只要明哲保身就沒事；顧好自己的前途事業最重要，我何必浪費時間精神去理會這些？可是，社會畢竟是一個整體，一個社會的善惡當然不會只報應在特定當事人的身上，而是報應在所有人、這一代及後代人們的身上。<text:span text:style-name="T3"><text:line-break/><text:line-break/></text:span>你就算不考慮自己，也總該想一想這島上往後世世代代還會繼續有人居住在此，難道你真希望後人活在這樣一種奉行諸惡、為所欲為、以拳頭勢力決定是非、充滿暴戾之氣的嗜血野蠻社會中？<text:span text:style-name="T3"><text:line-break/><text:line-break/></text:span>陳真<text:span text:style-name="T3"><text:line-break/>=================<text:line-break/></text:span>江蕙臉書發文「台灣言論太自由」　網友痛批：要進軍中國嗎<text:span text:style-name="T3"><text:line-break/><text:line-break/></text:span>三立新聞網<text:span text:style-name="T3">2015/04/23<text:line-break/><text:line-break/></text:span>藝人楊又穎前（<text:span text:style-name="T3">21</text:span>）日於住家輕生身亡，台語天后江蕙今也在臉書感嘆，勸年輕人要珍惜生命，文中一句「台灣言論太自由」卻引發網友不滿。<text:span text:style-name="T3"><text:line-break/><text:line-break/></text:span>江蕙就楊又穎輕生一事寫下，「剛要冒出頭的星星就這樣殞落，阮玲玉要走之前丟下這句話<text:span text:style-name="T3">……</text:span>人言可畏，希望楊小姐的犧牲可以讓一些人反省，讓整個社會祥和一點，當然也要奉勸年輕人要『愛惜生命』」<text:span text:style-name="T3"><text:line-break/><text:line-break/></text:span>不過，接下來的話就讓<text:span text:style-name="T3">PTT</text:span>八卦板網友震怒，「台灣言論太自由，尤其藝人被謾罵好像也不太有人會回嗆（少數），還是因為謾罵的人看中這一點，所以能為所欲為，因為你／妳是藝人，你們能奈我何<text:span text:style-name="T3">……</text:span>唉<text:span text:style-name="T3">……</text:span>別這樣吧<text:span text:style-name="T3">……</text:span>一些愛罵人的你們請自重吧，一路好走了。」<text:span text:style-name="T3"><text:line-break/><text:line-break/></text:span>不少鄉民看完文章怒批，「快滾」、「票賣的好<text:span text:style-name="T3"><text:s/></text:span>就囂張了嗎」、「講這種話太誇張了<text:span text:style-name="T3"><text:s/></text:span>垃圾」、更有人酸「怎麼跟成龍一樣了」、「看來二姐在為進軍中國作準備了。」對於自己的<text:span text:style-name="T3">PO</text:span>文竟激起網友反彈，公親變事主，恐是二姐始料未及的。<text:span text:style-name="T3"><text:line-break/><text:line-break/>===================<text:line-break/></text:span>小<text:span text:style-name="T3">S</text:span>護航欠轟<text:span text:style-name="T3"><text:s/></text:span>朱學恒嗆：道德低落典範<text:span text:style-name="T3"><text:line-break/><text:line-break/>2015/04/08</text:span>自由爛到報<text:span text:style-name="T3"><text:line-break/><text:line-break/></text:span>〔記者林映妤／綜合報導〕小<text:span text:style-name="T3">S</text:span>昨幫「阿帕契姊」李蒨蓉緩頰，卻以「用正義包裝的殘酷」、「我覺得不是說背便宜的包包的人就比較有禮貌」來回應，慘遭各界砲轟。<text:span text:style-name="T3"><text:line-break/><text:line-break/></text:span>馮光遠表示：「背便宜包包的人不見得不懂『用正義包裝的殘酷』這話的意思，但是他們偏要以『用正義包裝的殘酷』來打矯情貴婦團，因為俗語說，賤人就是矯情，妳們賤，我們就打。」狠狠給了小<text:span text:style-name="T3">S</text:span>一巴掌，讓網友直稱大快人心！<text:span text:style-name="T3"><text:line-break/><text:line-break/></text:span>小<text:span text:style-name="T3">S</text:span>昨出席活動，發言護航被各界轟到爆炸。（記者潘少棠攝）<text:span text:style-name="T3"><text:line-break/><text:line-break/></text:span>有人不滿認為媒體、網友斷章取義、追殺討伐，留言反攻護航，覺得小<text:span text:style-name="T3">S</text:span>講的是，李蒨蓉犯的錯跟她多有錢、穿什麼行頭無關，但朱學恒立馬打臉：「他的特權不是因為有錢而來，難道是因為行善而來？平常跑趴跪求媒體報導身上行頭，結果犯罪之後報導就叫追殺，啊是有事嗎？」讓網友大呼中肯！<text:span text:style-name="T3"><text:line-break/><text:line-break/><text:line-break/>============<text:line-break/></text:span>網友超推中肯酸文　管仁健：小<text:span text:style-name="T3">S</text:span>該保養的是腦部非陰部<text:span text:style-name="T3"><text:line-break/><text:line-break/></text:span>新頭殼<text:span text:style-name="T3">newtalk 2015.04.<text:line-break/><text:line-break/></text:span>網搜小組／綜合報導<text:span text:style-name="T3"><text:line-break/><text:line-break/></text:span>文經出版社總編管仁健在各人臉書上發表「小<text:span text:style-name="T3">S</text:span>該保養的是腦部，而非陰部」的言論引發熱烈討論，他還在文中直言，小<text:span text:style-name="T3">S</text:span>有聰明卻少了智慧，是白目跑趴藝人的教主，從未警覺引以自傲的收視率背後隱藏著仇富與反富；文章<text:span text:style-name="T3">PO</text:span>出後立刻獲得許多共鳴，網友大讚管仁健的看法中肯。<text:span text:style-name="T3"><text:line-break/><text:line-break/></text:span>網友看完後紛紛表示支持，「大快人心的結論！」、「讀完覺得好爽」、「酸人不帶髒字，夠狠」、「戰力無敵，媽，我跪著推文」、「講出我的內心話，己霸婚！」、「今日我最酸<text:span text:style-name="T3">XD</text:span>」，也有人說，「要被女權痛罵了」、「不對吧，沒腦怎麼保養？」、「炫耀沒有錯，錯的是把機密拿來炫耀。」、「她腦袋不是一直都保養得很『乾淨』嗎？」、「那麼會看節目的觀眾們，該保養什麼呢？」、「但保養腦部沒有帝寶」。<text:span text:style-name="T3"><text:line-break/><text:line-break/>=============<text:line-break/></text:span>王尚智戳楊又穎父母一刀<text:span text:style-name="T3"><text:s/></text:span>陳艾琳暴怒反嗆<text:span text:style-name="T3"><text:line-break/><text:line-break/>2015</text:span>年<text:span text:style-name="T3">4</text:span>月<text:span text:style-name="T3">26</text:span>日<text:span text:style-name="T3"><text:s/></text:span>中國時報【張佩玲╱台北報導】<text:span text:style-name="T3"><text:line-break/><text:line-break/></text:span>曾是中天《大學生了沒》班底陳艾琳，<text:span text:style-name="T3">25</text:span>日出席楊又穎追思會，並轉貼媒體人王尚智的文章「年輕人苦了，就死了。當然也是因為父母，從沒讓他們見識過生存艱苦，且學習吃苦。沒讓兒女吃苦，彭作奎還更令女兒墮入社會中最浮華虛無的領域。看著女兒漂漂亮亮的上電視，可能始終還挺得意的呢！然後最終，連一條年輕生命，都虛無到蒸發殆盡。實在沒意思極了。<text:span text:style-name="T3"><text:s/></text:span>」<text:span text:style-name="T3"><text:line-break/><text:line-break/></text:span>她狠批：「姑且不論這個節目和這個圈子裡的演藝人員，在你眼裡是什麼樣子？姑且不論這些話是否是在我們的傷口上撒鹽，你最不該批評小彭（楊又穎）的父母親！他們的堅強和溫暖反過來安慰哭花臉的我們，他們的愛女心切，不了解他們甚至未曾接觸過的你，有什麼資格大放厥詞？」<text:span text:style-name="T3"><text:line-break/><text:line-break/>=====================<text:line-break/></text:span>網路霸凌害命　前女<text:span text:style-name="T3">F4</text:span>劉樂妍批匿名者小人<text:span text:style-name="T3"><text:line-break/><text:line-break/>2015</text:span>年<text:span text:style-name="T3">4</text:span>月<text:span text:style-name="T3">23</text:span>日<text:span text:style-name="T3"><text:s/></text:span>中央社<text:span text:style-name="T3"><text:line-break/><text:line-break/></text:span>藝人楊又穎（<text:span text:style-name="T3">Cindy</text:span>）自殺身亡，她曾被網友匿名爆料批評抹黑，輕生原因也直指為工作與網路霸凌。前女<text:span text:style-name="T3">F4</text:span>團員劉樂妍（<text:span text:style-name="T3">Fanny</text:span>）就認為，公眾人物難免要被公評，但爆料者應坦蕩留下姓名，「只敢躲在網路後面匿名，算什麼英雄好漢」。<text:span text:style-name="T3"><text:line-break/><text:line-break/></text:span>對於楊又穎因網路霸凌輕生，前女<text:span text:style-name="T3">F4</text:span>團員劉樂妍（<text:span text:style-name="T3">Fanny</text:span>）在臉書上貼文表示，「公眾人物難免要被公評，但是一昧的謾罵，目的到底是什麼？我們在明，敵在暗。真的不爽不滿意這人的做法你可以坦蕩一點留名留姓的站出來罵，如果真的是不對，相信公眾人物一定會道歉檢討，只敢躲在網路後面匿名，算什麼英雄好漢？！匿名靠北是小人的行為！」<text:span text:style-name="T3"><text:line-break/><text:line-break/>=======================<text:line-break/></text:span>楊又穎輕生<text:span text:style-name="T3"><text:s/></text:span>引發「靠北部落客」網民反省<text:span text:style-name="T3"><text:line-break/><text:line-break/>2015-04-22 </text:span>中央社<text:span text:style-name="T3"><text:line-break/><text:line-break/></text:span>「在這專頁靠北的真實性有多高呢<text:span text:style-name="T3">?</text:span>停止言語的霸凌吧<text:span text:style-name="T3">!</text:span>」藝人楊又穎（<text:span text:style-name="T3">Cindy</text:span>）輕生，引發「靠北部落客」粉絲團網友的反省<text:span text:style-name="T3"><text:line-break/><text:line-break/></text:span>臉書粉絲團「靠北部落客」提供讓網友可以匿名爆料部落客或小模不為人知的一面，由於其匿名發文的機制，許多網友在上面暢所欲言，甚至有許多謾罵、攻擊的文章。<text:span text:style-name="T3"><text:line-break/><text:line-break/></text:span>曾是「大學生了沒」固定班底，的藝人楊又穎（<text:span text:style-name="T3">Cindy</text:span>）昨天在台中家中輕生。臉書粉絲團擁有超過<text:span text:style-name="T3">20</text:span>萬人氣的她，曾被網友匿名在「靠北部落客」粉絲團爆料批評，引發風波。對於藝人楊又穎輕生，「靠北部落客」版主今天稍早在粉絲團<text:span text:style-name="T3">PO</text:span>文表達遺憾。<text:span text:style-name="T3"><text:line-break/><text:line-break/></text:span>在楊又穎死訊傳出後，「靠北部落客」湧入大批留言，抨擊生前攻擊楊又穎的酸民，但也有網友留言反省這種在網路為發洩情緒的匿名、不負責任和扭曲事實的毒舌文化，所造成的負面影響。<text:span text:style-name="T3"><text:line-break/><text:line-break/></text:span>一位網友語重心長發文指出：<text:span text:style-name="T3"><text:line-break/><text:line-break/></text:span>今天<text:span text:style-name="T3">cindy</text:span>的事給我們一個警惕跟教訓（不論她是在工作上被霸凌或因為網友的攻擊，相信大家都知道之前有一陣子一直有人把<text:span text:style-name="T3">cindy</text:span>的壞卦每天投稿而導致這次事件）<text:span text:style-name="T3"><text:line-break/><text:line-break/></text:span>不論是不是出現在電視上的藝人、或是在網路上崛起的部落客、網美、網拍模特，大家用了一句「公眾人物必須接受公評」就可以不論是非把人往死裡打。<text:span text:style-name="T3"><text:line-break/><text:line-break/></text:span>討論上節目或是部落格的表現並沒有太大的不妥，但當有一個人爆卦帶了風向，下面回應就會一句兩句跟著起鬨。<text:span text:style-name="T3"><text:line-break/><text:line-break/></text:span>不可否認現在為止這種匿名爆卦、匿名靠北的社團缺乏的就是真實性。「聽說」、「作夢夢到」、「朋友的朋友」、「誰的誰告訴我的」<text:span text:style-name="T3">.....</text:span>每個人都愛八卦、喜歡小道消息，姑且不論好卦，嚴重的、大家愛聽的，幾乎是壞卦。但在手機在電腦後面的我們，有想過當事人真的承受的住嗎？<text:span text:style-name="T3"><text:line-break/><text:line-break/></text:span>如果爆卦出現非真實性的壞卦，這對當事人是多麼的傷害。<text:span text:style-name="T3"><text:line-break/><text:line-break/></text:span>因為他的一口嘴抵擋不住這麼多人的指點，也無法一一的澄清。<text:span text:style-name="T3"><text:line-break/><text:line-break/></text:span>大多數的爆卦者及觀看粉專的人是素人，沒有人認識，所以不怕被登上版面，不怕被陌生人指指點點。<text:span text:style-name="T3"><text:line-break/><text:line-break/></text:span>群眾的力量真的很可怕，就算很多人說每天看爆卦專業是必定行程，但希望各位網友在送出壞卦之前，可以多思考一下，自己是否會無形的成為加害者。也希望這種匿名的風氣，可以在這次的事件漸漸的式微。<text:span text:style-name="T3"><text:line-break/><text:line-break/>===============<text:line-break/></text:span>田馥甄嘆言語成殺人武器　慟美麗的星星隕落<text:span text:style-name="T3"><text:line-break/><text:line-break/>NOWnews 2015</text:span>年<text:span text:style-name="T3">4</text:span>月<text:span text:style-name="T3">23</text:span>日<text:span text:style-name="T3"><text:line-break/><text:line-break/></text:span>記者李金霓／台北報導<text:span text:style-name="T3"><text:line-break/><text:line-break/></text:span>楊又穎因網路霸凌，選擇自殺結束寶貴生命，令人惋惜，她曾拍過田馥甄《請你給我好一點的情敵》<text:span text:style-name="T3">MV</text:span>，今晚間田馥甄也在臉書感嘆，網路言語霸凌讓一顆美麗的星星隕落，言語是用來溝通彼此的差異，而不是殺人的武器。<text:span text:style-name="T3"><text:line-break/><text:line-break/></text:span>沉澱了一晚，田馥甄才在臉書發文：<text:span text:style-name="T3"><text:line-break/><text:line-break/></text:span>「網路的發明是便捷生活並美好世界的，不要為了網路資訊發達，覺得自己想表達的資訊相對容易被覆蓋，而說出誇張並違背本意的言語來吸引世界關注<text:span text:style-name="T3">……</text:span>」<text:span text:style-name="T3"><text:line-break/><text:line-break/></text:span>「一夜難眠，起床後發現自己還是很心痛又遺憾這個事件的發生。網路是人類文明的發明，卻引發了文明背後的殘忍獸性，把拉近彼此距離、便捷生活的美好發明變成了可以匿名攻擊他人的武器。真的很悲哀<text:span text:style-name="T3">……</text:span>躲在電腦螢幕背後不負責的扭曲事實苛責他人。言語是用來溝通彼此的差異，而不是殺人的武器。充滿人身攻擊的抹黑跟幽默其實是兩回事。我們有幸擁有言論自由，但真正的自由並非任意妄為想說什麼就說什麼。」<text:span text:style-name="T3"><text:line-break/><text:line-break/>==========<text:line-break/></text:span>臉書重開張悼楊又穎<text:span text:style-name="T3"><text:s/></text:span>李蒨蓉：我懂獵巫霸凌<text:span text:style-name="T3"><text:line-break/><text:line-break/>2015</text:span>年<text:span text:style-name="T3">4</text:span>月<text:span text:style-name="T3">23</text:span>日<text:span text:style-name="T3"><text:line-break/></text:span>中央社<text:span text:style-name="T3"><text:line-break/><text:line-break/></text:span>藝人楊又穎遭網路霸凌選擇輕生，在阿帕契案風波中一度關臉書的藝人李蒨蓉今天重開臉書，談被獵巫霸凌，全文如下：<text:span text:style-name="T3"><text:line-break/><text:line-break/></text:span>令人心碎的新聞，年輕女模禁不住工作上和網路霸凌，尋短結束生命。<text:span text:style-name="T3"><text:line-break/><text:line-break/></text:span>阿帕契打卡風波事發至今，我哭過三次，第一次在桃園地檢署，經過一整天的偵訊，看到這麼多好朋友被我牽累，我走到角落情緒崩潰地大哭，即便如此，個性好強的我，眼淚擦一擦走出地檢署，在鏡頭前面道歉的時候，心裡面我都在告訴自己不准掉一滴眼淚！<text:span text:style-name="T3"><text:line-break/><text:line-break/></text:span>第二次，記者說有匿名爆料，指控我的家人，個人業個人擔，這種抄家滅門的牽拖式爆料，對於沒有辦法好好保護到我的家人，我又再次崩潰地大哭。<text:span text:style-name="T3"><text:line-break/><text:line-break/></text:span>第三次，今天早上我一面看報紙一面大哭，傻女孩，有什麼事情走不下去，要選擇做傻事！？妳還這麼年輕，前程似錦，怎麼會這麼想不開？<text:span text:style-name="T3"><text:line-break/><text:line-break/></text:span>我決定，今天打開臉書，勇敢面對。<text:span text:style-name="T3"><text:line-break/><text:line-break/></text:span>頭幾天，記者每天在家門口守候，我根本沒有辦法出門，我也不敢出門，所有的家務事都是由老公一肩扛，還拜託女朋友幫我買菜，直到最近這幾天生活漸漸回復正常，我開始出門接觸人群。偶爾會有路人走過來拍拍我的肩膀給我加油打氣，當然也會有路人對我投射異樣的眼光，但我若淡淡的回看，對方反而會立即把眼睛撇開，也許是不屑看我吧！也許是要趕回鍵盤前在版上補罵我兩句吧！無論如何，我心想，最壞的不過也就是如此。<text:span text:style-name="T3"><text:line-break/><text:line-break/></text:span>在新聞吵得沸沸揚揚的時候，朋友叫我關電視，叫我不要再看了，我偏不！名嘴講的口沫橫飛，報章雜誌的連環式報導，每一個我都看過，就連在這裡，臉書上批評的留言，我從未刪過任何一條，而且我都有細細讀完。所有的事情不管是真是假，斷章取義還是添油加醋，在這時候我是全民公敵，多講只會多錯，我默默地在家沉潛，閉上嘴巴，告訴我自己，這是我要經歷的人生課題，無論未來發展如何，我要從中記取教訓、學習智慧、學習謙卑。<text:span text:style-name="T3"><text:line-break/><text:line-break/></text:span>在這一場獵巫風潮中，我很清楚被綁在木椿上焚燒的滋味，我每天都在向上天禱告，祈禱上天保佑謾罵者能夠生活幸福美滿，因為我相信唯有快樂、滿足的人，才能散發馨香，傳播正面的能量。<text:span text:style-name="T3"><text:line-break/><text:line-break/></text:span>任何覺得自己被霸凌的人，請你聽我說，每一個人都是獨特的個體，每一個人都有自由的思想，社交網路的流行也造就了大家對留言的得失心，但是文字畢竟只是文字，他人的文字沒有辦法斷定你的自我價值，他人的文字沒有辦法替你活出生命，不要讓他人的言行綁架了你！<text:span text:style-name="T3"><text:line-break/><text:line-break/></text:span>謾罵的酸民不是我們的嘴，下筆的記者不是我們的手，我們無法改變他人的思想，唯有強化自己！<text:span text:style-name="T3"><text:line-break/><text:line-break/></text:span>共勉之～</text:p>
      <text:p text:style-name="P1"><text:span text:style-name="T1">陳真</text:span><text:s/>  |  2015.04.29 01:13   |   <text:a xlink:type="simple" xlink:href="http://palinfo.habago.org/Entry?Command=Information_PrintForum&amp;iPage=314#FORUM33861"><text:span text:style-name="T2">#</text:span></text:a></text:p>
      <text:p text:style-name="P2">看這種典型的<text:span text:style-name="T3"><text:s/>"</text:span>台式<text:span text:style-name="T3">" </text:span>劇情簡介或影評，真的不是普通的難受；真不知道有些人的腦袋究竟怎麼了，是在看電影還是在想電影？隨便找一個小學生來寫影評，肯定都會寫得比市面上氾濫成災的這類<text:span text:style-name="T3"><text:s/>"</text:span>影評<text:span text:style-name="T3">" </text:span>要好上一百倍。</text:p>
      <text:p text:style-name="P1">Tina Hsiao   |  2015.04.28 12:06   |   <text:a xlink:type="simple" xlink:href="http://palinfo.habago.org/Entry?Command=Information_PrintForum&amp;iPage=314#FORUM33860"><text:span text:style-name="T2">#</text:span></text:a></text:p>
      <text:p text:style-name="P4"><text:span text:style-name="T1">剛剛很開心看到一則電影訊息，在這邊跟大家分享一下：</text:span><text:line-break/><text:span text:style-name="T1">庫斯杜力卡</text:span>Emir Kusturica<text:span text:style-name="T1">導演的《地下社會》</text:span>UNDERGROUND5/15<text:span text:style-name="T1">要重新上映，上映地點：光點華山、真善美劇院、信義威秀</text:span><text:line-break/><text:span text:style-name="T1">這邊可以買預售票：</text:span><text:line-break/>http://tickets.books.com.tw/progshow/01030001420100<text:line-break/><text:line-break/><text:span text:style-name="T1">另外，高雄市電影館最近也推出女神殿</text:span><text:s/><text:span text:style-name="T1">影展</text:span>/<text:span text:style-name="T1">攝影展</text:span><text:line-break/><text:span text:style-name="T1">展映日期：</text:span>2015-04-21 ~ 2015-05-07<text:line-break/><text:span text:style-name="T1">有許多法國大導演的知名作品上映，像是高達導演的輕蔑</text:span><text:s/>(<text:span text:style-name="T1">數位修復版</text:span>)<text:line-break/><text:span text:style-name="T1">放映時間：</text:span>2015-04-23 14:00<text:line-break/><text:span text:style-name="T1">放映時間：</text:span>2015-04-26 14:00<text:line-break/><text:span text:style-name="T1">放映時間：</text:span>2015-04-29 19:00<text:line-break/><text:span text:style-name="T1">放映時間：</text:span>2015-05-07 19:00<text:line-break/><text:span text:style-name="T1">詳細內容可以參考以下的網址：</text:span><text:line-break/>http://kfa.kcg.gov.tw/n/reflect/movie.php?catid=564</text:p>
      <text:p text:style-name="P1">Ching huei   |  2015.04.27 00:03   |   <text:a xlink:type="simple" xlink:href="http://palinfo.habago.org/Entry?Command=Information_PrintForum&amp;iPage=314#FORUM33859"><text:span text:style-name="T2">#</text:span></text:a></text:p>
      <text:p text:style-name="P2">管先生這篇文章很長，以下是文本最後兩段。<text:span text:style-name="T3"><text:line-break/><text:line-break/></text:span>江蕙不捨藝人<text:span text:style-name="T3">cindy</text:span>輕生，做為一名擁有廣大歌迷的公眾人物，她的發言並無不當，言論自由當然不是無限上綱，網路霸凌的問題，歐盟好像已經立法處理，或是討論中？江蕙的發言簡短，抒情，真摯，仍然可以因此而生是非，讓人藉題發揮牽扯國政一吐胸臆。<text:span text:style-name="T3"><text:line-break/><text:line-break/></text:span>這種是非視聽，怎會不挫折一塊土地的淳善風氣呢！難道，我們對於自由社會的認知，真有這麼截然不同的看法和需要？如果是，那可能需要更大更多的克制，才能保障歧異。<text:span text:style-name="T3"><text:line-break/>________________________________________<text:line-break/><text:line-break/></text:span>恭請江蕙出任中國政協委員（管仁健）<text:span text:style-name="T3"><text:line-break/><text:line-break/>NewTalk </text:span>新頭殼<text:span text:style-name="T3"> | </text:span>新頭殼<text:span text:style-name="T3"> – 2015</text:span>年<text:span text:style-name="T3">4</text:span>月<text:span text:style-name="T3">25</text:span>日<text:span text:style-name="T3"><text:s/></text:span>下午<text:span text:style-name="T3">4:06<text:line-break/><text:line-break/></text:span>當然，我們好不容易走出戒嚴時代，搶回了憲法明定人民該有的言論自由，但「台灣言論太自由」這種謬論，江蕙絕非始作俑者，成龍早在<text:span text:style-name="T3">2009</text:span>年的海南博鰲亞洲論壇時就公開說：「香港和台灣因太自由而很亂，所以中國人一定是需要管的，否則便會為所欲為」。<text:span text:style-name="T3">2012</text:span>年他接受《南方人物周刊》訪問時，就「中國人是否需要文化自由」的問題時，再次重申「中國人一定要管」。<text:span text:style-name="T3"><text:line-break/><text:line-break/></text:span>江蕙既然對「台灣言論太自由」這麼反感，我們也不可能再請宋楚瑜回鍋當新聞局長，宣布封麥之後的江蕙，日後在台灣還有什麼鴻圖大展的機會呢？我是誠懇地奉勸她「大膽西進」，如今大哥級的成龍因兒子吸毒，背後靠山周永康又倒台了，空出來的這席「中國政協委員」，有誰比台語歌天后江蕙更適合呢？</text:p>
      <text:p text:style-name="P1"><text:span text:style-name="T1">陳真</text:span><text:s/>  |  2015.04.26 16:42   |   <text:a xlink:type="simple" xlink:href="http://palinfo.habago.org/Entry?Command=Information_PrintForum&amp;iPage=314#FORUM33858"><text:span text:style-name="T2">#</text:span></text:a></text:p>
      <text:p text:style-name="P3"><text:span text:style-name="T3">(3) </text:span>病識感<text:span text:style-name="T3"><text:line-break/><text:line-break/></text:span>一個被告，跑去找律師，總是努力訴說對自己有利的論點；但病患看醫生，卻是盡量想讓醫生知道自己各種不利的毛病與症狀。不過，我這一科可不一定了；病得越重的，通常越沒有病識感；你說他有病，應該趕快治療，他罵說醫生你才有病，藥你自己吃。<text:span text:style-name="T3"><text:line-break/><text:line-break/></text:span>台灣社會自然是屬於後者，不但缺乏病識感，而且以症狀為榮；動不動就是深化民主，台灣之光，<text:span text:style-name="T3">"</text:span>全世界都在看<text:span text:style-name="T3">" </text:span>云云。誰敢說一句不是，賣台、辱台的大帽子就會往頭上扣。<text:span text:style-name="T3"><text:line-break/><text:line-break/></text:span>缺乏病識感有幾種固定措詞與思維特徵，一是<text:span text:style-name="T3"><text:s/>"</text:span>舉世皆然<text:span text:style-name="T3">"</text:span>，二是<text:span text:style-name="T3"><text:s/>"</text:span>沒什麼<text:span text:style-name="T3">"</text:span>，不用大驚小怪，遠目，微笑，故做高遠睿智狀，三則強調這<text:span text:style-name="T3"><text:s/>"</text:span>只是少數人的行為<text:span text:style-name="T3">"</text:span>，一副客觀理性貌，四最嚴重，反倒以症狀為榮，說<text:span text:style-name="T3"><text:s/>"</text:span>這才是正港的台灣郎啦<text:span text:style-name="T3">!"</text:span>。<text:span text:style-name="T3"><text:line-break/><text:line-break/></text:span>你說<text:span text:style-name="T3"><text:s/>"</text:span>出人命了<text:span text:style-name="T3">"</text:span>，他說，人命可貴，但哪個地方不死人？你罵貪污，他眉頭深鎖，嗯，是貪污，但全世界哪個政府不貪污？你批評交通惡劣，他說，天底下，交通死傷多得是。不管你說什麼，他都說舉世皆然。<text:span text:style-name="T3"><text:line-break/><text:line-break/>"</text:span>思想<text:span text:style-name="T3">" </text:span>這東西沒什麼特別，我看不出古往今來世上有哪位所謂思想家的思想有多麼深奧難懂；但話雖如此，思想就如同任何一門學問例如數學一樣，仍然具有一定的難度與深度。但我發現，一旦遇到群眾，這一切全可拋諸腦後，你只能反覆講述幼稚園第一課，回應一些蠢到爆但卻完全不知道自己很蠢的普遍言論。<text:span text:style-name="T3"><text:line-break/><text:line-break/></text:span>你得了癌症，去找醫生，如果醫生告訴你說舉世皆然，天底下哪個地方沒有癌症？不知道你聽了做何感想？比方說英國法國德國等等，當然也都會有交通事故工安事件或黑心食品，但這叫<text:span text:style-name="T3"><text:s/>"</text:span>舉世皆然<text:span text:style-name="T3">" </text:span>嗎？牙籤雖然也是一種木材，但它跟阿里山神木能相提並論嗎？<text:span text:style-name="T3"><text:line-break/><text:line-break/></text:span>還有一說是<text:span text:style-name="T3"><text:s/>"</text:span>沒什麼<text:span text:style-name="T3">"</text:span>。反正死是死道友，不是死貧道，當然沒什麼。這類喜歡故做冷靜深邃狀的高遠睿智人士，當他是某種不利事件的當事人時，我敢保證他比誰都不冷靜。對此我還不曾見過一個例外。<text:span text:style-name="T3"><text:line-break/><text:line-break/></text:span>最常聽到的說法是<text:span text:style-name="T3"><text:s/>"</text:span>這只是少數人的行為<text:span text:style-name="T3">"</text:span>。當你煮一鍋飯，估計約有<text:span text:style-name="T3"><text:s/>20 </text:span>萬顆米粒時，裏頭竟冒出<text:span text:style-name="T3"><text:s/>20 </text:span>顆老鼠屎，比例雖然僅佔萬分之一，你會覺得沒什麼嗎？一杯花茶飲料，農藥超標五百倍，但它所佔的比例卻只不過是整杯飲料重量的數十億萬分之一，但你敢喝嗎？<text:span text:style-name="T3"><text:line-break/><text:line-break/></text:span>最病態的當然是<text:span text:style-name="T3"><text:s/>"</text:span>以症狀為榮<text:span text:style-name="T3">" </text:span>這一型，往往是台灣主流思維；一個病，他不但不以為意，反倒驕傲得意，說是台灣之光，民主的深化。<text:span text:style-name="T3"><text:line-break/><text:line-break/></text:span>我打字比講話速度快三倍，寫這類通俗文字，一分鐘更是可以寫上一兩百個字。雖然所花時間不多，但回應或講述這樣一些沒有營養的東西，感覺還是挺浪費時間。一個數學家，如果他總是只能回應<text:span text:style-name="T3">3</text:span>加<text:span text:style-name="T3">5</text:span>等於<text:span text:style-name="T3">12</text:span>這樣一些蠢問題，心中挫折可想而知。<text:span text:style-name="T3"><text:line-break/><text:line-break/></text:span>我能理解李敖為什麼說<text:span text:style-name="T3"><text:s/>"</text:span>有些話不該由他來說了<text:span text:style-name="T3">"</text:span>，因為我們已經說得夠久說得夠多，同時也承受得夠慘；而且，就像李敖說的，學生不能質問老師怎麼不用寫作業？因為老師早已過了<text:span text:style-name="T3"><text:s/>"</text:span>寫作業<text:span text:style-name="T3">" </text:span>的階段。<text:span text:style-name="T3"><text:line-break/><text:line-break/></text:span>可我不太能理解，為何一個社會的普遍智能與道德素質，竟然會墮落與退化到這種接近蛆類生物的地步？這絕非舉世社會常態，更不是少數人的作為，而是這島上一種舉世罕見的<text:span text:style-name="T3"><text:s/>"</text:span>去大腦<text:span text:style-name="T3">" </text:span>、<text:span text:style-name="T3">"</text:span>去良知<text:span text:style-name="T3">" </text:span>的普遍現象：只要我喜歡，有什麼不可以？只要顏色不對，就是敵人；只要目的能得逞，只要能傷害敵人或任何看不順眼的人，任何手段都可以合理化，造謠抹黑污衊羞辱等等等，無所不用其極，手段越是卑劣，反倒越是英雄。<text:span text:style-name="T3"><text:line-break/><text:line-break/></text:span>最近看到一位前自立晚報的記者吳典蓉寫篇文章<text:span text:style-name="T3">(</text:span>這記者三十幾年來其實表現十分良好<text:span text:style-name="T3">)</text:span>，聲援什麼<text:span text:style-name="T3"><text:s/>"</text:span>婉君<text:span text:style-name="T3">" (</text:span>網軍<text:span text:style-name="T3">)(</text:span>婉君這種詞，我實在說不出口，只要是台灣人的慣用語，我都用不慣<text:span text:style-name="T3">)</text:span>。聲援的理由是說網路是多麼有助於民主人權的一種偉大發明。這話在西方世界或許是對的，但在台灣卻恰好相反，變成一種主流暴民橫行無阻、傷害醜化少數異己及弱勢一方的血滴子。誰敢攖其鋒，誰便身敗名裂，一身污名。<text:span text:style-name="T3"><text:line-break/><text:line-break/></text:span>吳典蓉這樣一種<text:span text:style-name="T3"><text:s/>"</text:span>網路有什麼不好？<text:span text:style-name="T3">" </text:span>的辯護，就好像當我們批評台灣人開車橫衝直撞，不把他人生命當一回事時，卻有人跳出來辯護說：紅綠燈與斑馬線是現代文明的重要設計，有什麼不好？我們聽了，將一頭霧水，因為這時候並不是在討論紅綠燈好不好或斑馬線應不應該存在，而是在討論為什麼這島上的人們普遍無法遵守這一切現代科技產物的基本規範？<text:span text:style-name="T3"><text:line-break/><text:line-break/></text:span>當一種制度或設計，完全以拳頭勢力論強弱時，拳頭大的一方就是王，這時候，還會有自由可言嗎？少數人或弱勢一方，還敢講話嗎？<text:span text:style-name="T3"><text:line-break/><text:line-break/></text:span>吳典蓉還寫一堆，說匿名是一種自由，為什麼不能匿名？匿名當然是一種自由，但匿名抹黑、造謠、羞辱或侵犯隱私等等等，卻不是自由。<text:span text:style-name="T3"><text:line-break/><text:line-break/></text:span>這麼簡單的一些道理，我們卻在這島上足足講了三十多年或甚至半個世紀，情況不但沒有一絲改善，反倒逐年惡化，變本加厲。過去人們好歹把它看成一種病，看成一種醜陋的民族性，如今連病識感都消失了，竟把無孔不入、無惡不作、為所欲為、令人噤聲的暴民文化說成民主深化，說成公義的高舉，人民的大勝利。<text:span text:style-name="T3"><text:line-break/><text:line-break/></text:span>念大學時，校園內經常出現抹黑我的黑函，說我是黨外地痞流氓的走狗之類，甚至還會質問我我從反民主、反政府的各種陰謀擾亂社會的黑心勾當中究竟賺了多少黑心錢。<text:span text:style-name="T3"><text:line-break/><text:line-break/></text:span>有一天，在一次校園活動中，一些同學抓到一個散發這類匿名黑函的同學，他嚇壞了，立刻招供說是教官叫他來散發的。後來，又陸續抓到幾個替情治單位辦事的所謂職業學生。<text:span text:style-name="T3"><text:line-break/><text:line-break/></text:span>這些同學的身份及其惡行，原本都會被公諸於世。但我顧念這些人的名譽，強烈反對其他同學公佈這些匿名抹黑或暗中搞鬼者；只要他們願意改過，持有美名者，就讓他繼續持有美名，沒必要使其身敗名裂。<text:span text:style-name="T3">(</text:span>這類同學，在校通常功課很好，形象清新，飽受學妹們愛戴。黨國最喜歡吸收這種人。<text:span text:style-name="T3">)<text:line-break/><text:line-break/></text:span>從這裏，你可以看出一種對於惡事在態度上很大的不同。三十幾年前那個政治高壓年代，主流媒體及政客雖然跟現在一樣卑鄙黑暗，無數被洗腦的追隨者及年輕一代，雖然跟現在一樣蠢不可及，但是，當匿名抹黑、散發黑函這樣的事被抓到後，當事人的表現卻是痛哭流涕，羞愧難當；一般同學對於這類陰暗人事物的反應更是十分鄙視，於是也才有所謂若公佈其身份將使其身敗名裂的問題。<text:span text:style-name="T3"><text:line-break/><text:line-break/></text:span>但是，這年代，即便再怎麼卑劣無恥陰暗齷齪的抹黑造謠或冒名製造是非等等行徑，卻根本引不起人們的一絲厭惡與不屑。只要顏色對了，再怎麼陰暗齷齪都是英雄，都是愛台的偉大義舉。旁觀者更是無所謂，反正受害人不是我就好。<text:span text:style-name="T3"><text:line-break/><text:line-break/></text:span>在過去，卑劣齷齪的陰暗事，很久很久偶爾發生一次就讓大家印象很深刻。但這年頭，匿名造謠抹黑羞辱等等卑鄙齷齪的陰暗事卻分分秒秒在網路上不斷發生。人們不但不以為意，反倒很得意地說這就是民主。<text:span text:style-name="T3"><text:line-break/><text:line-break/></text:span>我只能說，希望很久之後的有一天，當人們回顧這一切時，能為惡行之曾經橫行無阻感到駭然，從而對人性之滄桑，心生憐憫，悲從中來。</text:p>
      <text:p text:style-name="P1"><text:span text:style-name="T1">陳真</text:span><text:s/>  |  2015.04.26 02:24   |   <text:a xlink:type="simple" xlink:href="http://palinfo.habago.org/Entry?Command=Information_PrintForum&amp;iPage=314#FORUM33857"><text:span text:style-name="T2">#</text:span></text:a></text:p>
      <text:p text:style-name="P2"><text:span text:style-name="T3">(2) </text:span>誰人之死？<text:span text:style-name="T3"><text:line-break/><text:line-break/></text:span>我常提起李敖沒錯，但我並不認為他是先知。我自然也不認為有誰是。<text:span text:style-name="T3"><text:line-break/><text:line-break/></text:span>至於李敖引用的那段話<text:span text:style-name="T3"><text:s/>"If I had time to explain the difference (between time and eternity), it would take eternity for you to understand it." </text:span>是錯的，那是愛因斯坦回答一位美國婦女對其相對論的發問，不是<text:span text:style-name="T3"><text:s/>Martin Buber </text:span>講的。如果你了解<text:span text:style-name="T3"><text:s/>Buber</text:span>的思想及為人，就知道他應該不可能講出這樣的話。<text:span text:style-name="T3"><text:line-break/><text:line-break/></text:span>打從兩千五百年前蘇格拉底整天探究個不停開始，一直到笛卡兒的<text:span text:style-name="T3"><text:s/>"</text:span>我思故我在<text:span text:style-name="T3">"</text:span>，西方哲學有這樣一種<text:span text:style-name="T3"><text:s/>"</text:span>以我為尊、認識世界<text:span text:style-name="T3">" </text:span>的思想傳統，開啟了知識論，自然也開啟了科學，於是世界種種變成<text:span text:style-name="T3"><text:s/>"</text:span>我<text:span text:style-name="T3">" </text:span>的思索與探究的<text:span text:style-name="T3"><text:s/>"</text:span>對象<text:span text:style-name="T3">"</text:span>；彷彿我是活的，而對象是死的；我是動態的，主動的，而世界及其萬物就只是一個個被動、靜待觀察與型塑的概念對象。<text:span text:style-name="T3"><text:line-break/><text:line-break/></text:span>我常說，我們不可能親知萬物，自然也就不可能避免形成概念，藉以理解世界，但在概念化的同時，世界枯萎了，生命消失了，而<text:span text:style-name="T3"><text:s/>"</text:span>我<text:span text:style-name="T3">" </text:span>呢？豈有可能獨自燦爛？<text:span text:style-name="T3"><text:line-break/><text:line-break/>Buber </text:span>的思想核心，就是希望讓異化於<text:span text:style-name="T3"><text:s/>"</text:span>我<text:span text:style-name="T3">" </text:span>之<text:span text:style-name="T3"><text:s/>"</text:span>外<text:span text:style-name="T3">" </text:span>的乾枯世界與萬物，又重新回復其應有的血肉。世界與萬物不再是沒有生命的<text:span text:style-name="T3"><text:s/>"</text:span>它<text:span text:style-name="T3">"</text:span>，而是親愛的你、活蹦亂跳的你、血肉如斯的你、<text:span text:style-name="T3">"</text:span>永恆的你<text:span text:style-name="T3">"</text:span>；你跟我之間不但距離拉近，而且處於一種平等互動的<text:span text:style-name="T3"><text:s/>"</text:span>關係<text:span text:style-name="T3">" </text:span>中。在這樣一種關係中，上帝將會顯現祂永恆的容顏。<text:span text:style-name="T3"><text:line-break/><text:line-break/>Buber </text:span>認為，我們不可能關起門來追尋上帝，上帝<text:span text:style-name="T3">(</text:span>或說永恆<text:span text:style-name="T3">)</text:span>不是那樣一種存在物；我只能在<text:span text:style-name="T3"><text:s/>"</text:span>你我之間<text:span text:style-name="T3">" </text:span>這樣一種充滿血肉的關係中去尋找；透過<text:span text:style-name="T3"><text:s/>"</text:span>你<text:span text:style-name="T3">"</text:span>，<text:span text:style-name="T3">"</text:span>我<text:span text:style-name="T3">" </text:span>也將於焉誕生。<text:span text:style-name="T3"><text:line-break/><text:line-break/></text:span>聖經不是說<text:span text:style-name="T3"><text:s/>"</text:span>太初有道<text:span text:style-name="T3">" </text:span>嗎？道就是話語<text:span text:style-name="T3">(word)</text:span>。歌德和維根斯坦把它改為<text:span text:style-name="T3"><text:s/>"</text:span>太初有為<text:span text:style-name="T3">"</text:span>，為就是行為<text:span text:style-name="T3">(deed)</text:span>，意即唯有實踐，唯有作為，萬物生命與概念方才取得真實意義。<text:span text:style-name="T3"><text:line-break/><text:line-break/></text:span>至於<text:span text:style-name="T3">Buber</text:span>呢，他說<text:span text:style-name="T3"><text:s/>"</text:span>太初有關係<text:span text:style-name="T3">"</text:span>，什麼關係？就是你我之間這樣一種關係；在這關係中，你不再是<text:span text:style-name="T3"><text:s/>"</text:span>它<text:span text:style-name="T3">"</text:span>，不再是一種抽象概念，而是一種血淋淋的存在；透過這樣一種血肉關係，<text:span text:style-name="T3">"</text:span>我<text:span text:style-name="T3">" </text:span>也方才活生生地誕生，從而真正意識到那概念不可及的<text:span text:style-name="T3"><text:s/>"</text:span>永恆<text:span text:style-name="T3">"</text:span>。於是<text:span text:style-name="T3">Buber </text:span>說了句名言，<text:span text:style-name="T3">"</text:span>所有真實的生命都是一場相遇<text:span text:style-name="T3">"</text:span>。唯有當我遇見<text:span text:style-name="T3"><text:s/>"</text:span>你<text:span text:style-name="T3">" (</text:span>而不是它<text:span text:style-name="T3">)</text:span>，<text:span text:style-name="T3">"</text:span>我<text:span text:style-name="T3">" </text:span>才終於活了過來。<text:span text:style-name="T3"><text:line-break/><text:line-break/></text:span>你的死，我無法不動心，因為你不是別人，你其實就是我；或者說，你是你，我是我，但我中有你，你中有我。<text:span text:style-name="T3">"</text:span>你<text:span text:style-name="T3">" </text:span>自然也不是什麼遠在天邊的稀客貴人，而是生活周遭識與不識的芸芸眾生。<text:span text:style-name="T3">Buber</text:span>相信，在<text:span text:style-name="T3"><text:s/>"</text:span>你我之間<text:span text:style-name="T3">" </text:span>這樣一種<text:span text:style-name="T3"><text:s/>"</text:span>相遇<text:span text:style-name="T3">" </text:span>中，話語或對話也才有可能存在，並因此顯得珍貴。<text:span text:style-name="T3"><text:line-break/><text:line-break/></text:span>維根斯坦常說，他的一切寫作全是<text:span text:style-name="T3"><text:s/>"</text:span>竊竊私語<text:span text:style-name="T3">"</text:span>，但即便是對著牆壁自言自語，心裏也必然有個聽眾。那個聽眾不是別人，就是<text:span text:style-name="T3"><text:s/>"</text:span>你<text:span text:style-name="T3">"</text:span>，用維根斯坦的話來說就是<text:span text:style-name="T3"><text:s/>"</text:span>那些跟我呼吸著同樣空氣的人<text:span text:style-name="T3">"</text:span>。<text:span text:style-name="T3"><text:line-break/><text:line-break/></text:span>講這些很容易，你若願意，隨時能寫成一篇又一篇酷炫艱澀的學術論文。重點是，你究竟是不是真的相信真的在乎？還是<text:span text:style-name="T3"><text:s/>"</text:span>它<text:span text:style-name="T3">" </text:span>其實也只是你行使概念的一種話語演出而已？<text:span text:style-name="T3"><text:line-break/><text:line-break/>20</text:span>幾年前，金炳興有部片叫《我為妳狂》，我至今仍常唱著它的歌。一對男女相愛，愛到如此之深，竟把對方給殺了。剛上大學時，我書桌牆上也始終貼了張小紙條，寫著「我為妳狂」四個字。旁人見著，總以為是某位少女，其實不是。她是我媽，有心臟病，當我還在念國中時，她每每在看病時就會跟醫生說她小孩將來會把她的病醫好。但就在我當醫生的第一年，她死了。生前因為種種人禍包括政治，我們已兩、三年沒能見面，就連最後一面也沒見著。我之前無法想像，一個人的死，竟能把另一個人的所有明天也帶走。<text:span text:style-name="T3"><text:line-break/><text:line-break/></text:span>知道一件事跟了解它是兩回事，了解它跟在乎它卻又是另一回事。一場戰爭，一段悲劇，一些陌生人的處境，要知道這些事很容易，但重要的是它究竟傷你有多深？<text:span text:style-name="T3"><text:line-break/><text:line-break/></text:span>沈從文有篇小說，三個女生感情深厚，一個在革命中死了，另一個知道噩耗後決定明天去告訴另一個，她心裏想著：明天一早就告她此事，「給她一個重重的打擊」。我讀此言，感動甚深。<text:span text:style-name="T3"><text:line-break/><text:line-break/></text:span>還記得路易馬盧的《鬼火》嗎？一個憂鬱的人在親友無謂的寒喧中更憂鬱了，後來舉槍對著心臟自殺，留下一些話：「我不再愛妳，而妳也不再愛我，我們之間的連結鬆了，我的死，要在妳心頭打下一個傷痕，打下一個深深的印子，把鬆掉的關係給重新拉緊。」<text:span text:style-name="T3"><text:line-break/><text:line-break/></text:span>我們或許無法制止一場戰爭一場饑荒或一場又一場的暴行，但它或許能在你我心頭劃出一道道傷痕，打下一個個深深的印子。總有一天，藉著這樣的印記，我們會在另一個時空重逢，就像一個破碎的家總有一天會再團聚那樣。</text:p>
      <text:p text:style-name="P5"/>
      <text:p text:style-name="P1"><text:span text:style-name="T1">丁迅之</text:span><text:s/>  |  2015.04.25 14:37   |   <text:a xlink:type="simple" xlink:href="http://palinfo.habago.org/Entry?Command=Information_PrintForum&amp;iPage=315#FORUM33856"><text:span text:style-name="T2">#</text:span></text:a></text:p>
      <text:p text:style-name="P2">　　常看陳真先生提到李敖。這幾天，敖之終於發表了新書，《雖千萬人，李敖往矣》與《李敖風流自傳》。其中，網路上可以預先看到的文字，有篇描述了先知之苦。<text:span text:style-name="T3"><text:line-break/><text:line-break/>==<text:line-break/><text:line-break/></text:span>　　給他們時間，但我不再給我時間了／李敖<text:span text:style-name="T3"><text:line-break/><text:line-break/></text:span>　　我一生被蠢人罵，自台灣而海外而海內而大陸，不知凡幾。最近最流行的罵法，是我應該慶幸被蔣介石關。這真是賤種邏輯。若說李敖應該慶幸被蔣介石關而沒被毛澤東關，因為毛會殺他。同一邏輯：應該慶幸被毛關而沒被希特勒（<text:span text:style-name="T3">Hitler</text:span>）關，因為希特勒會放毒氣毒他。更應該慶幸被希特勒關而沒被阿敏（<text:span text:style-name="T3">I. Amin</text:span>）關，因為阿敏會吃人肉吃他。依此類推，只要找個更狠的王九蛋、王十蛋、王十一蛋，就可開脫王八蛋了。怪哉怪哉！他們這些蠢人，太怪了吧？一位女士問猶太宗教哲學家馬丁．布勃（<text:span text:style-name="T3">Martin Buber</text:span>）：時間與永恆之別在那裡？布勃說：即使我肯花時間說給你聽，你也得經過永恆去了解它（<text:span text:style-name="T3">It would take an eternity for you to com­prehend it.</text:span>）。對先知說來，他必須有心理準備：蠢人可能跟不上你，他們尚在永恆中浮沉，要給他們時間來罵你。雖然，我已八十歲，能給出的罵我時間也不多了。但罵不罵我，已被我「耳順」掉了，我的人生方向，顯然已經意不在此。我要把我的餘生主力，用在永恆的、世界性的文學作品上，像我一九九一年寫的「北京法源寺」、二○○一年寫的「上山．上山、愛」、二○○三年寫的「紅色<text:span text:style-name="T3">11</text:span>」、二○○八年寫的「虛擬的十七歲」、二○一○年寫的「陽痿美國」、二○一一年寫的「第<text:span text:style-name="T3">73</text:span>烈士」。除了這類頂尖的書，我將「老棄台灣」、也「老棄祖國」。也不是很多話不該說，只是不該我說了。我給他們時間，但我不再給我時間了。八十歲了，我更朝前走了。<text:span text:style-name="T3"><text:line-break/><text:line-break/></text:span>《李敖風流自傳》</text:p>
      <text:p text:style-name="P1"><text:span text:style-name="T1">陳真</text:span><text:s/>  |  2015.04.25 12:45   |   <text:a xlink:type="simple" xlink:href="http://palinfo.habago.org/Entry?Command=Information_PrintForum&amp;iPage=315#FORUM33855"><text:span text:style-name="T2">#</text:span></text:a></text:p>
      <text:p text:style-name="P3"><text:span text:style-name="T3">(1) </text:span>為了一個人<text:span text:style-name="T3"><text:line-break/><text:line-break/></text:span>我打算寫的這些，當然不是什麼<text:span text:style-name="T3"><text:s/>"</text:span>為了台灣好<text:span text:style-name="T3">"</text:span>；台灣好不好，我無從表態，因為我不覺得任何人有這項拯救這個病態社會的義務。<text:span text:style-name="T3"><text:line-break/><text:line-break/></text:span>就好像假若我有些鄰居，個個很有錢，但卻品性不端，行事邪門，心眼很壞，而且又髒又亂。不過，他們覺得這樣很棒很勇，好開心，自我滿意度很高，覺得這才是正港的台灣郎，真正的民主自由。這時候，我<text:span text:style-name="T3"><text:s/>"</text:span>該<text:span text:style-name="T3">" </text:span>去拯救他們嗎？當然沒有這個<text:span text:style-name="T3"><text:s/>"</text:span>該<text:span text:style-name="T3">"(ought)</text:span>字。<text:span text:style-name="T3"><text:line-break/><text:line-break/>"</text:span>該<text:span text:style-name="T3">"</text:span>，意味著一種<text:span text:style-name="T3"><text:s/>"</text:span>必須去做的<text:span text:style-name="T3">" </text:span>道德義務，但在這種狀況下，<text:span text:style-name="T3">"</text:span>該<text:span text:style-name="T3">" </text:span>字並不存在，因為對方並非受到任何壓迫使然，何來<text:span text:style-name="T3"><text:s/>"</text:span>拯救<text:span text:style-name="T3">"</text:span>？<text:span text:style-name="T3"><text:line-break/><text:line-break/>"</text:span>該<text:span text:style-name="T3">" </text:span>字不但不存在，你若<text:span text:style-name="T3"><text:s/>"</text:span>硬要<text:span text:style-name="T3">" </text:span>去<text:span text:style-name="T3"><text:s/>"</text:span>救<text:span text:style-name="T3">" </text:span>他，也許反而會有一些道德問題產生，因為你的<text:span text:style-name="T3"><text:s/>"</text:span>拯救<text:span text:style-name="T3">" </text:span>預設了一種否定，否定對方的基本理性與德性；也就是說，連這麼基本的德性和理性都會出問題，意味著對方已經無法自理，缺乏行為能力。這時候，我們只能選擇撒手不管，或是把他們當成動物一般來進行強制管理，因為對方已經不具備管理自己的能力。如果<text:span text:style-name="T3"><text:s/>"</text:span>拯救<text:span text:style-name="T3">" </text:span>台灣是這麼一回事，我倒是不反對。<text:span text:style-name="T3"><text:line-break/><text:line-break/></text:span>我不敢說我看過全世界，但至少對於西方世界略有見聞。華人和洋人的一個基本差異就是缺乏自律能力；稍微擁有一點自由，馬上無限擴大，盡情使壞，完全不在乎他人死活，徹底發揮人性中最邪惡的成份，並為自己謀求最大的利益；甚至為了享受連利益都根本稱不上的一種瞬間爽快，或甚至完全沒有任何利益與快感，他也不會在乎製造他人的巨大傷害與痛苦；甚至從他人的痛苦中反而能獲得一種病態的滿足與興奮；特別是只要四下無人，保證他任何陰暗卑劣的事都絕對幹得出來；人性之壞，似乎完全深不見底。<text:span text:style-name="T3"><text:line-break/><text:line-break/></text:span>在一個社會中，當這樣一種人性之惡，不但不受遏止，反而以民主自由之名，普遍受到極大的鼓舞時，你除了沉默忍耐之外，大概只有移民遠離一途，所謂良禽擇木而棲。特別是下一代，他將來可以窮可以病，但基本品性不能壞，否則生命便沒有意義，他也不可能獲得真正的快樂。<text:span text:style-name="T3"><text:line-break/><text:line-break/></text:span>我講的不是僅具相對意義的一種行為好壞，而是指一種理應不該有任何爭議的絕對道德狀況。當然，也許你會說，台灣還沒壞到這個層次來。對此其實毫無爭論之餘地。宛如美感一事，既是主觀也是客觀。主觀無從爭議，姑且不談；客觀上亦難以否認。<text:span text:style-name="T3"><text:line-break/><text:line-break/></text:span>比方說，我們都知道不該強姦。在印度或非洲或南非等地，強姦卻十分盛行。任何這樣一種敗德本身，並不可怕，因為這些社會絕大多數成員都認為強姦乃卑劣無恥之事。可怕的是，如果有個社會，覺得強姦很好啊，沒什麼啊，民主自由啊，很勇啊，正港的什麼人啊；當大家普遍漠視，不覺得這有什麼不好，或甚至反而強烈鼓舞時，你是不是會覺得這個社會在基本理性和德性上徹底出了問題。這時候，你還能說什麼？<text:span text:style-name="T3"><text:line-break/><text:line-break/></text:span>好比說，當我們討論數學，但有個社會卻普遍這麼說，三加五就是等於五十三啊，三角形的三個角的總和是<text:span text:style-name="T3">500 </text:span>啊，<text:span text:style-name="T3">800</text:span>也可以啦。這時候，除了沉默與駭然，你還能說什麼？<text:span text:style-name="T3"><text:line-break/><text:line-break/></text:span>既無話可說卻依然訴說，總得為了些什麼。當你討論數學，你可以說，為了純粹，為了數學本身；道德美感亦然，我不為別的，只為一個美字；或者你也能說：我不為社會，我只為一個人，一個無辜卻痛苦死去的生命。<text:span text:style-name="T3"><text:line-break/><text:line-break/></text:span>陳真<text:span text:style-name="T3"><text:line-break/><text:line-break/>=========<text:line-break/></text:span>楊又穎自殺亡<text:span text:style-name="T3"><text:s/></text:span>遺書控網路霸凌<text:span text:style-name="T3"><text:line-break/><text:line-break/>2015</text:span>年<text:span text:style-name="T3">04</text:span>月<text:span text:style-name="T3">23</text:span>日<text:span text:style-name="T3"> <text:line-break/><text:line-break/></text:span>楊又穎是網拍界知名的「巴掌臉」麻豆，臉書粉絲團有<text:span text:style-name="T3">26</text:span>萬人氣，但也招來網友匿名謾罵。翻攝臉書<text:span text:style-name="T3"><text:line-break/><text:line-break/></text:span>【綜合報導】<text:span text:style-name="T3"><text:line-break/><text:line-break/></text:span>「新宅男女神」楊又穎前天驚傳在台中住處自殺身亡，家人在她房間發現一封遺書，抱怨網路酸民罵她「很愛假掰，偽善又天真」、「搶人男友，心機重」等。許多粉絲對她輕生上臉書表達不捨，認為「根本是鍵盤殺人！」<text:span text:style-name="T3"><text:line-break/><text:line-break/></text:span>她的父親、農委會前主委彭作奎昨低調到殯儀館處理後事，家屬表示正在整理資料，今上午將開記者會說明，不排除發動串聯反網路霸凌。<text:span text:style-name="T3"><text:line-break/><text:line-break/></text:span>下午二時許，楊女反鎖在中市中興街住家十三樓房內，家人找來鎖匠開門，驚見她躺在床上無生命跡象，趕緊打一一九送醫急救仍不治。由於死者沒有外傷，門窗未被破壞，屋內只有一只氣體鋼瓶，檢警初步研判可能吸氦氣致死。<text:span text:style-name="T3"> <text:line-break/><text:line-break/></text:span>家人擬發動反霸凌<text:span text:style-name="T3"><text:line-break/><text:line-break/></text:span>法醫昨到殯儀館相驗，抽取死者血液鑑驗以確認死因，彭作奎強忍悲痛伴愛女最後一程，不時輕撫愛女臉龐。法醫高大成說，吸氦氣自殺過程痛苦難耐，呼籲切勿用自殺解決問題。<text:span text:style-name="T3"><text:line-break/><text:line-break/></text:span>家人在死者房間發現一封遺書，密密麻麻寫滿整張Ａ４紙，前半段勉勵自己努力工作，後半段抱怨遭網路酸民攻擊，連買東西送人都被同事譏諷「巴結人」，但詳細內容警方不透露。死者的哥哥表示，他已著手整理妹妹留下的遺書及手稿，並指妹妹自殺與感情無關，是工作遭霸凌、在臉書《靠北部落客》遭酸民中傷，妹妹預定周五或周六火化，不排除發動串聯反網路霸凌。<text:span text:style-name="T3"> <text:line-break/><text:line-break/></text:span>彭作奎昨<text:span text:style-name="T3">po</text:span>出與女兒的合照稱，希望女兒「隨時隨地靠在我身邊。」令人鼻酸。<text:span text:style-name="T3"> <text:line-break/><text:line-break/></text:span>父不捨盼女兒長伴<text:span text:style-name="T3"><text:line-break/><text:line-break/></text:span>死者哥哥另在臉書<text:span text:style-name="T3">po</text:span>文：「對於發生這樣的不幸，家人感到震驚與不捨，<text:span text:style-name="T3">Cindy</text:span>有留下一些話想對粉絲們說，我們還需要一些時間整理，謝謝大家體諒，今早十一時家人將統一對外說明。」<text:span text:style-name="T3"> <text:line-break/><text:line-break/></text:span>楊又穎是家中獨生女，上有一個大她十二歲的哥哥，一家四口感情很好，除到台北上通告外，假日都會回台中與家人團聚。痛失愛女的彭作奎昨在女兒靈堂前不發一語，只在臉書貼出他與女兒的合照，還寫「真希望女兒永遠長不大，隨時隨地都靠在我身邊。」<text:span text:style-name="T3"><text:line-break/><text:line-break/></text:span>中興大學主秘陳吉仲表示，彭作奎曾任興大校長，目前是應用經濟系兼任教授，聽到此事學校深感遺憾，盼彭教授節哀。<text:span text:style-name="T3"> <text:line-break/><text:line-break/></text:span>曾抱怨自己被冤枉<text:span text:style-name="T3"><text:line-break/><text:line-break/></text:span>去年十一月楊女曾在臉書留言：「這一年來，那些說是我好朋友的人，你們真的是我的好朋友嗎？」昨她自殺消息傳開，網友紛紛在她臉書留言「難過」、「不捨」，還有網友罵：「酸民的嘴害死一條生命，《靠北部落客》之前把她講得超難聽的。」<text:span text:style-name="T3"><text:line-break/><text:line-break/></text:span>美妝部落客波痞昨晚<text:span text:style-name="T3">po</text:span>出兩張對話截圖，指楊女月初與素未謀面的網友私訊對話，提及「被冤枉、很想自殺」。對方詢問是否因為《靠北部落客》？楊回覆：「對啊！已經低落好久，真的不想活了。」<text:span text:style-name="T3"><text:line-break/><text:line-break/></text:span>《蘋果》統計二○一四年十一月至今年一月底，就有六十五篇匿名網友以「心地（<text:span text:style-name="T3">Cindy</text:span>）楊」、「心機楊」在《靠北部落客》影射她「很愛假掰，偽善又天真」、「拿了廠商的錢不<text:span text:style-name="T3">po</text:span>文」、「產品推薦文仿他人內容去貼文章騙錢。」等負評。<text:span text:style-name="T3"><text:line-break/><text:line-break/></text:span>昨有網友前往《靠北部落客》留言，怒罵：「用匿名方式行霸凌之實，會有報應。」也有網友認為「這個版應關一關。」而《靠北部落客》管理員稍早聲明：「網路霸凌、工作霸凌固然都不對，本專頁已經盡力去審核文章。」<text:span text:style-name="T3"> <text:line-break/><text:line-break/></text:span>「應透過法律譴責」<text:span text:style-name="T3"><text:line-break/><text:line-break/></text:span>彰師大輔導與諮商學系教授郭麗安表示：「鄉民的批評成為最利的殺人武器，鄉民往往認為不必負任何責任，這種行為真的應該透過法律譴責。」</text:p>
      <text:p text:style-name="P1"><text:span text:style-name="T1">隆誌</text:span><text:s/>  |  2015.04.23 13:42   |   <text:a xlink:type="simple" xlink:href="http://palinfo.habago.org/Entry?Command=Information_PrintForum&amp;iPage=315#FORUM33854"><text:span text:style-name="T2">#</text:span></text:a></text:p>
      <text:p text:style-name="P2">看到這則聲明，感到令人唏噓。<text:span text:style-name="T3"><text:line-break/></text:span>反思網路的言論自由，到底成就了什麼？<text:span text:style-name="T3"><text:line-break/></text:span>尤其網路的匿名特性，讓人拋棄社會約束，也扯破道德底線。<text:span text:style-name="T3"><text:line-break/></text:span>純粹基於<text:span text:style-name="T3">“</text:span>你不知道我是誰<text:span text:style-name="T3">”</text:span>，而不去思考自己的言論傷害性和後果。<text:span text:style-name="T3"><text:line-break/><text:line-break/></text:span>隆誌<text:span text:style-name="T3"><text:line-break/>=================================================<text:line-break/></text:span>楊又穎自殺<text:span text:style-name="T3"><text:s/></text:span>兄聲明全文<text:span text:style-name="T3"><text:line-break/><text:line-break/>http://goo.gl/V6s5fe<text:line-break/><text:line-break/></text:span>藝人楊又穎自殺過世，楊又穎兄發表聲明全文如下：<text:span text:style-name="T3"><text:line-break/><text:line-break/></text:span>「各位關心及愛護<text:span text:style-name="T3">Cindy</text:span>的朋友大家好，我是<text:span text:style-name="T3">Cindy</text:span>的哥哥，首先我要向大家說聲抱歉！妹妹<text:span text:style-name="T3">Cindy</text:span>做了不好的示範，身為兄長的我，沒有盡到完善照顧責任，很遺憾。<text:span text:style-name="T3"><text:line-break/><text:line-break/></text:span>過去幾個月來，家人持續陪伴<text:span text:style-name="T3">Cindy</text:span>到醫院就診，從診所到大醫院也到自殺防治中心，沒有辦法讓她回心轉意，最後她仍以讓家人朋友傷心難過方式解決情緒問題，尤其是白髮人送黑髮人的痛苦，我們希望不要再有人經歷，因此說明一下<text:span text:style-name="T3">Cindy</text:span>想留給各位的話。<text:span text:style-name="T3"><text:line-break/><text:line-break/></text:span>她分析她情緒起伏最大原因之一，就是現在網路流行的「污衊式霸凌」，這些匿名攻擊，扭曲事實真相與前因後果，就算反駁，可能會更被排擠討厭，更令她失望的是，抹黑造謠的人很可能就是身邊朋友，刊登出來後還來安慰她不要在意，讓她非常苦惱，不知可相信誰。<text:span text:style-name="T3"><text:line-break/><text:line-break/></text:span>我們一直勸她放寬心，別去理別去看，很遺憾她走不過這個關卡，她在遺書中提到，希望她的死能告訴大家「言語霸凌」值得被重視，雖然她很希望能知道這些匿名攻擊究竟是出自誰，但家人無意把矛頭指向特定對象、特定網站，只希望所有曾在相關網站投稿、按讚、收看與留言的人都能知道，不要以為說幾句話而已、不會怎樣，別成為網路言語霸凌共犯。<text:span text:style-name="T3"><text:line-break/><text:line-break/></text:span>我們社會已習慣各式各樣發言與批評，表面上看似是多元與包容的表現，一旦少了尊重與善意維繫，帶來的可能是紛擾與傷害。<text:span text:style-name="T3"><text:line-break/><text:line-break/>Cindy</text:span>說，「每人都會為保護自己而說謊，但請記得誰也騙不了自己，我將帶著事實到別的地方去，每個人都有每個人的地獄」。網路霸凌讓她身陷憂鬱地獄，只有愛能讓她離苦得樂，我必須感謝粉絲對<text:span text:style-name="T3">Cindy</text:span>的支持，自事件發生後，我妹的手機一直傳來大家安慰的訊息，我們無法解鎖，更捨不得關機，希望妹妹感應到愛她的人遠比抹黑她的人多很多。<text:span text:style-name="T3"><text:line-break/><text:line-break/></text:span>請大家不要再追究誰是霸凌兇手，媒體也保留家人一些隱私空間，讓我們好好與<text:span text:style-name="T3">Cindy</text:span>道別，我們只希望她的離開，喚醒更多人抵制匿名抹黑，我們將在臉書成立反匿名霸凌活動，希望募集夠多力量，以<text:span text:style-name="T3">Cindy</text:span>名義回饋社會，確切如何進行，請容我們思考後再公布在臉書。<text:span text:style-name="T3"><text:line-break/><text:line-break/>Cindy</text:span>是個熱心社會的孩子，我們相信她一定會希望自己繼續帶給社會美麗和溫暖，我們尊重她的遺願，讓<text:span text:style-name="T3">Cindy</text:span>的骨灰植存在新北市金山環保生命園區，讓她的身體回歸大地，化為春泥，守護我們這塊土地上的自然草木，延續生生不息的青春生命。<text:span text:style-name="T3"><text:line-break/><text:line-break/>Cindy</text:span>人生最後一段路，原計畫是家人安靜陪她走完，沒料到引起這麼多關注與關心，我們決定<text:span text:style-name="T3">4/25</text:span>上午<text:span text:style-name="T3">8</text:span>點家祭結束後進行簡單追思祝福會，一了許多粉絲想送<text:span text:style-name="T3">Cindy</text:span>最後一程心願。<text:span text:style-name="T3"><text:line-break/><text:line-break/></text:span>也希望喚起所有陷入困境、想自殺的朋友，請別讓愛你的人和妳愛的人難過傷心，請提起愛惜自己和親人的力量，多給自己兩分鐘，消褪腦海中想傷害自己的念頭，用家人朋友的愛去除種種幽暗絕望的心情。跨過一時的關卡，接下來的人生，一定可走出充滿希望的道路。<text:span text:style-name="T3"><text:line-break/><text:line-break/></text:span>最後我代表<text:span text:style-name="T3">Cindy</text:span>與家人，再次謝謝所有支持及鼓勵過<text:span text:style-name="T3">Cindy</text:span>的好友們，謝謝你們！</text:p>
      <text:p text:style-name="P1"><text:span text:style-name="T1">書熙</text:span><text:s/>  |  2015.04.23 03:19   |   <text:a xlink:type="simple" xlink:href="http://palinfo.habago.org/Entry?Command=Information_PrintForum&amp;iPage=315#FORUM33853"><text:span text:style-name="T2">#</text:span></text:a></text:p>
      <text:p text:style-name="P3">政治人物的文章稍微認真看，就會有好多另人不解的地方。<text:span text:style-name="T3"><text:line-break/><text:line-break/></text:span>「有助成長」這點有很大的解釋空間，但不了解哪裡扯得上「生涯的接軌與發展」。難道國軍還要兼職訓局，當兵要兼做就職訓練<text:span text:style-name="T3">?<text:line-break/><text:line-break/></text:span>套句台北市長的名言，真的是「怪怪的」。</text:p>
      <text:p text:style-name="P1"><text:span text:style-name="T1">陳真</text:span><text:s/>  |  2015.04.23 02:11   |   <text:a xlink:type="simple" xlink:href="http://palinfo.habago.org/Entry?Command=Information_PrintForum&amp;iPage=315#FORUM33852"><text:span text:style-name="T2">#</text:span></text:a></text:p>
      <text:p text:style-name="P2">我曾說過，高中有位化學老師很好笑，他對同學說，實驗題如果不會寫也千萬不要整個空白，多少瞎掰幾句，改卷子的老師也好方便偷偷給你分數。<text:span text:style-name="T3"><text:line-break/><text:line-break/></text:span>例如，<text:span text:style-name="T3">"</text:span>放砝碼的時候，動作不能太大，不能太用力，但也不能不用力，最重要就是力量要輕柔穩健，適可而止<text:span text:style-name="T3">"</text:span>。<text:span text:style-name="T3"><text:line-break/><text:line-break/>"</text:span>加熱時，火不能太大，但也不要太小，太大怕會有危險，太小則費時太久，恐影響實驗的準確性。<text:span text:style-name="T3">" <text:line-break/><text:line-break/>"</text:span>本實驗最重要的原則就是力求準確，但也不能為了準確而不顧安全，兩者絕不可偏廢。<text:span text:style-name="T3">"<text:line-break/><text:line-break/></text:span>至於如果考試考到統獨呢，不能不獨，但也無須太獨，統中有獨，獨中有統，和而不同，同而不和；既不可冒進，但也不可原地踏步，必須穩中求進，進中求穩，思考出一套完美圓融的政策方針，絕不可迴避，必須嚴肅面對，以專業冷靜而且充滿熱情的態度，努力找出問題點，切實加以克服、改善，精益求精，以臻天人合一、人人安居樂業的最高境界。<text:span text:style-name="T3"><text:line-break/><text:line-break/></text:span>陳真<text:span text:style-name="T3"><text:line-break/>=========<text:line-break/></text:span>蔡英文：在全募兵制與全徵兵找出一個制度<text:span text:style-name="T3"><text:line-break/><text:line-break/></text:span>新頭殼<text:span text:style-name="T3"><text:s/>– 2015</text:span>年<text:span text:style-name="T3">4</text:span>月<text:span text:style-name="T3">21</text:span>日<text:span text:style-name="T3"><text:line-break/></text:span>林朝億<text:span text:style-name="T3">/</text:span>綜合報導<text:span text:style-name="T3"><text:line-break/><text:line-break/></text:span>針對執政後，民進黨是否會恢復徵兵制議題，民進黨主席蔡英文今<text:span text:style-name="T3">(21)</text:span>天受訪表示，目前最不應該做的事，就是把兵役制度的議題過度選舉操作，使得社會討論的理性基礎流失。<text:span text:style-name="T3"><text:line-break/><text:line-break/></text:span>她說，回到傳統全徵兵制事實上不太可能，但走向全募兵制遇到困難卻也是不爭的事實，因此必須嚴肅面對，並檢討問題根源，必須要在全募兵制與全徵兵制之間，尋找一個可以達到整體國防目標的最好制度。<text:span text:style-name="T3"><text:line-break/><text:line-break/></text:span>蔡英文指出，若民進黨有機會執政，將會在執政後，做一個總檢討，並且務必達成<text:span text:style-name="T3">2</text:span>個目的：第<text:span text:style-name="T3">1</text:span>、國防能量必須要精實；第<text:span text:style-name="T3">2</text:span>、年輕人在軍中所做的訓練要有助於他們成長，且有助於將來生涯的接軌與發展。<text:span text:style-name="T3"><text:line-break/><text:line-break/></text:span>蔡英文指出，總統領導國家，對於國防事務最重要的責任，就是要確保國家戰力精實，有充沛的國防能量。因此，國防總目標必須先釐清，確立在整體國防軍力的組成上要如何思考，以及究竟要走向什麼樣的兵役制度。這是個對台灣非常重要的課題，應該用專業且冷靜的態度去面對。</text:p>
      <text:p text:style-name="P1"><text:span text:style-name="T1">隆誌</text:span><text:s/>  |  2015.04.19 19:35   |   <text:a xlink:type="simple" xlink:href="http://palinfo.habago.org/Entry?Command=Information_PrintForum&amp;iPage=315#FORUM33851"><text:span text:style-name="T2">#</text:span></text:a></text:p>
      <text:p text:style-name="P3"><text:span text:style-name="T3"><text:line-break/></text:span>比較侯孝賢和王家衛兩位導演電影，我比較看得懂侯孝賢執導的電影。相較之下，王家衛導演的電影，我真的看不太懂。可能我沒有抓到導演的思路，所以往往看不出電影所呈現的意境。</text:p>
      <text:p text:style-name="P1"><text:span text:style-name="T1">陳真</text:span><text:s/>  |  2015.04.19 02:23   |   <text:a xlink:type="simple" xlink:href="http://palinfo.habago.org/Entry?Command=Information_PrintForum&amp;iPage=315#FORUM33850"><text:span text:style-name="T2">#</text:span></text:a></text:p>
      <text:p text:style-name="P2">每個人表面言行的背後，有個隱喻，從中散發某種味道，決定了一個人究竟<text:span text:style-name="T3"><text:s/>"</text:span>是<text:span text:style-name="T3">" </text:span>什麼。維根斯坦說，不同隱喻之間的差異之巨大，往往超乎想像。<text:span text:style-name="T3"><text:line-break/><text:line-break/>"</text:span>說<text:span text:style-name="T3">"</text:span>，不重要，<text:span text:style-name="T3">"</text:span>做<text:span text:style-name="T3">"</text:span>，其實也不是很重要，<text:span text:style-name="T3">"</text:span>是<text:span text:style-name="T3">"</text:span>，才是生命的根本。一頭病獅，終究<text:span text:style-name="T3"><text:s/>"</text:span>是<text:span text:style-name="T3">" </text:span>一頭獅，牠只是病了老了，就算死了，也仍然是一頭獅；但一隻活力旺盛的貓，卻不會因為活力旺盛而變成獅。生命具有這樣一種氣味與屬性，各自有不同的天性與覓食方式。<text:span text:style-name="T3"><text:line-break/><text:line-break/></text:span>這年頭，與其說豺狼當道，不如說蟑螂亂飛也許更貼近現實一些。小學時，曾有同學在我書桌裏放一隻死蟑螂，我嚇得奪門而出，不只衝出教室，而且還一路衝出學校大門，直到老師親自前來接駕，再三保證蟑螂已移除，我才願意回到課堂。只要有蟑螂在的地方我都不敢去，蟑螂實在很可怕，但牠畢竟是蟑螂。打蟑螂不是我們的工作。<text:span text:style-name="T3"><text:line-break/><text:line-break/></text:span>一個黨外時的好朋友也是同學，來電感嘆台灣政治三十年來不但原地踏步，甚至開倒車；人渣當道，暴民橫行。他說，奮鬥三十年，難道只能眼睜睜看著一切努力白費？我只能勸他在<text:span text:style-name="T3">30</text:span>後面最少要再加一個<text:span text:style-name="T3">0</text:span>。我說，就連知識以及很多概念的成就與改變，也往往需要千百年光陰。<text:span text:style-name="T3"><text:line-break/><text:line-break/></text:span>面對失敗與挫折，痛苦與冤屈確實非常難以忍受，但仍然還是杜斯妥也夫斯基那句老話：我只擔心我配不上我的痛苦。<text:span text:style-name="T3">(</text:span>我甚至擔心我究竟配不配得上我的話語？<text:span text:style-name="T3">)<text:line-break/><text:line-break/></text:span>依稀記得達賴講過這樣的話，他說，有個人，為了某種信仰，承受許多痛苦；當他痛苦到幾乎無法忍受時就很想放棄，但他總是鼓勵自己說：我們平常為了溫飽，為了肉體的存活，不惜承受種種艱辛折磨；如今，為了更加艱鉅且重要的精神價值與信念，為了靈魂，難道不值得付出更大的痛苦代價？<text:span text:style-name="T3"><text:line-break/><text:line-break/></text:span>我不光是在講政治，而是講生活與生命的一切。我心裏始終有個天平，我知道，我若想要撐起另一頭珍貴事物的沉重，我就得跟它至少有著一樣的重量。你當然也可以挑一些輕薄之物，輕鬆又寫意，但什麼樣的物種，自然就會做出什麼樣的選擇；麻雀做麻雀該做的事，老鷹自然也有屬於老鷹的一份天命。對此我不曾見過一個例外。<text:span text:style-name="T3"><text:line-break/><text:line-break/></text:span>人當然不可能永遠不疲憊不心寒不懷疑，但天平兩頭的<text:span text:style-name="T3"><text:s/>"</text:span>匹配<text:span text:style-name="T3">"</text:span>，卻宛若數學定理般，無可置疑；困難之處在於你有沒有勇氣去挑起這份重量。<text:span text:style-name="T3"><text:line-break/><text:line-break/></text:span>維根斯坦說，<text:span text:style-name="T3">"</text:span>思想<text:span text:style-name="T3">" </text:span>這東西，你可以給他一個價碼，有些很廉價，有些很珍貴；他說，你想得到它，就得付出代價。這個代價是什麼呢？維根斯坦說，就是勇氣；你有多少勇氣，決定了你的思想有多少價值。<text:span text:style-name="T3"><text:line-break/><text:line-break/></text:span>這年代，輕薄當道，猥瑣為王，諸如像維根斯坦這類<text:span text:style-name="T3"><text:s/>"</text:span>沉重<text:span text:style-name="T3">" </text:span>思維，大概已經跟不上時代，聽起來也許很迂腐，但相信它的人自然就會信。你<text:span text:style-name="T3"><text:s/>"</text:span>是<text:span text:style-name="T3">" </text:span>什麼，自然就會相信什麼不信什麼。我始終相信：今天，如果我們想要的東西卻還要不到，依舊難產，原地踏步，也許除了天意之外，那是因為我們的努力，我們的為人，都還不夠深沉厚重。<text:span text:style-name="T3"><text:line-break/><text:line-break/></text:span>當然，我不是在講政治。台灣人很愛講政治，我也挺無奈。台灣人好像很<text:span text:style-name="T3"><text:s/>"</text:span>關心<text:span text:style-name="T3">" </text:span>別人在想什麼。侯孝賢說，他拍電影的祕訣是<text:span text:style-name="T3"><text:s/>"</text:span>背對觀眾<text:span text:style-name="T3">"</text:span>，忘了觀眾的存在。在我看來，何止拍電影，凡事都一樣，你只要想你自己就好了，不用考慮觀眾。把自己想清楚了，其實也就等於想清楚了這個世界。<text:span text:style-name="T3"><text:line-break/><text:line-break/></text:span>政治其實也一樣，想你自己就好，不用管觀眾怎麼想。再怎麼說，我們總不能老想著蟑螂吧，除非你想把自己和蟑螂擺在天平的兩端進行比賽。<text:span text:style-name="T3"><text:line-break/><text:line-break/></text:span>我看底下侯孝賢一些話挺有道理，心有戚戚。我想我能懂得他背後的那個說不清講不明看不見摸不著的<text:span text:style-name="T3"><text:s/>"</text:span>隱喻<text:span text:style-name="T3">"</text:span>。<text:span text:style-name="T3"><text:line-break/><text:line-break/></text:span>侯孝賢說：影像與文字一樣，所謂的深度就在表面，在於結構，在於其中傳達的某種只能意會不能言傳、說不清道不明但你可以感受到的訊息。<text:span text:style-name="T3">“</text:span>你透過表面的結構，表面呈現的這些蛛絲馬迹中間，有些人就能感受到這個深度，它會自己去延伸。那你做到做不到，是你自己能力的問題。<text:span text:style-name="T3">”<text:line-break/><text:line-break/></text:span>侯孝賢說：<text:span text:style-name="T3">“</text:span>拍戲要不停地突破，要打破慣性，要往困難處走。<text:span text:style-name="T3">”<text:line-break/><text:line-break/></text:span>候孝賢說，想用手持攝像機。這與武俠片的<text:span text:style-name="T3">3D </text:span>風潮正好相反。侯孝賢說：<text:span text:style-name="T3">“</text:span>我對數位化很謹慎，畫數的精致只是物理上的，電影的問題不在畫數，而是整體呈現出的美學質感的問題。<text:span text:style-name="T3">”<text:line-break/><text:line-break/></text:span>侯孝賢強調自己拍電影的名言就是<text:span text:style-name="T3"><text:s/>“</text:span>背對觀眾<text:span text:style-name="T3">”</text:span>，這樣創作才不會受到干擾。<text:span text:style-name="T3"><text:line-break/><text:line-break/></text:span>陳真<text:span text:style-name="T3"><text:line-break/>===============<text:line-break/></text:span>《聶隱娘》投資<text:span text:style-name="T3">9000</text:span>萬<text:span text:style-name="T3"><text:s/></text:span>侯孝賢：這次讓大家看懂<text:span text:style-name="T3"><text:line-break/><text:line-break/>2012</text:span>年<text:span text:style-name="T3">10</text:span>月<text:span text:style-name="T3">23</text:span>日<text:span text:style-name="T3"> <text:line-break/><text:line-break/></text:span>長江日報<text:span text:style-name="T3"> <text:line-break/><text:line-break/></text:span>繼<text:span text:style-name="T3">2007</text:span>年《紅氣球的旅行》後，侯孝賢近年作品多爲短片、紀錄片，好不容易開拍《聶隱娘》卻是一部唐代武俠片，投資上更是引入內地資金達到<text:span text:style-name="T3">9000</text:span>萬元人民幣。無論從何角度，這都是一部看起來很不侯孝賢的影片。但昨日接受記者採訪時，侯孝賢透露《聶隱娘》仍將關注人性，主題爲<text:span text:style-name="T3">“</text:span>一個殺手的自覺<text:span text:style-name="T3">”</text:span>，但這次他會在堅持風格的同時讓大家看懂。<text:span text:style-name="T3"><text:line-break/><text:line-break/></text:span>主題不是簡單的殺人行俠<text:span text:style-name="T3"><text:line-break/><text:line-break/></text:span>《聶隱娘》的小說中有武俠、有歷史、有奇幻，但就如侯孝賢所說：<text:span text:style-name="T3">“</text:span>每個人關注的焦點不同，骨子裏的東西逃都逃不掉。<text:span text:style-name="T3">”</text:span>這個故事吸引他的，就是一次險些失敗的刺殺。原來，聶隱娘五年習武，已練成<text:span text:style-name="T3">“</text:span>白日刺人﹐人莫能見<text:span text:style-name="T3">”</text:span>的本領，但在第二次執行任務時，目標身邊的一個小孩讓她動了惻隱之心。<text:span text:style-name="T3"><text:line-break/><text:line-break/></text:span>侯孝賢說：<text:span text:style-name="T3">“</text:span>聶隱娘沒有辦法殺一個小孩，這是她的弱點，也是她的可貴之處，我就往這條線發展，全片是她從瞬間殺人到自覺的過程。<text:span text:style-name="T3">”</text:span>他還透露：<text:span text:style-name="T3">“</text:span>聶隱娘最終會有一個改變，往事會浮現出來，成爲她要一一克服的障礙，影片主要講述的是這一主題，並不是簡單的好人壞人，殺人行俠。<text:span text:style-name="T3">”<text:line-break/><text:line-break/></text:span>這次讓大家看懂<text:span text:style-name="T3"><text:line-break/><text:line-break/></text:span>侯孝賢<text:span text:style-name="T3">=</text:span>文藝<text:span text:style-name="T3">=</text:span>看不懂，當記者提出<text:span text:style-name="T3">“</text:span>是否會繼續文藝<text:span text:style-name="T3">”</text:span>時，侯孝賢笑了出來，調侃道：<text:span text:style-name="T3">“</text:span>你說的文藝是指別人看不懂吧？<text:span text:style-name="T3">”</text:span>影片投資達到<text:span text:style-name="T3">9000</text:span>萬元人民幣，侯孝賢笑稱：<text:span text:style-name="T3">“</text:span>花那麽多的錢，搞得大家都看不懂就危險了。<text:span text:style-name="T3">”<text:line-break/><text:line-break/></text:span>在侯孝賢看來，影像與文字一樣，所謂的深度就在表面，在於結構，在於其中傳達的某種只能意會不能言傳、說不清道不明但你可以感受到的訊息。<text:span text:style-name="T3">“</text:span>你透過表面的結構，表面呈現的這些蛛絲馬迹中間，有些人就能感受到這個深度，它會自己去延伸。那你做到做不到，是你自己能力的問題。<text:span text:style-name="T3">”<text:line-break/><text:line-break/></text:span>想用手持攝像機<text:span text:style-name="T3"><text:line-break/><text:line-break/></text:span>文藝片名導轉向武俠題材，看起來令人意外，侯孝賢卻稱：<text:span text:style-name="T3">“</text:span>拍戲要不停地突破，要打破慣性，要往困難處走。<text:span text:style-name="T3">”</text:span>這次拍攝《聶隱娘》，他本來想用手持攝像機、甚至二戰期間拍攝新聞的發條式攝像機，<text:span text:style-name="T3">“</text:span>平時拍戲總是一大堆器材在那擺來擺去，框景取景，這些設備可以拿起來就拍，對攝影師來講是一個直覺，直覺可以改變你以往拍片的調性，我就是用這些方式來不停地實驗跟調整。<text:span text:style-name="T3">”<text:line-break/><text:line-break/></text:span>想用手持攝像機？這與武俠片的<text:span text:style-name="T3">3D </text:span>風潮正好相反，侯孝賢說：<text:span text:style-name="T3">“</text:span>我對數位化很謹慎，畫數的精致只是物理上的，電影的問題不在畫數，而是整體呈現出的美學質感的問題。<text:span text:style-name="T3">”<text:line-break/><text:line-break/>=============== <text:line-break/></text:span>侯孝賢拍武俠片《聶隱娘》<text:span text:style-name="T3"><text:s/></text:span>舒淇張震成敵手<text:span text:style-name="T3"><text:line-break/><text:line-break/></text:span>中國網<text:span text:style-name="T3"><text:s/>china.com.cn</text:span>　　時間：<text:span text:style-name="T3"><text:s/>2007-10-10<text:line-break/><text:line-break/></text:span>侯孝賢表示，自己非常愛看武俠小説，以前沒拍武俠片是因為技術手段無法實現小説中的很多想像，而隨著電影技術的發展，自己也有了信心來圓這份武俠情結。<text:span text:style-name="T3"><text:line-break/><text:line-break/></text:span>第一次拍攝古裝武俠大片，侯孝賢強調自己在動作設計方面更傾向於實打，電腦特效只是輔助，不會過多使用。他認為實拍越多機會越多，虛擬特效反而耗費時間，如果把影片拍成《超人》那樣就沒有任何意義。要造就一部成功的武俠電影，選擇一個優秀的動作指導無疑是至關重要的，不過侯孝賢目前還未選定動作指導方面的合作夥伴，他認為首要任務還是先設計好影片的武俠情境。<text:span text:style-name="T3"><text:line-break/><text:line-break/></text:span>在發佈會的提問環節，有人指出，近來中國的許多古裝武俠大片儘管擁有豪華的明星陣容，絢麗的色彩，結果卻拍出一個很奇怪的東西；很多內地有名的導演都開始嘗試拍武俠片，而內地觀眾在某種程度上也産生了審美疲勞的心理，那麼侯孝賢的《聶隱娘》會有什麼不一樣的地方來吸引觀眾呢？<text:span text:style-name="T3"><text:line-break/><text:line-break/></text:span>對此，侯孝賢顯得有備而來，他強調自己拍電影的名言就是<text:span text:style-name="T3">“</text:span>背對觀眾<text:span text:style-name="T3">”</text:span>，這樣創作才不會受到干擾。</text:p>
      <text:p text:style-name="P1"><text:span text:style-name="T1">陳真</text:span><text:s/>  |  2015.04.17 14:00   |   <text:a xlink:type="simple" xlink:href="http://palinfo.habago.org/Entry?Command=Information_PrintForum&amp;iPage=315#FORUM33849"><text:span text:style-name="T2">#</text:span></text:a></text:p>
      <text:p text:style-name="P3">前一陣子的毒油事件發生在屏東，綠營卻大肆抹黑造謠說馬英九拿了多少錢，是該財團的<text:span text:style-name="T3"><text:s/>"</text:span>門神<text:span text:style-name="T3">"</text:span>，完全子虛烏有。但在南部，這類永無止盡的造謠卻幾乎是南部人朗朗上口、每天都要罵上好幾句的<text:span text:style-name="T3"><text:s/>"</text:span>事實<text:span text:style-name="T3">"</text:span>。有時連我到陽台晾曬個衣服，都能聽見鄰居的歐巴桑經常一邊煮飯一邊高談闊論說連戰連勝文一家<text:span text:style-name="T3"><text:s/>"</text:span>搶我們老百姓的錢，不要臉<text:span text:style-name="T3">"</text:span>、<text:span text:style-name="T3">"</text:span>馬英九這隻狗，畜牲<text:span text:style-name="T3">" </text:span>等等。<text:span text:style-name="T3"><text:line-break/><text:line-break/></text:span>毒油事件調查結果發現，走漏風聲給財團以避免稽查的卻是綠營的屏東縣政府。毒油的事，早在事件爆發前兩三年就已經有人不斷檢舉，但屏東縣政府不理不睬，逼得檢舉人只好跨縣市跑到台中市找胡志強。<text:span text:style-name="T3"><text:line-break/><text:line-break/></text:span>台南當然比這更離譜一萬倍，我經常懷疑，台南市政府蓋得像個美國白宮那樣冠冕堂皇，裏頭究竟有沒有人在上班？可以說根本就是無政府狀態。在台南是很<text:span text:style-name="T3"><text:s/>"</text:span>自由<text:span text:style-name="T3">" </text:span>的，只要你拳頭夠硬，後台勢力夠大，絕對沒有你不能做的事；整個城市就是你的城市，我家就是你家。<text:span text:style-name="T3"><text:line-break/><text:line-break/></text:span>前些天出門辦個事，在商家門口暫停，地上是黃線，但我估計只會花一兩分鐘的時間，所以按下警示燈，表示暫時停車。我問老闆說，<text:span text:style-name="T3">"</text:span>車子暫放你家門口，會不會有人來拖吊？<text:span text:style-name="T3">" </text:span>他噗嗤一笑說，<text:span text:style-name="T3">"</text:span>你是外地來的嗎？你有看過台南警察會這麼勤勞的嗎？然後說他車子停在那裏停十幾年也不曾被開罰單，一直取笑式地問我是哪裡人，北部來的嗎？意思是說我怎麼這麼狀況外。<text:span text:style-name="T3"><text:line-break/><text:line-break/></text:span>我從他的口氣中聽得出來，他表面上好像在嘲笑台南市政府的荒廢與荒唐，但骨子裏其實帶有一種得意與滿意，滿意這樣一種無政府狀態下帶給他個人的種種<text:span text:style-name="T3"><text:s/>"</text:span>方便<text:span text:style-name="T3">"</text:span>。<text:span text:style-name="T3"><text:line-break/><text:line-break/></text:span>很多人說台南有什麼美食，我只能說，如果你不想洗腎，在台南吃東西最好還是小心一點，盡量避免外食。台南別的沒有，地下工廠到處都是，表面上好像是住家，其實是工廠，生產各種老闆自己絕對不敢吃的所謂<text:span text:style-name="T3"><text:s/>"</text:span>美食<text:span text:style-name="T3">" </text:span>或美食原料。<text:span text:style-name="T3"><text:line-break/><text:line-break/></text:span>當然，我不是說每一家店都很可怕，都會用恐怖方式製作食物，我只是說，在台南，恐怖店家的比例相當高，你得睜大眼睛仔細看，如果你不想洗腎或肝硬化的話。<text:span text:style-name="T3"><text:line-break/><text:line-break/></text:span>這幾天爆發的毒茶事件，也是發生在台南，總部就在台南所謂首善之區<text:span text:style-name="T3">--</text:span>東區；茶葉裏竟然有劇毒殺蟲劑<text:span text:style-name="T3">DDT</text:span>；而且明明是伊朗進口，竟然也能改成德國。<text:span text:style-name="T3"><text:line-break/><text:line-break/></text:span>前一陣子不是有毒豆干事件嗎？添加一些會要人命的乳化劑什麼的，主嫌就是我的國中物理老師，父子一家人就是賺這黑心錢。但他們絕不會覺得自己黑心，因為<text:span text:style-name="T3"><text:s/>"</text:span>大家都是這樣<text:span text:style-name="T3">"</text:span>，不是只有我黑而已，我只是比較倒楣被你抓來祭旗。<text:span text:style-name="T3"><text:line-break/><text:line-break/></text:span>其實不管是毒油毒茶毒豆干毒海帶毒蝦等等等，風頭上，媒體喜歡湊熱鬧大幅報導，但是過兩天大家也就忘了，一切都還是跟以前一樣。<text:span text:style-name="T3"><text:line-break/><text:line-break/></text:span>我當然不是說只有台南才這樣。台灣人之黑心不分南北，遍佈各行各業；即便只是多賺一點點根本微不足道的利潤，他也寧可傷害絕大多數人的健康與生命，而不會覺得良心不安。<text:span text:style-name="T3"><text:line-break/><text:line-break/></text:span>黑是黑全台，不是只有黑台南，差別只是在於程度上還是有差別。台南是個無政府的城市，黑白共治，順我則昌，逆我則亡；以特定利益為其行事標準，而非以眾人之普遍利益為考量，正所謂沒關係就有關係，有關係就沒關係。關係夠好的話，幹啥都行。<text:span text:style-name="T3"><text:line-break/><text:line-break/>1997</text:span>年出國之前，我對台南充滿好評，對台北很感冒；那時還沒有捷運，交通混亂，空氣差。但十幾年後，南北竟然整個倒過來，台南已經不是人住的地方，恐怖到極點的混亂交通，行人完全沒有地方走路，每天只能冒生命危險走在快車道上，一邊走路一邊得不斷回頭，小心閃躲後面飛奔過來的各種車輛。可以這麼說。如果有人可以在台南因為交同違規<text:span text:style-name="T3"><text:line-break/></text:span>例如蛇行或飆車或逆向行駛而被警察攔下開單，那我就佩服你。<text:span text:style-name="T3"><text:line-break/><text:line-break/></text:span>交通如此，更不用說污濁的空氣和極度嚴重污染的河川，以及四處可見、任意排放的各種廢水油污；還有更荒唐的，四處黑影幢幢，黑道氣燄高張，而政府是完全不存在不作為的。<text:span text:style-name="T3"><text:line-break/><text:line-break/></text:span>我有時也很想入境隨俗，沒事故意逆向行駛，或是表演飛車特技、蛇行超車等等，很想體會一下究竟這樣的生活方式有何快感？否則的話，為何台南人這麼滿意這樣一種完全沒法想像的恐怖生活方式。<text:span text:style-name="T3"><text:line-break/><text:line-break/></text:span>不管什麼民調，不管問什麼題目，只要是綠營掌權，台南人就會給他滿分，即便爛到實在完全超乎想像的爛，還是會在所有項目上得滿分。我是台南人，我知道台南人如何行事。<text:span text:style-name="T3"><text:line-break/><text:line-break/></text:span>我常說，成大校門口有一段走廊，約五十公尺長，走廊上依舊堆滿雜物包括瓦斯桶，商家就在走廊上煮飯作菜做生意，但這走廊勉強挪出一個僅供一人通過的空間，算是台南難得一見的模範，所以市政府在走廊上掛個牌子寫著<text:span text:style-name="T3"><text:s/>"</text:span>示範走廊<text:span text:style-name="T3">"</text:span>。很好笑是不是？可當你住在這樣一種城市中，你就知道一點都不好笑而是很痛苦了。<text:span text:style-name="T3"><text:line-break/><text:line-break/></text:span>成大不遠處小東路上有個<text:span text:style-name="T3"><text:s/>"</text:span>公園<text:span text:style-name="T3">"</text:span>，裏頭有個很大的官方告示牌，牌子上竟然寫了一篇<text:span text:style-name="T3"><text:s/>"</text:span>文章<text:span text:style-name="T3">"</text:span>，還蠻長的，真是很奇怪的告示，竟然寫一堆，足足寫成一篇文章。文章裏頭像在對著某個人講話那樣，寫說，我警告你哦，你如果再亂搞破壞，我<text:span text:style-name="T3"><text:s/>"</text:span>被迫<text:span text:style-name="T3">" </text:span>就只好用法律來辦你。竟然是<text:span text:style-name="T3"><text:s/>"</text:span>被迫<text:span text:style-name="T3">"</text:span>，竟然寫得落落長的一篇像什麼勸世文，這像政府的告示牌嗎？<text:span text:style-name="T3"><text:line-break/><text:line-break/></text:span>公園附近大馬路上方，有個橫跨整個馬路的跑馬燈，有幾回我竟然看到一排閃閃發亮的告示走馬燈，寫著：<text:span text:style-name="T3">"</text:span>馬路不是你家的垃圾桶<text:span text:style-name="T3">"</text:span>。台南的文化水平與所謂市政，由此可見一斑。你能想像在台北市中心的重要街道上寫著：<text:span text:style-name="T3">"</text:span>馬路不是馬桶，請勿隨地大便<text:span text:style-name="T3">" </text:span>嗎？<text:span text:style-name="T3"><text:line-break/><text:line-break/></text:span>很多人不喜歡政治，我恐怕比一般人還更不喜歡。但是，你不理政治，政治卻無時無刻在理你。你不理它，意味著你把你的生命和生活給交付到一群文化水平極低智能道德極差但卻對政治充滿狂熱與偏見的恐怖群眾手上。<text:span text:style-name="T3"><text:line-break/><text:line-break/></text:span>老一點的人，過兩年死了就算了，上天國享清福，地面上沒他的事了，但年輕一代還是會有人繼續活著，政治的好壞，也就決定了下一代人的命運。<text:span text:style-name="T3"><text:line-break/><text:line-break/></text:span>因為家裏開電影院，父親三天兩頭常得北上選片、簽約等等。我唸小學時，常隨父親北上，住親戚家。三十多年前上來台北念高中，因為喜歡孤獨，經常一個人往郊外跑，例如板橋、新莊、永和、中和、新店、淡水等等；大學畢業後，又在台北工作了好幾年，對於台北這幾十年來的變化，我是十分清楚的。對於台南，更是瞭若指掌。半個世紀來，見證這兩個城市的興盛與衰亡，難以置信，彷如隔世。<text:span text:style-name="T3"><text:line-break/><text:line-break/></text:span>我若關心遠在千里外的人命與戰火，自然也不可能不關心自己周遭的生活與安危。因其醜陋，很多人都不喜歡政治，生命若光是藝術洋溢多好，但醜陋乏味之事，你越不去管它，它就越是反過來管你，進而支配你一家老小長此以往的生死禍福。<text:span text:style-name="T3"><text:line-break/><text:line-break/></text:span>總之，政治不能不管。就算不是出於公義之心，也該為自己與他人的利害打算。但我也知道，越是離你越近的政治越難插手，因為你會擋到他人的財路與名利之路，往往會有很可怕甚至超乎你所能想像的後果。<text:span text:style-name="T3"><text:line-break/><text:line-break/></text:span>台灣確實是一國兩制，南北差異很大，而且這趨勢越來越明顯；南部基本上跟軍閥割據沒啥兩樣，黑白共治，純私利取向，缺乏現代社會應有的基本文明。在北部能批評的事，在南部若再多說，甚至會有殺身之禍。我發現，即使急公好義、膽大包天的邱毅也明白這一點，而只能噤聲。不可思議的是，卻有這樣一群人民，自願活在這樣一種野蠻社會中，甚至引以為傲。民主的危險與可悲就是：當蠢蛋人數比正常人還多得多時，蠢蛋就統治了這個社會，我們只能眼睜睜看著家鄉的淪亡。<text:span text:style-name="T3"><text:line-break/><text:line-break/></text:span>陳真<text:span text:style-name="T3"><text:line-break/>=============<text:line-break/></text:span>英國藍毒玫瑰茶<text:span text:style-name="T3"><text:s/></text:span>千斤已下肚<text:span text:style-name="T3"><text:line-break/><text:line-break/>2015</text:span>年<text:span text:style-name="T3">4</text:span>月<text:span text:style-name="T3">17</text:span>日<text:span text:style-name="T3"><text:line-break/><text:line-break/></text:span>中國時報【本報記者╱綜合報導】<text:span text:style-name="T3"><text:line-break/><text:line-break/></text:span>英國藍玫瑰花瓣含農藥殘留案，高雄市衛生局<text:span text:style-name="T3">16</text:span>日繼續追查供應商原宜貿易公司進口的玫瑰花流向，再追回<text:span text:style-name="T3">881.6</text:span>公斤，但當初原宜進口的<text:span text:style-name="T3">4500</text:span>公斤的玫瑰花，恐有逾<text:span text:style-name="T3">1000</text:span>多公斤<text:span text:style-name="T3">DDT</text:span>玫瑰花苞已被消費者喝下肚。<text:span text:style-name="T3"><text:line-break/><text:line-break/></text:span>英國藍<text:span text:style-name="T3">DDT</text:span>玫瑰花瓣冰茶事件爆出延遲公開、罔顧消費者健康之情後，台南市衛生局長林聖哲口頭自請處分、副局長林碧芬等人遭記申誡處分，但林碧芬認為，當初抽驗的是苗栗縣，「依照<text:span text:style-name="T3">SOP</text:span>」應由抽檢的縣市發布；但苗栗縣衛生局長彭基山則認為，「依往例」應由總公司所在地的衛生局發布檢出消息。兩地衛生局各說各話，卻無法掩蓋延遲發布罔顧國人健康的事實。</text:p>
      <text:p text:style-name="P1"><text:span text:style-name="T1">陳真</text:span><text:s/>  |  2015.04.17 11:57   |   <text:a xlink:type="simple" xlink:href="http://palinfo.habago.org/Entry?Command=Information_PrintForum&amp;iPage=315#FORUM33848"><text:span text:style-name="T2">#</text:span></text:a></text:p>
      <text:p text:style-name="P2">《聶隱娘》入圍競賽片<text:span text:style-name="T3"><text:line-break/><text:line-break/>2015</text:span>年<text:span text:style-name="T3">4</text:span>月<text:span text:style-name="T3">17</text:span>日<text:span text:style-name="T3"><text:line-break/><text:line-break/></text:span>中國時報【陳亭均、徐定遠╱台北報導】<text:span text:style-name="T3"><text:line-break/><text:line-break/></text:span>第<text:span text:style-name="T3">68</text:span>屆坎城影展<text:span text:style-name="T3">16</text:span>日公布入圍名單，侯孝賢執導的《聶隱娘》從<text:span text:style-name="T3">1854</text:span>部作品中脫穎而出入圍競賽片。該片是侯導至今規模最大的作品，投入４億<text:span text:style-name="T3">4000</text:span>萬，製作過程曠日廢時。他花７年籌備，<text:span text:style-name="T3">2012</text:span>年起拍攝近兩年，隨即後製，據悉，該片後製尚未完工，但坎城藝術總監佛赫莫提及該片時，以一句「這是部侯孝賢的電影」作結，已將侯與「經典」畫上等號。<text:span text:style-name="T3"><text:line-break/><text:line-break/></text:span>暌違８年膠卷拍攝<text:span text:style-name="T3"><text:line-break/><text:line-break/></text:span>一位大陸記者昨針對《聶隱娘》問大會對於武俠片在世界影壇演進的觀察，佛赫莫不急不徐說：「《聶隱娘》裡有武打有古裝，但重點是，這是部侯孝賢的電影。」該片是侯自<text:span text:style-name="T3">2007</text:span>年《紅氣球》後，暌違８年的電影長片，完全以膠卷攝製，使用底片多達<text:span text:style-name="T3">4</text:span>、<text:span text:style-name="T3">50</text:span>萬呎。<text:span text:style-name="T3"><text:line-break/><text:line-break/></text:span>該片改編自唐代短篇小說集《傳奇》，講述刺客聶隱娘的故事。舒淇飾演的聶隱娘幼時被尼姑擄走，被訓練成技藝高超的刺客，一次她奉命刺殺張震演的節度使，卻被對方氣度折服，幫助他抵擋其他刺客的行刺。侯孝賢曾說：「我希望發掘聶隱娘從能夠隨便殺人到不殺人的自覺過程。」<text:span text:style-name="T3"><text:line-break/><text:line-break/></text:span>賈樟柯入圍競賽片<text:span text:style-name="T3"><text:line-break/><text:line-break/></text:span>侯孝賢是坎城、柏林、威尼斯三大影展常客，從<text:span text:style-name="T3">1989</text:span>年《悲情城市》勇擒威尼斯影展金獅獎開始，他每有新作問世，三大影展必爭相邀約。此次是侯導第６度入圍坎城影展。<text:span text:style-name="T3"><text:line-break/><text:line-break/></text:span>大陸導演賈樟柯日前已獲得坎城「金馬車獎」（終身成就獎），再度靠趙濤、張艾嘉、董子健、張譯等人主演的《山河故人》闖入競賽片，他曾說，侯孝賢是他偶像，侯也曾誇賈樟柯深具潛力，兩岸大導惺惺相惜，更同台爭逐大獎。<text:span text:style-name="T3"><text:line-break/><text:line-break/></text:span>賈樟柯第４度入圍坎城影展競賽單元，<text:span text:style-name="T3">2013</text:span>年，他曾以《天注定》獲最佳劇本獎。當時《天注定》被大陸禁映，佛赫莫昨主動提及該片，並平靜說：「大陸應該要讓《天注定》上映。」</text:p>
      <text:p text:style-name="P1"><text:span text:style-name="T1">陳真</text:span><text:s/>  |  2015.04.17 00:11   |   <text:a xlink:type="simple" xlink:href="http://palinfo.habago.org/Entry?Command=Information_PrintForum&amp;iPage=315#FORUM33847"><text:span text:style-name="T2">#</text:span></text:a></text:p>
      <text:p text:style-name="P3">今年的評審團主席是柯恩兄弟，對侯孝賢是不利的，因為兩者風格相差太大。<text:span text:style-name="T3"><text:line-break/><text:line-break/></text:span>陳真<text:span text:style-name="T3"><text:line-break/>========<text:line-break/></text:span>侯導首部武俠片入圍<text:span text:style-name="T3"><text:s/></text:span>坎城盛讚風格獨特<text:span text:style-name="T3"><text:line-break/><text:line-break/>2015/04/16<text:line-break/><text:line-break/></text:span>（中央社記者曾依璇巴黎<text:span text:style-name="T3">16</text:span>日專電）台灣導演侯孝賢的新作「聶隱娘」入圍坎城影展競賽片，主辦單位推崇侯孝賢的獨特風格說，「無論他拍西部片、推理片或武俠片，都是侯孝賢的電影」。<text:span text:style-name="T3"><text:line-break/><text:line-break/></text:span>第<text:span text:style-name="T3">68</text:span>屆坎城影展主辦單位中午在巴黎公布今年競賽片入圍片名單，侯孝賢新作「聶隱娘」將與其他<text:span text:style-name="T3">16</text:span>部片共同爭奪金棕櫚獎。<text:span text:style-name="T3"><text:line-break/><text:line-break/></text:span>坎城影展總代表佛里莫（<text:span text:style-name="T3">Thierry Fremaux</text:span>）在唸出侯孝賢的名字前，還賣了<text:span text:style-name="T3">1</text:span>分多鐘的關子，製造懸疑感，台下笑聲四起，他才公布是「侯孝賢的盛大重返（坎城影展）」，並稱他為「大師」（<text:span text:style-name="T3">grand maitre</text:span>）。<text:span text:style-name="T3"><text:line-break/><text:line-break/></text:span>稍後在問答時間，有記者提到「聶隱娘」是侯孝賢第<text:span text:style-name="T3">1</text:span>部武俠片。佛里莫表示，「不管侯孝賢拍攝西部片、推理片或武俠片，都是侯孝賢的電影」。<text:span text:style-name="T3"><text:line-break/><text:line-break/></text:span>他說，侯孝賢當然也會從前人作品汲取靈感，但「這是<text:span text:style-name="T3">1</text:span>部侯孝賢的『作者電影』（<text:span text:style-name="T3">film d' auteur</text:span>，意指有作者獨特風格的作品），他以自己的觀點挑戰<text:span text:style-name="T3">1</text:span>種電影類型」。<text:span text:style-name="T3"><text:line-break/><text:line-break/></text:span>入圍坎城影展競賽片的<text:span text:style-name="T3">17</text:span>部片，除了「聶隱娘」，還有中國大陸導演賈樟柯的「山河故人」、日本導演是枝裕和的「海街<text:span text:style-name="T3">diary</text:span>」、美國導演葛斯范桑（<text:span text:style-name="T3">Gus VanSant</text:span>）的「<text:span text:style-name="T3">The Sea of Trees</text:span>」等。<text:span text:style-name="T3"><text:line-break/><text:line-break/></text:span>影展將於<text:span text:style-name="T3">5</text:span>月<text:span text:style-name="T3">13</text:span>到<text:span text:style-name="T3">24</text:span>日舉行。<text:span text:style-name="T3">1040416</text:span></text:p>
      <text:p text:style-name="P1"><text:span text:style-name="T1">陳真</text:span><text:s/>  |  2015.04.16 22:45   |   <text:a xlink:type="simple" xlink:href="http://palinfo.habago.org/Entry?Command=Information_PrintForum&amp;iPage=315#FORUM33846"><text:span text:style-name="T2">#</text:span></text:a></text:p>
      <text:p text:style-name="P2">索倫堤諾就是絕美之城的導演。<text:span text:style-name="T3"><text:line-break/><text:line-break/></text:span>做為一個導演，賈樟柯我看其實是普通而已（<text:span text:style-name="T3">“</text:span>小武<text:span text:style-name="T3">“</text:span>應該算是例外，其他幾部都很普通），整體來說，比婁燁好一些，但比起候孝賢，我看是根本沒法比，但西方世界却很捧賈樟柯和婁燁。我以小人心來猜小人腹，這裡頭估計是有一些故意要給大陸官方難看的味道，因為他們兩人似乎都有點反體制。<text:span text:style-name="T3"><text:line-break/><text:line-break/></text:span>大陸的好導演很多，代代人才輩出，但他們的<text:span text:style-name="T3"><text:s/>“</text:span>好<text:span text:style-name="T3">” </text:span>似乎都有個上限，少了一種深刻和原創性，不像比方說蘇古諾夫那樣一種凡人無法企及的境界。這也許跟大陸這個社會的強烈務實性有關，凡事全在屬肉的水平上打轉而缺少一種靈性上的深刻，而且模仿性很強，缺乏個人語言。<text:span text:style-name="T3"><text:line-break/><text:line-break/></text:span>更糟糕的是，他們的自我滿意度似乎都很高。反倒應該睥睨眾生的蘇古諾夫，却對自己的作品給以很普通的評價，甚至說他不覺得自己比其他人拍的電影更優秀。<text:span text:style-name="T3"><text:line-break/><text:line-break/></text:span>當然，我明白他講這話的意思。一個總是帶著宗教眼光在看事情的人，所謂聰明才智上的優劣好壞的差距並不是那麼巨大，他不可能會低俗到因此驕傲得意；就好像八樓確實比二樓高，可當你站在萬丈高峰上往下看，八樓二樓都只不過是一個微不足道的小點而已，看不出什麼差別，更無可誇。<text:span text:style-name="T3"><text:line-break/><text:line-break/></text:span>陳真<text:span text:style-name="T3"><text:line-break/>========<text:line-break/></text:span>第<text:span text:style-name="T3">68</text:span>屆坎城影展競賽片名單：<text:span text:style-name="T3"><text:line-break/><text:line-break/> </text:span>片名／導演／出品國<text:span text:style-name="T3"><text:line-break/><text:line-break/></text:span>《聶隱娘》／侯孝賢／台灣<text:span text:style-name="T3"><text:line-break/><text:line-break/></text:span>《卡蘿》（<text:span text:style-name="T3">Carol</text:span>，暫譯）／陶德海尼斯／美國<text:span text:style-name="T3"><text:line-break/><text:line-break/></text:span>《比爆炸響亮》（<text:span text:style-name="T3">Louder Than Bombs</text:span>，暫譯）／尤金提爾／美國<text:span text:style-name="T3"><text:line-break/><text:line-break/></text:span>《海街日記》／是枝裕和／日本<text:span text:style-name="T3"><text:line-break/><text:line-break/></text:span>《馬克白》（<text:span text:style-name="T3">Macbeth</text:span>，暫譯）／賈斯汀庫札／英國<text:span text:style-name="T3"><text:line-break/><text:line-break/></text:span>《龍蝦》（<text:span text:style-name="T3">The Lobster</text:span>，暫譯）／約哥斯蘭西摩斯／土耳其<text:span text:style-name="T3"><text:line-break/><text:line-break/></text:span>《瑪格麗特與朱利安》（<text:span text:style-name="T3">Marguerite and Julien</text:span>，暫譯）／華蕾莉唐澤利／法國<text:span text:style-name="T3"><text:line-break/><text:line-break/></text:span>《我的國王》（<text:span text:style-name="T3">Mon roi</text:span>，暫譯）／瑪溫／法國<text:span text:style-name="T3"><text:line-break/><text:line-break/></text:span>《山河故人》／賈樟柯／中國<text:span text:style-name="T3"><text:line-break/><text:line-break/></text:span>《我母親》（<text:span text:style-name="T3">My Mother</text:span>，暫譯）／南尼莫瑞提／義大利<text:span text:style-name="T3"><text:line-break/><text:line-break/></text:span>《樹之海》（<text:span text:style-name="T3">The Sea of Trees</text:span>，暫譯）／葛斯范桑／美國<text:span text:style-name="T3"><text:line-break/><text:line-break/></text:span>《流亡戰士》（<text:span text:style-name="T3">Erran</text:span>，暫譯）／賈克歐狄亞／法國<text:span text:style-name="T3"><text:line-break/><text:line-break/></text:span>《火線行動》（<text:span text:style-name="T3">Sicario</text:span>，暫譯）／丹尼斯維勒弗／美國<text:span text:style-name="T3"><text:line-break/><text:line-break/></text:span>《青春》／鮑羅索倫提諾／義大利<text:span text:style-name="T3"><text:line-break/><text:line-break/></text:span>《簡單男人》（<text:span text:style-name="T3">A Simple Man</text:span>，暫譯）／史蒂芬布塞／法國<text:span text:style-name="T3"><text:line-break/><text:line-break/></text:span>《流言蜚語》（<text:span text:style-name="T3">The Tale of Tales</text:span>，暫譯）／馬提歐賈洛尼／義大利<text:span text:style-name="T3"><text:line-break/><text:line-break/></text:span>《所羅之子》（<text:span text:style-name="T3">Son of Saul</text:span>，暫譯）／拉斯洛納梅斯／匈牙利</text:p>
      <text:p text:style-name="P5"/>
      <text:p text:style-name="P1"><text:span text:style-name="T1">陳真</text:span><text:s/>  |  2015.04.16 22:02   |   <text:a xlink:type="simple" xlink:href="http://palinfo.habago.org/Entry?Command=Information_PrintForum&amp;iPage=316#FORUM33843"><text:span text:style-name="T2">#</text:span></text:a></text:p>
      <text:p text:style-name="P2">戛纳影节曝片单<text:span text:style-name="T3"><text:s/></text:span>贾樟柯《山河故人》角逐金棕榈<text:span text:style-name="T3"><text:line-break/><text:line-break/></text:span>电影新闻腾讯娱乐<text:span text:style-name="T3"><text:line-break/><text:line-break/>2015-04-16<text:line-break/><text:line-break/></text:span>腾讯娱乐讯<text:span text:style-name="T3"><text:s/></text:span>北京时间<text:span text:style-name="T3">4</text:span>月<text:span text:style-name="T3">16</text:span>日，第<text:span text:style-name="T3">68</text:span>届戛纳电影节公布了本届电影节入围名单。由贾樟柯执导，赵涛主演的新作《山河故人》入围主竞赛单元。<text:span text:style-name="T3"><text:line-break/><text:line-break/></text:span>《山河故人》由上影集团、法国<text:span text:style-name="T3">MK2</text:span>、日本北野武事务所、北京润锦投资、北京西河星汇影业共同投资。故事从<text:span text:style-name="T3">1999</text:span>年掠过<text:span text:style-name="T3">2014</text:span>年，然后抵达<text:span text:style-name="T3">2025</text:span>年，刻画了一个女人跨越数十年的爱与别离，是一部时代巨变背景下的个人情感史诗。影片在中国、澳大利亚两地取景，有约三分之一的英语对白。<text:span text:style-name="T3"><text:line-break/><text:line-break/></text:span>《山河故人》是贾樟柯继<text:span text:style-name="T3">2002</text:span>年《任逍遥》、<text:span text:style-name="T3">2008</text:span>年《二十四城记》、<text:span text:style-name="T3">2013</text:span>年《天注定》后，第<text:span text:style-name="T3">4</text:span>部入围戛纳国际电影节主竞赛单元的作品。<text:span text:style-name="T3"><text:s/></text:span>在近<text:span text:style-name="T3">5</text:span>年的时间里，贾樟柯成为华语电影在戛纳最重要的存在，<text:span text:style-name="T3">2013</text:span>年，《天注定》获戛纳电影节最佳编剧奖；<text:span text:style-name="T3">2014</text:span>年贾樟柯出任戛纳主竞赛单元评委；<text:span text:style-name="T3">2015</text:span>年，贾樟柯除凭《山河故人》入围外，还获得了戛纳<text:span text:style-name="T3">“</text:span>金马车奖<text:span text:style-name="T3">”</text:span>，这个奖项旨在奖励<text:span text:style-name="T3">“</text:span>纯粹的电影天才<text:span text:style-name="T3">”</text:span>。</text:p>
      <text:p text:style-name="P1"><text:span text:style-name="T1">陳真</text:span><text:s/>  |  2015.04.16 21:40   |   <text:a xlink:type="simple" xlink:href="http://palinfo.habago.org/Entry?Command=Information_PrintForum&amp;iPage=316#FORUM33842"><text:span text:style-name="T2">#</text:span></text:a></text:p>
      <text:p text:style-name="P3">與有榮焉。<text:span text:style-name="T3"><text:line-break/><text:line-break/></text:span>陳真<text:span text:style-name="T3"><text:line-break/>========<text:line-break/><text:line-break/></text:span>坎城終身成就獎<text:span text:style-name="T3"><text:s/></text:span>賈樟柯華人第一<text:span text:style-name="T3"><text:line-break/><text:line-break/>2015-03-15<text:line-break/><text:line-break/></text:span>聯合報<text:span text:style-name="T3"><text:s/></text:span>記者王惠琳、蘇詠智／綜合報導<text:span text:style-name="T3"><text:line-break/><text:line-break/></text:span>大陸導演賈樟柯獲坎城影展頒發終身成就「金馬車獎」。<text:span text:style-name="T3"><text:s/></text:span>圖／摘自微博<text:span text:style-name="T3"><text:line-break/><text:line-break/></text:span>坎城影展「導演雙周」單元<text:span text:style-name="T3">13</text:span>日宣布，將在<text:span text:style-name="T3">5</text:span>月<text:span text:style-name="T3">14</text:span>日影展上頒發終身成就「金馬車獎」給大陸導演賈樟柯，同時放映賈樟柯<text:span text:style-name="T3">2000</text:span>年的電影作品「站台」，賈樟柯將是首位獲得此獎的華人導演。「金馬車獎」為坎城影展中的獨立影展「導演雙周」在<text:span text:style-name="T3">2002</text:span>年所創立的終身成就獎，由法國導演協會評選，獎項名稱取自法國電影大師尚雷諾瓦的作品「金馬車」，過去包括克林伊斯威特、吉姆賈木許、大衛柯南伯格等導演都曾獲獎。<text:span text:style-name="T3"><text:line-break/><text:line-break/></text:span>影展委員會表示，賈樟柯的電影是影像的詩歌，每一個鏡頭都無比精準，作品中蘊含了詩人與預言家的氣質，探索人的孤獨與精神，展現出的生命力令人折服。賈樟柯<text:span text:style-name="T3">28</text:span>歲時以處女作「小武」揚威柏林、釜山影展；<text:span text:style-name="T3">2000</text:span>年「站台」獲威尼斯影展最佳亞洲電影獎；<text:span text:style-name="T3">2006</text:span>年「三峽好人」獲威尼斯影展最佳影片金獅獎；<text:span text:style-name="T3">2013</text:span>年「天註定」拿下坎城影展最佳編劇獎。</text:p>
      <text:p text:style-name="P1"><text:span text:style-name="T1">陳真</text:span><text:s/>  |  2015.04.16 21:14   |   <text:a xlink:type="simple" xlink:href="http://palinfo.habago.org/Entry?Command=Information_PrintForum&amp;iPage=316#FORUM33841"><text:span text:style-name="T2">#</text:span></text:a></text:p>
      <text:p text:style-name="P2">哇！也有賈樟柯。<text:span text:style-name="T3"><text:line-break/><text:line-break/></text:span>陳真<text:span text:style-name="T3"><text:line-break/>=========<text:line-break/></text:span>舒淇生日帶喜《聶隱娘》入圍坎城影展競賽片啦！<text:span text:style-name="T3"><text:line-break/><text:line-break/>2015</text:span>年<text:span text:style-name="T3">04</text:span>月<text:span text:style-name="T3">16</text:span>日<text:span text:style-name="T3"><text:line-break/><text:line-break/></text:span>蔡曉婷、周郁蘋<text:span text:style-name="T3"><text:line-break/><text:line-break/></text:span>由侯孝賢導演、舒淇主演的電影《聶隱娘》入圍坎城影展競賽片。（圖／本報系資料照片）<text:span text:style-name="T3"><text:line-break/><text:line-break/></text:span>第<text:span text:style-name="T3">68</text:span>屆坎城影展今<text:span text:style-name="T3">(16)</text:span>日下午公布正式競賽入圍片，由台灣導演侯孝賢執導、舒淇與張震主演的《聶隱娘》，與賈樟柯的《山河故人》一同入圍競賽片，今剛好也是舒淇<text:span text:style-name="T3">39</text:span>歲生日，喜訊傳來令劇組都相當開心。<text:span text:style-name="T3"><text:line-break/><text:line-break/></text:span>據悉，競賽片入選名單還有凱特布蘭琪主演的《卡蘿<text:span text:style-name="T3">(Carol)</text:span>》、丹麥導演<text:span text:style-name="T3">Joachim Trier</text:span>的《比爆炸響亮<text:span text:style-name="T3">(Louder Than Bombs)</text:span>》、<text:span text:style-name="T3">Justin Kurzel</text:span>的《馬克白<text:span text:style-name="T3">(Macbeth)</text:span>》、由是枝裕和導演合作綾瀨遙主演的《海街日記》等。<text:span text:style-name="T3"><text:line-break/><text:line-break/></text:span>名單公布前，坎城影展主辦單位便透露今年有許多熟面孔重返坎城，指的應是與坎城影展有過多次交手的侯孝賢，侯孝賢導演<text:span text:style-name="T3">1993</text:span>年就曾以《戲夢人生》獲得坎城影展評審團獎，<text:span text:style-name="T3">2007</text:span>年他受邀指導坎城影展<text:span text:style-name="T3">60</text:span>周年紀念短片，也獲得不少好評，<text:span text:style-name="T3">2015</text:span>年坎城影展將於下月<text:span text:style-name="T3">13</text:span>日開幕。</text:p>
      <text:p text:style-name="P1"><text:span text:style-name="T1">陳真</text:span><text:s/>  |  2015.04.16 19:46   |   <text:a xlink:type="simple" xlink:href="http://palinfo.habago.org/Entry?Command=Information_PrintForum&amp;iPage=316#FORUM33839"><text:span text:style-name="T2">#</text:span></text:a></text:p>
      <text:p text:style-name="P3">很久沒有這麼令人振奮的事了！等這電影真是等很久。要不是缺盤纏，非去一趟坎城當啦啦隊不可。以前在英國要去法國很容易，現在可難了。<text:span text:style-name="T3"><text:line-break/><text:line-break/></text:span>坎城的海很漂亮很漂亮。經常早上天未亮，我就迫不及待衝出門，看這城市在晨曦中慢慢醒來的模樣。一年一度的影展，非常熱鬧，沒有影展的平常日，卻又是完全另一副面貌，寧靜，祥和，海浪聲。我能體會環境對人的影響，那樣的城市，那樣的海，人也會變得不一樣。一個人，如果不缺銀子，那他一生中真該去一些比較適合人居住的地方住上一陣子，看看不一樣的世界，不一樣的海。<text:span text:style-name="T3"><text:line-break/><text:line-break/></text:span>陳真<text:span text:style-name="T3"><text:line-break/>=============<text:line-break/></text:span>侯孝賢執導聶隱娘入圍坎城競賽片<text:span text:style-name="T3"><text:line-break/><text:line-break/>2015</text:span>年<text:span text:style-name="T3">4</text:span>月<text:span text:style-name="T3">16</text:span>日<text:span text:style-name="T3"><text:line-break/><text:line-break/></text:span>侯孝賢執導聶隱娘入圍坎城競賽片（中央社）<text:span text:style-name="T3"><text:line-break/><text:line-break/></text:span>第<text:span text:style-name="T3">68</text:span>屆坎城影展今天公布<text:span text:style-name="T3">16</text:span>部正式競賽入圍片，台灣導演侯孝賢執導的「聶隱娘」入選，這是坎城影展主辦單位之前就一直宣稱今年有人重返坎城。<text:span text:style-name="T3"><text:line-break/><text:line-break/></text:span>「聶隱娘」是台灣導演侯孝賢執導的電影作品，改編自唐代作家裴鉶的作品「聶隱娘」。<text:span text:style-name="T3"><text:line-break/><text:line-break/></text:span>侯孝賢是台灣知名大導演，他執導的「悲情城市」<text:span text:style-name="T3">1989</text:span>年獲得威尼斯影展金獅獎。<text:span text:style-name="T3">1993</text:span>年他的「戲夢人生」獲得坎城影展評審團獎。</text:p>
      <text:p text:style-name="P1"><text:span text:style-name="T1">陳真</text:span><text:s/>  |  2015.04.15 10:59   |   <text:a xlink:type="simple" xlink:href="http://palinfo.habago.org/Entry?Command=Information_PrintForum&amp;iPage=316#FORUM33838"><text:span text:style-name="T2">#</text:span></text:a></text:p>
      <text:p text:style-name="P2">陸生：收穫多<text:span text:style-name="T3"><text:s/></text:span>但台灣學歷不好用<text:span text:style-name="T3"><text:line-break/><text:line-break/></text:span>天下雜誌作者：<text:span text:style-name="T3"><text:s/></text:span>天下編輯部<text:span text:style-name="T3"> <text:line-break/><text:line-break/>2015</text:span>年<text:span text:style-name="T3">4</text:span>月<text:span text:style-name="T3">14</text:span>日<text:span text:style-name="T3"><text:line-break/><text:line-break/></text:span>第一批來台的中國留學生，即將在<text:span text:style-name="T3">6</text:span>月從大學畢業了。目前的中國學位生有<text:span text:style-name="T3">5881</text:span>名，外加快速膨脹的短期研修生，<text:span text:style-name="T3">4</text:span>年總計超過<text:span text:style-name="T3">8</text:span>萬人次，平均每年兩萬人。<text:span text:style-name="T3"><text:line-break/><text:line-break/></text:span>這<text:span text:style-name="T3">4</text:span>年間，陸生改變了台灣高教的面貌：他們的拼勁顛覆高教學習；他們成為台灣老師教學和研究的生力軍；最後，陸生來台灣不只為學歷，他們已經深入台灣的校園和社會。<text:span text:style-name="T3"><text:line-break/><text:line-break/></text:span>現象一<text:span text:style-name="T3"><text:line-break/></text:span>陸生念書夠拚<text:span text:style-name="T3"><text:s/></text:span>重燃台灣教授教學魂<text:span text:style-name="T3"><text:line-break/><text:line-break/></text:span>跟一般外籍生、僑生相比，陸生來台資格篩選更嚴格，多半是出自沿海、來自可以進入中國前<text:span text:style-name="T3">5</text:span>％的大學。<text:span text:style-name="T3"><text:line-break/><text:line-break/></text:span>在銘傳大學等許多陸生聚集的私校裡，陸生拿書卷獎是普遍現象。銘傳大學學術副校長兼教務長王金龍說，「各系前<text:span text:style-name="T3">3</text:span>名獎學金，全校共<text:span text:style-name="T3">200</text:span>多個名額，其中<text:span text:style-name="T3">5</text:span>、<text:span text:style-name="T3">60</text:span>個，都被陸生拿走！」<text:span text:style-name="T3"><text:line-break/><text:line-break/></text:span>放棄中國名校赴台，政大法律科際整合研究所碩二陸生何陳勇，拚命讀書，還擔任政大陸生聯誼會會長。何陳勇說，「我是最會發問的，課上、課下都問，台生都走了，我還在問。但也是因為我看過書，才問得出來。」<text:span text:style-name="T3"><text:line-break/><text:line-break/></text:span>陸生的積極，正改寫大學裡的學習風氣。特別是陸生多的私立大學，受訪老師們都表示，如今的課堂氛圍，「很像只對著陸生在上課。」一位文化大學教授說，「課堂上，他們總是第一個舉手，踴躍提問發言。下了課，他們圍住你，問你問題。你相信嗎？陸生是燃起我教學熱情的來源！」<text:span text:style-name="T3"> <text:line-break/><text:line-break/></text:span>現象二<text:span text:style-name="T3"><text:line-break/></text:span>台生當人頭<text:span text:style-name="T3"><text:s/></text:span>陸生來工讀<text:span text:style-name="T3"><text:line-break/><text:line-break/></text:span>在老師眼裡，中國留學生堪用、好用，甚至成為為老師研究的生力軍。<text:span text:style-name="T3"><text:line-break/><text:line-break/></text:span>事實上，「三限六不」裡諸多對陸生的限制，已在大學招生現實下，不斷鬆動。最被陸生詬病的兩項：不能在學期間工作、不編列政府獎學金，已在過去一年間大量開放。<text:span text:style-name="T3"><text:line-break/><text:line-break/></text:span>其中獎學金的部份，國立大學透過自籌經費、私校則編列陸生獎學金給優秀陸生，讓陸生開始當起老師的教學和研究助理，還有不少陸生私下擔任老師處理科技部、教育部、文化部等研究專案助理，但為了符合「不拿政府獎學金」的限制，也有老師請台生當人頭，再轉手給陸生。<text:span text:style-name="T3"><text:line-break/><text:line-break/></text:span>一位北部私校老師就透過這方式，聘用陸生做課堂助教，「這位陸生還是台生幫忙找的，台灣學生們很樂意當人頭，因為陸生很肯學、也願意付出，」這位老師點出陸生研究出現的「黑戶」現況，也透露三限六不在現實運作上的不切實際。<text:span text:style-name="T3"><text:line-break/><text:line-break/></text:span>現象三<text:span text:style-name="T3"><text:line-break/></text:span>台灣學位值不值？「文化氛圍，才是我要的」<text:span text:style-name="T3"><text:line-break/><text:line-break/></text:span>第一屆陸生學位生、曾為她的留學經驗寫下《我在台灣，我正青春》的淡江大學大四生蔡博藝不諱言，「我們沒有獎學金、沒有健保，比起外籍生差多了，僑生還能拿僑委會獎學金。這是一個政策不友善、輿論環境又不友善的地方。」<text:span text:style-name="T3"><text:line-break/><text:line-break/></text:span>從美好幻想到小小幻滅，走過<text:span text:style-name="T3">4</text:span>年的台灣學習之路，陸生之間開始彼此討論，「台灣學位值不值？你會不會後悔到台灣讀書？」<text:span text:style-name="T3"><text:line-break/><text:line-break/></text:span>政大政治所碩二陸生王雲飛這麼評價台灣學歷，「如果你覺得可以帶給你就業機會，不好意思，做不到。如果你以為碩博班有豐厚獎學金，不好意思，做不到。」但王雲飛個人卻覺得有所獲得，「這裡的文化氛圍和師資素質，是我要的。」<text:span text:style-name="T3"><text:line-break/><text:line-break/></text:span>而政大陸生聯誼會長何陳勇的結論是，「這邊環境（指三限六不）真的很惡劣，卻可以學到很多東西。但你想明白，回去之後，其實學歷也沒什麼用。」<text:span text:style-name="T3"><text:line-break/><text:line-break/>4</text:span>年來的密切交流，台灣高教是否因陸生變得更有競爭力？陸生的走向也將是盱衡台灣高教競爭力的重要尺度。<text:span text:style-name="T3">……</text:span>（<text:span text:style-name="T3"><text:s/></text:span>完整報導，請見《天下雜誌》<text:span text:style-name="T3">570</text:span>期<text:span text:style-name="T3"><text:s/></text:span>）</text:p>
      <text:p text:style-name="P1"><text:span text:style-name="T1">陳真</text:span><text:s/>  |  2015.04.15 10:54   |   <text:a xlink:type="simple" xlink:href="http://palinfo.habago.org/Entry?Command=Information_PrintForum&amp;iPage=316#FORUM33837"><text:span text:style-name="T2">#</text:span></text:a></text:p>
      <text:p text:style-name="P3">博科聖地<text:span text:style-name="T3"><text:s/></text:span>年綁<text:span text:style-name="T3">2</text:span>千女當性奴<text:span text:style-name="T3"><text:line-break/><text:line-break/>150</text:span>萬奈國人逃離「違抗就躺亂葬崗」<text:span text:style-name="T3"><text:line-break/><text:line-break/>2015</text:span>年<text:span text:style-name="T3">04</text:span>月<text:span text:style-name="T3">15</text:span>日<text:span text:style-name="T3"><text:s/></text:span>蘋果日報<text:span text:style-name="T3"> <text:line-break/><text:line-break/></text:span>大屠殺堆屍<text:span text:style-name="T3"> <text:line-break/><text:line-break/></text:span>博科聖地血洗奈國果扎後留下亂葬崗，令人不忍卒睹。歐新社<text:span text:style-name="T3"><text:line-break/><text:line-break/></text:span>【簡竹君╱綜合外電報導】奈及利亞伊斯蘭激進組織「博科聖地」，去年<text:span text:style-name="T3">4</text:span>月<text:span text:style-name="T3">14</text:span>日在奇波克市綁架<text:span text:style-name="T3">276</text:span>名女學生；昨事件滿周年，多數女學生仍不知所蹤。「國際特赦組織」前天發表報告指，博科聖地去年起，在奈國綁架至少<text:span text:style-name="T3">2000</text:span>名成年或未成年女性，她們遭性侵、奴役、成為戰士或遭殺害。為躲避該組織，<text:span text:style-name="T3">150</text:span>萬奈國人逃離家園，其中<text:span text:style-name="T3">80</text:span>萬為兒童。<text:span text:style-name="T3"><text:line-break/><text:line-break/></text:span>女學生被囚<text:span text:style-name="T3"> <text:line-break/><text:line-break/></text:span>博科聖地去年<text:span text:style-name="T3">5</text:span>月發布奇波克遭綁女學生影像，她們披頭巾，稱已改信伊斯蘭教。資料照片<text:span text:style-name="T3"><text:line-break/><text:line-break/></text:span>博科聖地（<text:span text:style-name="T3">Boko Haram</text:span>）以推行伊斯蘭律法為宗旨，活躍於奈國、喀麥隆、尼日等國，奈國半數人口為基督徒，基督徒女性常成攻擊目標。人權組織「國際特赦組織」發表<text:span text:style-name="T3">90</text:span>頁調查報告指，去年起博科聖地在奈國至少發動<text:span text:style-name="T3">38</text:span>起綁架。<text:span text:style-name="T3"> <text:line-break/><text:line-break/></text:span>在奇波克遭擄的<text:span text:style-name="T3">276</text:span>名女學生，約<text:span text:style-name="T3">50</text:span>人自行逃脫，另<text:span text:style-name="T3">219</text:span>人從去年<text:span text:style-name="T3">5</text:span>月出現在博科聖地發布的影像後，音訊全無。奈國新任總統布哈里（<text:span text:style-name="T3">Muhammadu Buhari</text:span>）前天在事件的周年紀念儀式承認政府不知人質下落，沒把握能救回：「但我們會盡一切力量讓她們回家。」聯合國官員指，女孩可能被當成人肉盾牌，關押在該組織要塞薩姆比薩森林。<text:span text:style-name="T3"> <text:line-break/><text:line-break/></text:span>夏庫（圖）領導的博科聖地，綁架奈國逾<text:span text:style-name="T3">2</text:span>千名女性。資料照片<text:span text:style-name="T3"><text:line-break/><text:line-break/></text:span>不滿<text:span text:style-name="T3">10</text:span>歲被迫賣淫<text:span text:style-name="T3"><text:line-break/><text:line-break/></text:span>奇波克牧師馬克的<text:span text:style-name="T3">17</text:span>歲女兒同遭擄，他不顧危險堅持留守當地逾半年：「如果她回來，我得在這裡等她。但我聽逃脫的女孩說，她拒絕改信伊斯蘭，如果她因此而死，我也是最驕傲的父親和牧師。」博科聖地的<text:span text:style-name="T3">2000</text:span>名女性肉票，最小的不滿<text:span text:style-name="T3">10</text:span>歲，她們被迫賣淫、改信伊斯蘭、嫁給戰士，淪為苦役、性奴、戰士。<text:span text:style-name="T3"> <text:line-break/><text:line-break/></text:span>奈國民眾前天持「即刻把我們的女孩帶回來」標語示威。美聯社<text:span text:style-name="T3"><text:line-break/><text:line-break/></text:span>「割喉到刀子變鈍」<text:span text:style-name="T3"><text:line-break/><text:line-break/></text:span>報告中訪問一名去年<text:span text:style-name="T3">9</text:span>月遭綁架的<text:span text:style-name="T3">19</text:span>歲女性，她曾多次遭輪暴：「我也接受射擊和製作炸彈訓練，學會如何突襲村莊。」她說膽敢違抗者現都躺在亂葬崗。報告說遭性侵者多為女性，但也不乏成年或未成年男性。另<text:span text:style-name="T3">2</text:span>名男性則指證，去年<text:span text:style-name="T3">12</text:span>月博科聖地<text:span text:style-name="T3">1</text:span>天內殘殺逾百名拒絕加入該組織的村民，有的村民能倖存：「因為不斷割喉後，他們的刀子鈍到不能再殺人了。」</text:p>
      <text:p text:style-name="P1"><text:span text:style-name="T1">陳真</text:span><text:s/>  |  2015.04.14 16:43   |   <text:a xlink:type="simple" xlink:href="http://palinfo.habago.org/Entry?Command=Information_PrintForum&amp;iPage=316#FORUM33835"><text:span text:style-name="T2">#</text:span></text:a></text:p>
      <text:p text:style-name="P2"><text:span text:style-name="T3">(</text:span>續<text:span text:style-name="T3">)<text:line-break/><text:line-break/></text:span>甘地的非暴力思想，在操作上基於這樣一種認定，認定惡行往往基於被害者與加害者的合作這樣一個基礎上進行，一旦這個基礎被打破，惡行也將難以存在。換句話說，只要被害者寧可一死也不願與加害者合作，加害者的整個惡行之存在基礎也將瞬間瓦解。<text:span text:style-name="T3"><text:line-break/><text:line-break/></text:span>非暴力的核心思想就是兩個字：<text:span text:style-name="T3">"</text:span>無害<text:span text:style-name="T3">"</text:span>。簡單說就是不管怎麼樣，我不傷害人。非暴力做為一種精神，自然毫無問題，但若做為一種操作，上述這樣一種<text:span text:style-name="T3"><text:s/>"</text:span>惡行的基礎<text:span text:style-name="T3">" </text:span>卻往往不存在。<text:span text:style-name="T3"><text:line-break/><text:line-break/></text:span>甘地強調不合作的精神，問題是敵人根本不需要你的合作，甚至連敵人是誰都不明確。你周遭的同事親友也許很可能就是你的<text:span text:style-name="T3"><text:s/>"</text:span>敵人<text:span text:style-name="T3">"</text:span>，也許他們就是這樣一些北七或混蛋，整天造謠抹黑四處道聽塗說信口開河。<text:span text:style-name="T3"><text:line-break/><text:line-break/></text:span>也許你會說：好吧，沒關係，我來教育他，我來告訴他真相。問題是，人家他根本不在乎真相，他只在乎顏色，或是糊裡糊塗不痛不癢拿香跟人拜，至於真相是什麼，對他而言真的一點都不重要，他根本不在乎；自己臉上的一顆青春痘所帶來的打擊與悲痛，恐怕都遠遠超過世上某處戰爭餓死炸死炸殘的一億個小孩所能帶來的傷痛。總之，是非真相為何，善惡為何，他根本不在乎。<text:span text:style-name="T3"><text:line-break/><text:line-break/></text:span>這時候，你要怎麼不合作？而且，不合作的一個前提是你總得人數比人家多得多吧，如果你只是小貓兩三隻，你不合作，不繳稅，不上課，不工作，也許有其道德意義，但沒有現實意義；大多時候，別人只會覺得你哪根筋不對而已。<text:span text:style-name="T3"><text:line-break/><text:line-break/></text:span>你要掃蕩謠言，還其事實真相，問題是，謠言千千萬萬每天製造不停，你掃蕩得完嗎？人家能聽到你的聲音嗎？聽到會信嗎？就算信，他會在乎嗎？一點也不會。如果他真的會在乎，那麼，他事實上也不太可能成為被謠言謊言洗腦的一份子。<text:span text:style-name="T3"><text:line-break/><text:line-break/></text:span>我始終都很怕人家跟我談政治，因為人們往往不痛不癢，既不悲也不怒，談來做啥？就好像我也很怕人家找我談藝術談哲學，你又不是真的很喜歡或從中感受到極大的愉悅與痛苦，有什麼好談？這些東西畢竟不該是信口開河隨口說說的聊天八卦題材。想到這個，常讓我想起高醫那位在我課堂上<text:span text:style-name="T3"><text:s/>"</text:span>舖床<text:span text:style-name="T3">" </text:span>準備<text:span text:style-name="T3"><text:s/>"</text:span>就寢<text:span text:style-name="T3">" </text:span>的女學生，讓我決心斷了再站上講台的最後一點意願。<text:span text:style-name="T3"><text:line-break/><text:line-break/></text:span>悲愴熱情是一切意義的起點，所有故事由此開端。故事之外，只是不痛不癢的八卦，與生命無涉。<text:span text:style-name="T3"><text:line-break/><text:line-break/></text:span>剛剛吃飯時，看到電視上有這麼一段新聞內容。不是每到選舉，綠營就會開始<text:span text:style-name="T3"><text:s/>"</text:span>污衊<text:span text:style-name="T3">" </text:span>馬英九是同性戀嗎？捏造各種謠言，甚至還有什麼巧克力光碟，說馬英九和一個黑人男子在床上性交被抓到。鋪天蓋地的謠言，四處流竄。特別是在南部，任何對馬英九對國民黨不利的謠言，人們一概相信，並且加油添醋努力散播。<text:span text:style-name="T3"><text:line-break/><text:line-break/></text:span>於是有個名嘴，就故意說馬英九和金溥聰之間有著這樣一種<text:span text:style-name="T3">"</text:span>特殊性關係<text:span text:style-name="T3">"</text:span>。金提告，敗訴<text:span text:style-name="T3">(</text:span>現在的法院早已改掛綠旗<text:span text:style-name="T3">)</text:span>。名嘴在法庭上說是<text:span text:style-name="T3"><text:s/>"</text:span>特殊性<text:span text:style-name="T3">" </text:span>的關係，簡稱特殊性關係，而不是特殊的<text:span text:style-name="T3"><text:s/>"</text:span>性關係<text:span text:style-name="T3">"</text:span>。<text:span text:style-name="T3"><text:line-break/><text:line-break/></text:span>名嘴勝訴之後，出了法庭，我剛在電視上看到舊日的畫面，看到他竟然說原來金溥聰是<text:span text:style-name="T3"><text:s/>"</text:span>法院認證的男妓<text:span text:style-name="T3">"</text:span>。金先生接受訪問時指出這樣一個淺顯的基本做人做事的道理。他說，對於公眾人物，對其所作所為，你大可拼命挖苦、諷刺，但你不能捏造謠言，然後把謠言當成事實來評論與挖苦。<text:span text:style-name="T3"><text:line-break/><text:line-break/></text:span>台灣這個社會的文明良善程度，由此可見一斑。我們居然必須不斷講這樣一些最基本的做人做事的道理。可悲的是，不會有幾個人在乎的。至於那些滿口進步理念的混蛋們，不但不會在乎，他們事實上倒是很樂於見到這樣一種絲毫不在乎是非善惡的愚民暴民現象。<text:span text:style-name="T3"><text:line-break/><text:line-break/></text:span>一個東西之所以興盛，是因為它很有效。所以你看每次選舉，全是奧步<text:span text:style-name="T3">(</text:span>幾乎全是綠營所為<text:span text:style-name="T3">)</text:span>，栽贓抹黑造謠或是自導自演再嫁禍給對手等等，花樣百出，柯文哲當初的競選方式便是一例，但他的說法是，選舉都結束了，還講這些做什麼。可怕的是，人們居然也都採取這樣一種態度在看事情。<text:span text:style-name="T3"><text:line-break/><text:line-break/></text:span>尊重基本是非，是一個社會之所以能良善運作的一個前提要件，就像邏輯之於數學，就像一部車子的引擎那樣。對這樣一種基本價值無感、不在乎，那我不知道政治上或社會事務上還有什麼事情值得在乎？</text:p>
      <text:p text:style-name="P1"><text:span text:style-name="T1">陳真</text:span><text:s/>  |  2015.04.14 12:54   |   <text:a xlink:type="simple" xlink:href="http://palinfo.habago.org/Entry?Command=Information_PrintForum&amp;iPage=316#FORUM33834"><text:span text:style-name="T2">#</text:span></text:a></text:p>
      <text:p text:style-name="P3">講過許多次了，我本來很推崇陳水扁，但自從<text:span text:style-name="T3">1985-86</text:span>年因為阿扁在蓬萊島案的表現，我開始對他感到失望。例如他說寧可失去律師與議員資格也絕不上訴，但就在他講這話的同時，卻悄悄安排吳淑珍替他上訴。表面上好像沒有違反承諾，但實際上只是玩弄文字遊戲；他不上訴，卻請家屬上訴，那還不是一樣嗎？所以，當阿扁後來涉貪時他說<text:span text:style-name="T3"><text:s/>"</text:span>我絕沒有拿一毛錢<text:span text:style-name="T3">"</text:span>，這話是對的，因為他的確不是<text:span text:style-name="T3"><text:s/>"</text:span>拿一毛錢<text:span text:style-name="T3">" (</text:span>我已經很久沒有看過<text:span text:style-name="T3"><text:s/>"</text:span>一毛錢<text:span text:style-name="T3">" </text:span>的硬幣了<text:span text:style-name="T3">)</text:span>，而是拿好幾十億。<text:span text:style-name="T3"><text:line-break/><text:line-break/></text:span>真正看穿阿扁是大約<text:span text:style-name="T3">1990</text:span>年他開始當立委之後，特別是當他當上市長，我總算才看清楚這個人翻雲覆雨不擇手段的卑劣政客屬性，所以我從那時候開始就給他取了個綽號叫<text:span text:style-name="T3"><text:s/>"</text:span>天下第一大壞蛋<text:span text:style-name="T3">"</text:span>。<text:span text:style-name="T3"><text:line-break/><text:line-break/></text:span>很奇怪的是，台灣人對他的強烈好感卻反而從這時候，也就是所謂的<text:span text:style-name="T3"><text:s/>"</text:span>第一名立委<text:span text:style-name="T3">" </text:span>及<text:span text:style-name="T3"><text:s/>"</text:span>有夢最美、希望相隨<text:span text:style-name="T3">" </text:span>的台北市長之後，迅速高昇，一直到他當上總統，聲望達到顛峰。綠油油的長老教會，甚至還曾組團參訪阿扁老家，說要從參觀偉人的出生地，藉此體會偉人<text:span text:style-name="T3"><text:s/>"</text:span>堅苦卓絕<text:span text:style-name="T3">" </text:span>的用心與偉大精神。<text:span text:style-name="T3"><text:line-break/><text:line-break/></text:span>從這裏你就能看出，台灣社會對於公眾人事物的鑑賞能力不但大有問題，而且經常與事實相反，把人渣小癟三當英雄，把壞蛋當偶像當成理想家，卻把好人當成老鼠追打。當然，許多時候是出於顏色考量，明知善惡是非，卻故意抹黑，藉以傷害異己。但一般人卻不是這樣。一般人是真的鑑賞能力有問題。<text:span text:style-name="T3"><text:line-break/><text:line-break/></text:span>當你說某個偶像明星、英雄、偉人是<text:span text:style-name="T3"><text:s/>"</text:span>天下第一大壞蛋<text:span text:style-name="T3">" </text:span>時，一般人聽了，只會覺得你在亂罵，是不是頭殼壞去了；明明就是勤政清廉憨厚淳樸、為人民吃盡苦頭而且還坐黑牢為人民犧牲奉獻的偉大<text:span text:style-name="T3"><text:s/>"</text:span>台灣之子<text:span text:style-name="T3">"</text:span>，怎麼會是大壞蛋，而且還是<text:span text:style-name="T3"><text:s/>"</text:span>天字第一號大壞蛋<text:span text:style-name="T3">"</text:span>？<text:span text:style-name="T3"><text:line-break/><text:line-break/></text:span>但是，仍然有許多人對於我對阿扁的極度負面評價十分好奇，當時經常因此有人求見；甚至當我在英國時，都還有人特地來找我，就只為了想聽聽阿扁的事，他們以為我一定知道什麼內幕，否則不會做出一種與一般人的<text:span text:style-name="T3"><text:s/>"</text:span>常識<text:span text:style-name="T3">" </text:span>完全相反的評價。<text:span text:style-name="T3"><text:line-break/><text:line-break/></text:span>但我的確沒有任何內幕。我那時已脫離政治，而且平常也不太看報紙，那時也沒有網路，我對政治人事物的相關資訊，說不定比一般人還要少。<text:span text:style-name="T3"><text:line-break/><text:line-break/></text:span>我對阿扁的評價，純粹就是從一些大家都知道的事情上看出來。一個人的好壞，不是看他做好事或做壞事，而是看他不管做好事或壞事或一切生活小事時的態度與心機；乃至從平常一些表面上微不足道的態度言行，就能清楚看見一種極其明顯的善惡。當然，我說他大壞蛋，指的是做為一個政治人物，而不是做為一個人。<text:span text:style-name="T3"><text:line-break/><text:line-break/></text:span>講這事，只是想講一種眼光，一種看事情的方式，簡單說就是一種鑑賞能力。一個鑑賞能力差的社會，自然也不可能會是個多麼文明良善的社會。<text:span text:style-name="T3"><text:line-break/><text:line-break/></text:span>從阿扁講到柯大帥，我並不是要說後者就是阿扁第二，我只是要說看事情的方式始終是一致的。我們根本不需要任何內幕就足以在善惡美醜上做出評價，因為事實或資訊可以刻意隱藏，但美醜卻根本藏不住，它總會透露在當事人平常的一言一行之中，差別只是在於你會不會看，是不是總是把善惡美醜看顛倒了，把人渣惡棍看成英雄偉人，卻把良善之士看成壞人。<text:span text:style-name="T3"><text:line-break/><text:line-break/></text:span>以這位柯先生為例，他總是嚴以律人卻完全徹底地寬待自己，例如他表面上痛斥社會充滿謠言充滿道聽途說，但他自己不就是這樣一種喜歡以訛傳訛、道聽途說，甚至經常刻意造謠抹黑或信口開河藉以傷害他人的人。<text:span text:style-name="T3"><text:line-break/><text:line-break/></text:span>另外，他口口聲聲理性嚴謹，但他的行事作風卻往往不經大腦，信口開河，嘴巴動得比腦子快，跟理性嚴謹沾不上一點邊。<text:span text:style-name="T3"><text:line-break/><text:line-break/></text:span>至於他的一堆承諾，例如選舉團隊不當官，例如什麼反黑箱等等，大概都只能當成放屁。<text:span text:style-name="T3"><text:line-break/><text:line-break/></text:span>還有，他表面上好像是什麼財團剋星似的，你看他假公濟私打擊鴻海時的那種囂張嘴臉；但事實上呢，在選前，又是完全另一副卑躬屈膝的模樣一心想<text:span text:style-name="T3"><text:s/>"</text:span>求見<text:span text:style-name="T3">" </text:span>郭台銘。<text:span text:style-name="T3"><text:line-break/><text:line-break/></text:span>這樣的一些巨大落差，當然不犯法，但從這樣一種落差，你大概也能看出一個人的道德水平，看出那些刻意彰顯在外或刻意吹捧的偉大特質之詭詐。<text:span text:style-name="T3"><text:line-break/><text:line-break/></text:span>藍綠雙方及其支持者，有一個極大的不同就是道德。過去十幾二十年來，你幾乎不曾見過哪個國民黨人或媒體會故意以造謠的方式去抹黑對手。但綠的這一邊卻剛好相反，我幾乎不曾聽過他們講一句實話；所有指控幾乎百分之百是捏造或刻意扭曲，然後在這個自己編造的謠言及謊言上大做文章，努力嘲諷、攻擊及進一步抹黑，無時無刻就是一直撒謊、造謠、抹黑。不但主其事者及主流媒體如此，連其支持者也普遍習慣以這套造謠抹黑的方式來傷害異己。<text:span text:style-name="T3"><text:line-break/><text:line-break/></text:span>令人驚駭的並不是政客的卑劣謊言成性，而是一個社會怎麼如此完全不在乎謊言謠言和抹黑？！只要顏色對了，不管怎麼惡搞都行，善惡是非根本不值一個屁；只要是敵人，不管用什麼齷齪手段去傷害對方也都無所謂；不但無所謂，而且還會受到極大的推崇與肯定，甚至成為所謂<text:span text:style-name="T3"><text:s/>"</text:span>意見領袖<text:span text:style-name="T3">"</text:span>。<text:span text:style-name="T3"><text:line-break/><text:line-break/></text:span>甘地對於非暴力的許多想法，其實在台灣是完全用不上的，因為距離那個等級實在太遙遠。例如講到宗教與政治，甘地說，我們應容忍各種不同的想法與信仰的存在；他說，<text:span text:style-name="T3">"</text:span>不容忍<text:span text:style-name="T3">" </text:span>本身就是一種暴力。但在台灣，誰只要稍微肯定中國或肯定大陸人，誰就是賣台敵人；十幾年來一直在扣帽、炒作、獵捕這樣一種對黨國不忠的內部敵人。<text:span text:style-name="T3"><text:line-break/><text:line-break/></text:span>我並不是說大家應該起而反抗這樣一些無所不在的法西斯暴力與謊言。要不要反抗，個人只能自行決定看要如何自處。但重要的是，你到底生不生氣、憤不憤怒、悲不悲傷？還是你一點感覺也沒有？我想這才是重點。<text:span text:style-name="T3"><text:line-break/><text:line-break/></text:span>我從一個人有多少義憤和悲傷，來判斷他跟我之間的距離有多遠。我常說，達摩東來，只為找一個不受人惑的人。這話也許該改成，找一個真的會生氣、會難過的人。面對世上永無止盡的各種血腥謊言與囂張惡事，你究竟生不生氣、悲不悲傷，這恐怕才是這世界究竟還有沒有救的一個根本關鍵。<text:span text:style-name="T3"><text:line-break/><text:line-break/></text:span>陳真<text:span text:style-name="T3"><text:line-break/>==========<text:line-break/></text:span>柯建銘：沒安排柯郭會<text:span text:style-name="T3"><text:s/>3</text:span>億是捐世博台北館<text:span text:style-name="T3"><text:line-break/><text:line-break/>2015</text:span>年<text:span text:style-name="T3">4</text:span>月<text:span text:style-name="T3">13</text:span>日<text:span text:style-name="T3"><text:line-break/><text:line-break/></text:span>中央社<text:span text:style-name="T3"><text:line-break/><text:line-break/></text:span>民主進步黨籍立法委員柯建銘今天表示，去年<text:span text:style-name="T3">7</text:span>、<text:span text:style-name="T3">8</text:span>月台北市長柯文哲主動希望他引薦郭台銘，但他心中嘀咕，拜會他有用嗎？我就按兵不動，後來剛好有個機會與郭台銘餐敘，郭台銘告訴他，柯文哲致電希望拜會，請柯建銘轉告柯文哲不方便，「我支持連勝文」<text:span text:style-name="T3"><text:s/></text:span>。<text:span text:style-name="T3"><text:line-break/><text:line-break/></text:span>至於所謂郭台銘捐款<text:span text:style-name="T3">3</text:span>億元一事，柯建銘說，他是告訴柯文哲郭台銘挺藍挺連，郭台銘曾捐款<text:span text:style-name="T3">3</text:span>億元給世博台北館，選後柯文哲冒出<text:span text:style-name="T3">3</text:span>億男說法，但事實就是如此，柯<text:span text:style-name="T3">P</text:span>心知肚明。<text:span text:style-name="T3"><text:line-break/><text:line-break/>=========<text:line-break/></text:span>連勝文前發言人酸柯<text:span text:style-name="T3">P </text:span>曾說不要用聽說<text:span text:style-name="T3"><text:line-break/><text:line-break/>2015</text:span>年<text:span text:style-name="T3">4</text:span>月<text:span text:style-name="T3">13</text:span>日<text:span text:style-name="T3"><text:s/></text:span>中央社<text:span text:style-name="T3"><text:line-break/><text:line-break/></text:span>台北市長柯文哲選後爆料有企業家捐給對手<text:span text:style-name="T3">3</text:span>億，今天出庭作證表示是立委柯建銘告訴他的。連勝文參選台北市長時的發言人錢震宇在臉書表示，有空的話，<text:span text:style-name="T3">google</text:span>「柯文哲<text:span text:style-name="T3"><text:s/></text:span>不要用聽說的」看看。<text:span text:style-name="T3"><text:line-break/><text:line-break/></text:span>錢震宇接受媒體訪問時表示，選舉期間到選後，連勝文就常因「聽說」飽受攻擊，深受其害。例如老鼠尾竊聽案、名嘴所言「別讓勝文不開心」等諸多案例，都是不實指控，但卻讓當事人及其陣營遭到污名化。<text:span text:style-name="T3"><text:line-break/><text:line-break/></text:span>錢震宇說，柯文哲的<text:span text:style-name="T3"><text:s/>"</text:span>聽說<text:span text:style-name="T3">"</text:span>，令人非常遺憾，也非台北市民所樂見。他表示，連勝文希望柯文哲作為台北市長，發言必須謹慎、負責任，尤其牽涉到他人，必須拿出證據。<text:span text:style-name="T3"><text:line-break/><text:line-break/>=========<text:line-break/></text:span>老柯打臉柯<text:span text:style-name="T3">P</text:span>：郭台銘<text:span text:style-name="T3">3</text:span>億元是捐給世博台北館<text:span text:style-name="T3"><text:line-break/><text:line-break/></text:span>新頭殼<text:span text:style-name="T3">2015</text:span>年<text:span text:style-name="T3">4</text:span>月<text:span text:style-name="T3">13</text:span>日<text:span text:style-name="T3"><text:line-break/><text:line-break/></text:span>林朝億<text:span text:style-name="T3">/</text:span>台北報導<text:span text:style-name="T3"><text:line-break/><text:line-break/></text:span>對於台北市長柯文哲指當初是聽民進黨團總召柯建銘說郭台銘捐給連勝文<text:span text:style-name="T3">3</text:span>億元，柯建銘今（<text:span text:style-name="T3">13</text:span>）日隨後反駁指出，去年他向柯文哲說的是，郭台銘是深藍的，<text:span text:style-name="T3">3</text:span>億元是捐給世博台北館。柯文哲「把很多事情糊在一起」，這是一場荒謬可笑的鬧劇，浪費社會資源；他也呼籲<text:span text:style-name="T3">3</text:span>方當事者，不要再提了，郭台銘也可以撤告。<text:span text:style-name="T3"><text:line-break/><text:line-break/></text:span>柯建銘表示，柯文哲是主動表示，希望他引見郭台銘的。去年<text:span text:style-name="T3">7</text:span>、<text:span text:style-name="T3">8</text:span>月，柯文哲到他辦公室來表示，他是要選舉的人，必須拜訪尋求支持，所以希望柯建銘幫忙引見郭台銘。<text:span text:style-name="T3"><text:line-break/><text:line-break/></text:span>後來，柯建銘有次跟郭台銘在一個餐敘場合會晤。柯要離開時，郭台銘趕過來告訴他，柯<text:span text:style-name="T3">P</text:span>的辦公室打電話來說要見郭。郭請柯建銘轉告，「不方便，我是支持連勝文，長期支持國民黨」。<text:span text:style-name="T3"><text:line-break/><text:line-break/></text:span>柯建銘回來後就找了柯文哲，告訴柯<text:span text:style-name="T3">P</text:span>說，郭台銘是很清楚支持連戰、連勝文的。郭台銘說「不方便」，「既然不方便，就不要去拜訪，免得你們兩個坐在一起，會發生什麼火花，那就算了」。他還說了，「世博台北館，郭台銘正式捐了<text:span text:style-name="T3">3</text:span>億元給郝龍斌」<text:span text:style-name="T3"><text:line-break/></text:span>。<text:span text:style-name="T3"><text:line-break/></text:span>柯建銘說，事實就是如此，「柯<text:span text:style-name="T3">P</text:span>自己心裡非常清楚，心知肚明」，「他把很多事情糊在一起」。<text:span text:style-name="T3"><text:line-break/><text:line-break/>============<text:line-break/></text:span>北市官員：郭台銘捐<text:span text:style-name="T3">3</text:span>億蓋台北館非給錢<text:span text:style-name="T3"><text:line-break/><text:line-break/></text:span>中央社<text:span text:style-name="T3"><text:s/>– 2015</text:span>年<text:span text:style-name="T3">4</text:span>月<text:span text:style-name="T3">13</text:span>日<text:span text:style-name="T3"><text:line-break/><text:line-break/></text:span>（中央社記者顧荃台北<text:span text:style-name="T3">13</text:span>日電）民進黨台北市議員童仲彥質疑，鴻海董事長郭台銘捐<text:span text:style-name="T3">3</text:span>億給世博台北館，但市府並未收到錢。曾經手承辦世博的北市府官員表示，鴻海是興建台北館的建築物跟設備，並非直接給錢，款項沒有經過市府，因此不會有錢的問題。<text:span text:style-name="T3"><text:line-break/><text:line-break/></text:span>根據台北市政府<text:span text:style-name="T3">97</text:span>年間的新聞稿，前台市長郝龍斌在<text:span text:style-name="T3">97</text:span>年<text:span text:style-name="T3">6</text:span>月<text:span text:style-name="T3">22</text:span>日與鴻海教育基金會創辦人郭台銘簽訂合作備忘錄，台北館的展覽內容、行銷主軸由台北市政府主導，鴻海基金會負責規劃、設計、興建、營運、策展，以及提供雙館所需的經費、人員與技術。新聞稿指出，郭台銘當時受訪表示，初估費用約<text:span text:style-name="T3">3</text:span>億元。</text:p>
      <text:p text:style-name="P1"><text:span text:style-name="T1">陳真</text:span><text:s/>  |  2015.04.13 03:09   |   <text:a xlink:type="simple" xlink:href="http://palinfo.habago.org/Entry?Command=Information_PrintForum&amp;iPage=316#FORUM33833"><text:span text:style-name="T2">#</text:span></text:a></text:p>
      <text:p text:style-name="P2">甘地對希特勒這個人本身，持有某種好評。我也始終覺得希特勒並不壞。但我也明白，許多時候，好人的為惡往往更可怕，因為他把自己當成正義的化身了。<text:span text:style-name="T3"><text:line-break/><text:line-break/>1940</text:span>年，甘地發表一封<text:span text:style-name="T3"><text:s/>"</text:span>給每一個英國人<text:span text:style-name="T3">" </text:span>的公開信，勸他們放下武器，改以非暴力的方式對抗納粹法西斯。甘地對英國人說，放下武器吧，因為武力對於維護你們的人性尊嚴來說，一點用處也沒有，何不就邀請希特勒和墨索里尼來你們的國家，讓你們美麗的家園任由他們佔領吧，看他們喜歡什麼就給他；任由你們的男女老幼被屠殺，但絕不交出你們的心、你們的靈魂，絕不對他們宣示效忠。<text:span text:style-name="T3"><text:line-break/><text:line-break/></text:span>暴力有各種形式；強欺弱，眾暴寡，為害之烈，尤勝機槍大砲。台灣上空，長久以來籠罩著這樣一股法西斯的暴力烏雲，這十幾年來，更是到了一種幾乎全面獲勝的瘋狂地步。<text:span text:style-name="T3"><text:line-break/><text:line-break/></text:span>島內如此，島外亦然。好話說盡的，壞事做絕；自由、民主與人權，多少罪惡，假汝之名。善惡易位，黑白顛倒。何止家園，幾乎連一切漂亮詞語都已被侵略佔領。<text:span text:style-name="T3"><text:line-break/><text:line-break/></text:span>世道若此，若說不挫折，那是騙人的。但我倒也時常想：當我一無所有，我還能憑何立足於這世上？當我如嬰兒般無力反抗，只能任人宰割時，難道我真的沒有任何足以讓<text:span text:style-name="T3"><text:s/>"</text:span>敵人<text:span text:style-name="T3">" </text:span>聞風喪膽的<text:span text:style-name="T3"><text:s/>"</text:span>武器<text:span text:style-name="T3">"</text:span>？<text:span text:style-name="T3"><text:line-break/><text:line-break/></text:span>我相信還是有的。講靈魂也許太沉重，但就算一個再卑微弱小的人，哪怕只是一條狗一隻貓，依然有著他的感情。我常告訴自己，你們大可取走我的一切，大可逼迫我噤聲不語，但有個東西卻連我自己也沒法刻意獻上，那就是我的感情，我的敬意，我的心。<text:span text:style-name="T3"><text:line-break/><text:line-break/></text:span>當然，<text:span text:style-name="T3">"</text:span>敵人們<text:span text:style-name="T3">" </text:span>怎麼會在乎一些無足輕重的人的情感與眼光？但我還是相信，假若我們真的站在良善的一方，總有一天，他們非在乎不可；只是這個<text:span text:style-name="T3"><text:s/>"</text:span>總有一天<text:span text:style-name="T3">"</text:span>，不知道究竟是何等遙遠之後的哪一天。<text:span text:style-name="T3"><text:line-break/><text:line-break/></text:span>重要的是，對於這個<text:span text:style-name="T3"><text:s/>"</text:span>總有一天<text:span text:style-name="T3">" </text:span>必將來臨的信心，我多少還是保有著。我能想像，也許五十年，也許數百年，總之若干年後，我們的孩子，或是孩子的孩子<text:span text:style-name="T3">...</text:span>，也許會在過往時空中尋找到這樣一些片語隻字，從而受到鼓舞；就像馬克思說的：後代高貴的人們，面對著我們的骨灰，將灑下熱淚。<text:span text:style-name="T3"><text:line-break/><text:line-break/></text:span>陳真<text:span text:style-name="T3"><text:line-break/>================<text:line-break/></text:span>林義雄：張慶忠再囂張跋扈，將是發動落選第一人<text:span text:style-name="T3"><text:line-break/><text:line-break/></text:span>民報作者：<text:span text:style-name="T3"><text:s/></text:span>記者林冠妙<text:span text:style-name="T3"><text:line-break/><text:line-break/></text:span>台北報導<text:span text:style-name="T3"><text:s/>2015</text:span>年<text:span text:style-name="T3">4</text:span>月<text:span text:style-name="T3">10</text:span>日<text:span text:style-name="T3"><text:line-break/><text:line-break/></text:span>針對中國國民黨立委張慶忠宣稱自己被黃國昌恐嚇到「去收驚」一事，「<text:span text:style-name="T3">410</text:span>還權於民」工作小組榮譽召集人林義雄今（<text:span text:style-name="T3">10</text:span>）日在「重返立院」活動現場表示，黃國昌當天已相當客氣，若張慶忠再囂張跋扈，將是發動落選的第一對象。<text:span text:style-name="T3"><text:line-break/></text:span>人民作主教育基金會、島國前進、割闌尾計畫、公民<text:span text:style-name="T3">1985</text:span>行動聯盟共同發起「<text:span text:style-name="T3">410</text:span>還權於民」行動，今天下午號召上千人包圍立法院，排成「人」、「民」、「作」、「主」<text:span text:style-name="T3">4</text:span>個字，要求「補正公投法，修改選罷法」。<text:span text:style-name="T3"><text:line-break/><text:line-break/></text:span>日前立院審查公投法，立委張慶忠有意拖延，遭中研院研究員黃國昌怒嗆「國會之恥，我看不起你！」，昨天立院內政委員會排審《住宅法》，張慶忠戴起口罩，聲稱自己被「不法民眾」恐嚇，「嚇到去收驚」，因「夢靨無法散去」，宣佈散會。<text:span text:style-name="T3"><text:line-break/><text:line-break/></text:span>對此，林義雄今天在活動中以罕見的強硬口氣表示，大家對張慶忠都很了解，他不予評論，而黃國昌當天的反應已相當客氣，這個會期，張慶忠若再囂張跋扈，「將是我們發動落選的第一對象」。</text:p>
      <text:p text:style-name="P1"><text:span text:style-name="T1">陳真</text:span><text:s/>  |  2015.04.12 03:47   |   <text:a xlink:type="simple" xlink:href="http://palinfo.habago.org/Entry?Command=Information_PrintForum&amp;iPage=316#FORUM33832"><text:span text:style-name="T2">#</text:span></text:a></text:p>
      <text:p text:style-name="P3"><text:span text:style-name="T3">(</text:span>續<text:span text:style-name="T3">)<text:line-break/><text:line-break/></text:span>我們討論了很多有關正義，但我知道，我們越討論，只會離正義越遠。一個愛情專家，懂得很多有關愛情的道理，說起話來，心平氣和，面面周詳，但他所有話語的總和，恐怕比不上戀人的一滴眼淚。<text:span text:style-name="T3"><text:line-break/><text:line-break/></text:span>為了理解世界，我們創造了概念，但概念終究卻阻斷了理解世界的所有可能性。我們不再為義瘋狂、為愛惆悵；概念取代了血肉，帶來平靜與淡漠，從此我們再也聞不到花香，但我們對於花做為一種概念卻知之甚詳。於是我們保有了理性，遠離了瘋狂，卻也失落了生命。濟慈說得沒錯，<text:span text:style-name="T3">"</text:span>哲學使天使折翼<text:span text:style-name="T3">"</text:span>，天空之物，飄落凡塵。<text:span text:style-name="T3"><text:line-break/><text:line-break/></text:span>我的老師<text:span text:style-name="T3"><text:s/>Martin Kusch </text:span>說，他有兩個學生很有趣，思想剛好南轅北轍；一個是我系上的<text:span text:style-name="T3"><text:s/>"</text:span>學姊<text:span text:style-name="T3">"(</text:span>不是家裏那一個<text:span text:style-name="T3">)</text:span>，凡事都指向<text:span text:style-name="T3"><text:s/>"</text:span>知識論<text:span text:style-name="T3">"(epistemology)</text:span>，認為凡事皆可知；另一個卻說知識論不可能存在，連哲學都必須終結；那個人就是我。<text:span text:style-name="T3"><text:line-break/><text:line-break/></text:span>從蘇格拉底到維根斯坦，標誌了這樣一種對立與悲劇；一個把真的美的善的全化成問題，一個卻自廢武功，宣告哲學之死。何人勝出，不會有答案，只能各自抉擇屬於自己的一條路。<text:span text:style-name="T3"><text:line-break/><text:line-break/></text:span>講到這裏，來點現場配樂吧：<text:span text:style-name="T3"><text:line-break/><text:line-break/>http://goo.gl/dGbqko<text:line-break/><text:line-break/></text:span>這網址總共只有兩首歌反覆播放<text:span text:style-name="T3">(</text:span>音質特佳<text:span text:style-name="T3">)</text:span>，如果你用心聽而不是用大腦聽，聽個十遍八遍，我敢說，縱使鐵石心腸，也一定會心碎的。</text:p>
      <text:p text:style-name="P1"><text:span text:style-name="T1">隆誌</text:span><text:s/>  |  2015.04.11 15:28   |   <text:a xlink:type="simple" xlink:href="http://palinfo.habago.org/Entry?Command=Information_PrintForum&amp;iPage=316#FORUM33831"><text:span text:style-name="T2">#</text:span></text:a></text:p>
      <text:p text:style-name="P2"><text:span text:style-name="T3">To: </text:span>義德<text:span text:style-name="T3"><text:line-break/></text:span>您的說法真的是切中要害<text:span text:style-name="T3"><text:line-break/><text:line-break/></text:span>有時候，說台灣的言論自由，可是看網路論壇上，總感覺存在另一種圈禁。這種圈禁不是由政府，是由使用者有限眼界所產生。相反地，對岸雖老是被消遣沒有言論自由，可是看人人網、微博、知乎等社群網路，卻完全感受不到這樣的氛圍。甚至酸政府的言論，比台灣還酸。</text:p>
      <text:p text:style-name="P5"/>
      <text:p text:style-name="P1"><text:span text:style-name="T1">義德</text:span><text:s/>  |  2015.04.11 12:03   |   <text:a xlink:type="simple" xlink:href="http://palinfo.habago.org/Entry?Command=Information_PrintForum&amp;iPage=317#FORUM33830"><text:span text:style-name="T2">#</text:span></text:a></text:p>
      <text:p text:style-name="P2">說到翻牆相信中國那邊的網友都非常閑熟，雖然之前金盾工程又再度加強網路上網友短暫消失幾天後又重新出現。<text:span text:style-name="T3"><text:line-break/><text:line-break/></text:span>對於金盾工程封鎖網路上特定詞彙的做法我雖然覺得滿好笑的，因為只要某件公眾的事確實在發生就絕難在網路上銷聲匿跡，差別在查詢的人他的搜索能力跟資料判讀能力。<text:span text:style-name="T3"><text:line-break/><text:line-break/></text:span>常常臺灣在消遣中國沒有言論自由跟封鎖谷哥搜索引擎還有特定是詞彙，網友要上網都必須翻牆才可以看到外面的資訊，但在我眼裡臺灣的資訊封閉到一種讓人即使完全無法碰觸到外界還能非常自慰式的自我感覺良好。<text:span text:style-name="T3"><text:line-break/><text:line-break/></text:span>如果我在<text:span text:style-name="T3">yahoo</text:span>或<text:span text:style-name="T3">google</text:span>搜索引擎上面打上馬英九，我大概要翻個二三十頁才可能看到他最近的政策，其他前三十頁大概是垃圾新聞，或我想看亞太經合會的新聞大概會看到花邊新聞如海邊的比基尼辣妹在反全球化，而不是直接看到亞太經合會的內容。<text:span text:style-name="T3"><text:line-break/><text:line-break/></text:span>但我也不完全怪媒體，因為現在的新媒體習慣使用數據統計，哪一篇點閱率特高就容易被往前放讓看的人更容易看到，這一定程度凸顯了臺灣人看報的口味。<text:span text:style-name="T3"><text:line-break/><text:line-break/></text:span>我們在笑別人在鳥籠裡面但是不少人卻透過鳥籠的縫隙看到藍天白雲，而在籠外的我們卻不斷的往爛泥裡面鑽。</text:p>
      <text:p text:style-name="P1">zhu   |  2015.04.11 04:56   |   <text:a xlink:type="simple" xlink:href="http://palinfo.habago.org/Entry?Command=Information_PrintForum&amp;iPage=317#FORUM33829"><text:span text:style-name="T2">#</text:span></text:a></text:p>
      <text:p text:style-name="P3"><text:span text:style-name="T3">to</text:span>鄭啟承先生：<text:span text:style-name="T3"><text:line-break/></text:span>大陆翻墙可以使用深度<text:span text:style-name="T3">vpn</text:span>连接国外网站或者安装翻墙软件，相关信息在大陆搜索引擎百度上搜索可得。</text:p>
      <text:p text:style-name="P1">zhu   |  2015.04.11 04:36   |   <text:a xlink:type="simple" xlink:href="http://palinfo.habago.org/Entry?Command=Information_PrintForum&amp;iPage=317#FORUM33828"><text:span text:style-name="T2">#</text:span></text:a></text:p>
      <text:p text:style-name="P2">看了陈真老师的版面有一定时间了，今晚在凤凰网看了一个纪录片，<text:span text:style-name="T3">http://v.ifeng.com/documentary/special/docchina/#_v_www8 </text:span>看完后实在想分享给各位，是讲述慰安妇问题的，没有特定视角，没有特定价值观，就是朴实平淡的叙述老人生平经历。<text:span text:style-name="T3"><text:line-break/></text:span>还有下面的另一个纪录片犴达罕：讲述禁枪之后一个鄂温克族猎人的生活，刚看觉得这人完全是一个粗鄙的酒鬼，但越往后看越融入进到这人游离于简单生活中的复杂内心世界。</text:p>
      <text:p text:style-name="P1"><text:span text:style-name="T1">張紀庠</text:span><text:s/>  |  2015.04.10 14:16   |   <text:a xlink:type="simple" xlink:href="http://palinfo.habago.org/Entry?Command=Information_PrintForum&amp;iPage=317#FORUM33827"><text:span text:style-name="T2">#</text:span></text:a></text:p>
      <text:p text:style-name="P3">大家不要錯過了！！！！<text:span text:style-name="T3"><text:line-break/>_______________<text:line-break/></text:span>大導演庫斯杜力卡傳奇經典神作《地下社會》<text:span text:style-name="T3"><text:line-break/></text:span>將在榮獲坎城金棕櫚獎的<text:span text:style-name="T3">20</text:span>週年重現台灣大銀幕！<text:span text:style-name="T3"><text:line-break/>5/15 </text:span>光點華山、真善美<text:span text:style-name="T3"><text:s/></text:span>經典重現<text:span text:style-name="T3"> <text:line-break/><text:line-break/></text:span>預售資訊將於近日發布，敬請鎖定前景娛樂粉絲頁。</text:p>
      <text:p text:style-name="P1"><text:span text:style-name="T1">王修亮</text:span><text:s/>  |  2015.04.10 12:21   |   <text:a xlink:type="simple" xlink:href="http://palinfo.habago.org/Entry?Command=Information_PrintForum&amp;iPage=317#FORUM33826"><text:span text:style-name="T2">#</text:span></text:a></text:p>
      <text:p text:style-name="P2">少年至壯年，我曾經無知的以為道德是可以做得出來的，以為進之不已，絕不回首，就是理想與勇氣。壯年之後，澈悟自己的清高之姿，不過是另一種難以察覺的欲望。<text:span text:style-name="T3"><text:line-break/></text:span>而後所有學習的喜悅，都成為見證羞愧的汙濁。這時候讀了甘地的自傳，我確實找到自身的寧靜。重新檢視自我少年時的驕傲，與中年後的愧疚感。<text:span text:style-name="T3"><text:line-break/></text:span>甘地並不寧靜，寧靜的是我。<text:span text:style-name="T3"><text:line-break/></text:span>再十年之後，我懂得回首查看，然後明白自己的少年與中年都犯了「修道病」，驕傲與愧疚都是一種欲望，難怪躁鬱半生。<text:span text:style-name="T3"><text:line-break/><text:line-break/></text:span>學習至今，深知道德存乎自然，人間只有律法：有文字明述的顯性律法，與沒有文字明述的隱性律法。人間沒有道德。<text:span text:style-name="T3"><text:line-break/><text:line-break/></text:span>現在的我惟願寧靜，也近乎寧靜。我不知道這種寧靜感是不是另一種欲望，但是，面對整個世界的慘酷，如果不努力修習這寧靜，我無法繼續生活，無法承受衝擊，更無法繼續做我歡喜甘心的工作。我大概會殺死自己所有最愛的人，一起永遠逃離這個世界。<text:span text:style-name="T3"><text:line-break/></text:span>每當看見這類攜親帶子死亡的新聞，在撕心裂肺的痛惜不捨時，即使世人都指責自私無知時，我深感他們巨大的絕望。<text:span text:style-name="T3"><text:line-break/></text:span>如果寧靜是一種欲望，我寧願他們還擁有這種欲望。<text:span text:style-name="T3"><text:line-break/><text:line-break/></text:span>我感覺自己總是在生存的邊緣游移，道德與優劣比較都是太遙遠的事物。<text:span text:style-name="T3"><text:line-break/><text:line-break/></text:span>我熟於記錄生活，但非常不擅長有系統地描述思想，只能寫到這樣。</text:p>
      <text:p text:style-name="P1"><text:span text:style-name="T1">陳真</text:span><text:s/>  |  2015.04.10 12:07   |   <text:a xlink:type="simple" xlink:href="http://palinfo.habago.org/Entry?Command=Information_PrintForum&amp;iPage=317#FORUM33825"><text:span text:style-name="T2">#</text:span></text:a></text:p>
      <text:p text:style-name="P3">最近看了一部免費電影叫<text:span text:style-name="T3"><text:s/>"</text:span>十二夜<text:span text:style-name="T3">"</text:span>，若非免費，光看到監製是幾把刀，我就一點興趣也沒有了。之所以看這電影，主要當然是因為狗，否則，就算倒貼我五千塊，我也不可能去看這樣一個毫無藝術美感的人所監製或拍攝的電影。<text:span text:style-name="T3"><text:line-break/><text:line-break/></text:span>原本以為只要有動物，還能多難看？沒想到連動物的電影也能拍成這樣，你得耐著很大的性子才有辦法忍受。最好是一邊看一邊做其它的事，否則還是很難忍受。<text:span text:style-name="T3"><text:line-break/><text:line-break/></text:span>狗本身當然都是可愛的，但電影卻充滿刻意操弄的溫馨腔道德腔，而且不斷以一種噁心的、中產的、低俗心靈般的擬人化方式來描繪動物，透過極大量的剪接，刻意操弄這樣一種擬人化，使動物完全喪失牠應有的美麗天性，而變成一個個庸俗到爆的<text:span text:style-name="T3"><text:s/>"</text:span>人<text:span text:style-name="T3">"</text:span>；並且盡一切可能去操弄血腥與煽情，充滿道德腔，故做溫馨狀，但其實毫無感情可言，極為俗濫噁心；不斷刻意剪接，不斷操弄，非常冷血，讓我看得滿肚子火。<text:span text:style-name="T3"><text:line-break/><text:line-break/></text:span>綠營，或者說台灣的主流表達方式就是這樣，故做<text:span text:style-name="T3">XX</text:span>狀，一直故意要往某個其實很低俗噁心的方向去操弄，比方說故意要呈現當事人好單純、很淳樸、好可愛，好土直，表面上好像很俗氣，很凶，很粗線條，其實好有感情好溫馨好細膩哦。<text:span text:style-name="T3"><text:line-break/><text:line-break/></text:span>所有作者當然都會想要呈現某個感覺，但這樣一種昭然若揭、故做溫馨狀、充滿道德腔的操弄方式卻十分低級難耐。<text:span text:style-name="T3"><text:line-break/><text:line-break/></text:span>不但講故事的方式俗不可耐，而且總是講得好像當事人就是這樣或就是那樣，講得好像人不是人，而只是一種可以用某個答案來概括陳述的東西似的。<text:span text:style-name="T3"><text:line-break/><text:line-break/></text:span>比方我說的那些瞎捧某些符合當下政治需要的所謂記錄片，我雖沒看過，但我用肚臍想也知道，一定是說這些人這些運動好偉大呀，好勇敢呀，好溫馨呀，好愛台灣呀。<text:span text:style-name="T3"><text:line-break/><text:line-break/></text:span>但是，一個人之所以值得尊敬，難道首先不就是他得先是個<text:span text:style-name="T3"><text:s/>"</text:span>人<text:span text:style-name="T3">" </text:span>嗎？你把他講得好像不是人<text:span text:style-name="T3">(</text:span>至少不是一個完整的人<text:span text:style-name="T3">)</text:span>，或是講得像個什麼心理變態的怪物，那他還會偉大嗎？天底下有偉大的怪物嗎？<text:span text:style-name="T3"><text:line-break/><text:line-break/></text:span>電影<text:span text:style-name="T3">Downfall(</text:span>台譯帝國毀滅？<text:span text:style-name="T3">)</text:span>之所以動人，是因為當導演描述希特勒及其身邊的人時，並沒有把他們扭曲簡化成某種空洞角色，某種標準答案式的東西，而是把他們描寫成事實上跟你我沒啥兩樣的人。他們有的情緒和感情，我們也都有，他們並不特殊；他們不是什麼道德怪物或邪惡魔鬼。<text:span text:style-name="T3"><text:line-break/><text:line-break/></text:span>今天，假若讓綠營的人來拍蔣介石，恐怕不知道要把他拍成何等模樣了。不管褒或貶，往往空洞而扭曲。<text:span text:style-name="T3"><text:line-break/><text:line-break/></text:span>一個人，假若他對台灣史有興趣，我看他最好是死了這條心，因為台灣這個環境你是絕對一億個不可能安全、愉快地訴說有關它的歷史的，你能做的就只是不斷覆述既有的主流結論與標準答案。在這島上，歷史總是講得好像歷史不是歷史，而只是一種數量的累積與呈現，一種有著既定結論的資料收集活動與展示。<text:span text:style-name="T3"><text:line-break/><text:line-break/></text:span>我常提冷暖人生，它並不是在宣揚好人或揭發壞人，而是極其豐富且充滿感情<text:span text:style-name="T3">(</text:span>而不是充滿道德腔<text:span text:style-name="T3">)</text:span>地表達與呈現受訪者這樣一個<text:span text:style-name="T3"><text:s/>"</text:span>人<text:span text:style-name="T3">"</text:span>；賦予<text:span text:style-name="T3"><text:s/>"</text:span>人<text:span text:style-name="T3">" </text:span>應有的豐富內涵。受訪當事人所做的事也許很特殊，但他們的情感與情緒卻依然完整而且一點也不特殊。<text:span text:style-name="T3"><text:line-break/><text:line-break/></text:span>如果邪惡只是庸常之物，良善何嘗不也只是一般人性而不具任何特殊性。所謂偉人身上的美好特質，我們也都有；我們的所有人性缺點，他們當然也都有；彼此的人性與情感並無二致。我們跟他們的差別，只是在於他們經常性地向某種良善本性靠攏並且實踐之，倒不是說他們的情緒表現或人格內涵跟我們有著什麼不同成份；畢竟他們也是人，又不是怪物，更不是心理變態。<text:span text:style-name="T3"><text:line-break/><text:line-break/></text:span>陳豐偉二十幾年前給我寫的傳記<text:span text:style-name="T3"><text:s/>"</text:span>白衣黑幕<text:span text:style-name="T3">"</text:span>，幫我吸引不少粉絲，好多學妹或護士同事因此仰慕我仰慕得要命，但我得老實說，我根本不是那樣的人，我又不是心理變態，我跟任何人在人性與情感情緒等各方面，根本沒有兩樣，把我<text:span text:style-name="T3">"</text:span>定位<text:span text:style-name="T3">" </text:span>成某種救國救民的正義角色，恰恰是一種扭曲與簡化。再怎麼說我也是個<text:span text:style-name="T3"><text:s/>"</text:span>人<text:span text:style-name="T3">"</text:span>，而不是什麼角色，更不是什麼特殊角色。天底下不會有這樣一種怪物。<text:span text:style-name="T3"><text:line-break/><text:line-break/></text:span>假若今天冷暖人生的陳曉楠要介紹我這個人，我是不怕的，雖然我也不是很樂意；但假若今天是台灣人或其他人要介紹我這個人，我是絕不可能接受的，因為我不相信他們看事情的眼光與美感。即使是把我講成一種正面角色，一樣是一種難以忍受的扭曲與空洞化。<text:span text:style-name="T3"><text:line-break/><text:line-break/></text:span>好人也是人，壞人也是人，一切都得回到<text:span text:style-name="T3"><text:s/>"</text:span>人<text:span text:style-name="T3">" </text:span>的基本位置上來才看得見生命的各種不同表現。幾千年來，不管時空與朝代如何流轉，不管何種文化，人性的深刻與複雜卻始終沒有什麼改變。</text:p>
      <text:p text:style-name="P1"><text:span text:style-name="T1">陳真</text:span><text:s/>  |  2015.04.10 02:20   |   <text:a xlink:type="simple" xlink:href="http://palinfo.habago.org/Entry?Command=Information_PrintForum&amp;iPage=317#FORUM33824"><text:span text:style-name="T2">#</text:span></text:a></text:p>
      <text:p text:style-name="P2">本周六靜站。但我龍體微恙，遭到禁足，仍在休養中，由學姊代為出馬。在此說一聲，怕有人來找，撲空。</text:p>
      <text:p text:style-name="P1"><text:span text:style-name="T1">陳真</text:span><text:s/>  |  2015.04.10 02:07   |   <text:a xlink:type="simple" xlink:href="http://palinfo.habago.org/Entry?Command=Information_PrintForum&amp;iPage=317#FORUM33823"><text:span text:style-name="T2">#</text:span></text:a></text:p>
      <text:p text:style-name="P3">如果甘地是一個所謂寧靜、不悲傷、不憤怒的人，那我不知道這樣一種人有何值得尊敬可言？這意思是說，寧靜不就是悲傷與憤怒的同義詞？寧靜怎麼會被獨立出來做為一種與<text:span text:style-name="T3">"</text:span>悲傷<text:span text:style-name="T3">" </text:span>和<text:span text:style-name="T3">"</text:span>憤怒<text:span text:style-name="T3">" </text:span>或<text:span text:style-name="T3"><text:s/>"</text:span>壯烈<text:span text:style-name="T3">" </text:span>等等情緒或情操對立或甚至高出一等的東西？彷彿好人還分等級、分類別，彷彿誰只要透露出悲傷或憤怒，誰就是道德境界還不夠，身上還存著一種道德缺陷似的。<text:span text:style-name="T3"><text:line-break/><text:line-break/></text:span>我要說的是，天底下沒有這樣一種<text:span text:style-name="T3"><text:s/>"</text:span>寧靜<text:span text:style-name="T3">"(</text:span>去除了悲傷與憤怒之低等情緒<text:span text:style-name="T3">)</text:span>的好人，甘地當然更不是這樣的人，而且恰恰是個一點也不寧靜、並且經常充滿憤怒挫折的人；若非如此，怎麼會去做那樣一些壯烈之事？<text:span text:style-name="T3"><text:line-break/><text:line-break/></text:span>長久以來，我創了一個詞叫道德腔。道德腔很惹人厭。道德腔就是在<text:span text:style-name="T3"><text:s/>"</text:span>人<text:span text:style-name="T3">" </text:span>的道德情緒或道德情操或人事物<text:span text:style-name="T3">(</text:span>純屬人為虛構<text:span text:style-name="T3">)</text:span>的道德本質上做文章做比較，這人高出那人一等，像在造神那樣，而且是做出一種明明是人為虛構但卻講得好像<text:span text:style-name="T3"><text:s/>"</text:span>固有本質就是如此<text:span text:style-name="T3">" </text:span>的文章。<text:span text:style-name="T3"><text:line-break/><text:line-break/></text:span>比方說，這幾十年來，綠營勢力大行其道，市面上出現一大堆低級到爆的所謂記錄片或各種影像、文字，歌頌比方說田朝明、田媽媽、林義雄、鄭南榕、史明等等，或是歌頌某個所謂社會運動、某段歷史，總是充滿令人厭惡透頂的道德腔。<text:span text:style-name="T3"><text:line-break/><text:line-break/></text:span>雖然我從未看過這些爛片，但我又不是今天才出來混的，我當然知道時下這樣一些綠油油的人如何<text:span text:style-name="T3"><text:s/>"</text:span>說故事<text:span text:style-name="T3">"</text:span>。就跟過去的舊黨國時期的說故事方法一模一樣，什麼可歌可泣的英烈千秋，視死如歸的八百壯士，筧橋英烈傳，還有蔣公、國父以及黃花崗七十二完人等等等，也都是充滿這樣一種道德腔，而且往往是<text:span text:style-name="T3"><text:s/>"</text:span>比較級<text:span text:style-name="T3">" </text:span>的道德腔，彷彿這些人身上擁有什麼特殊、而為一般人所欠缺的偉大道德情操似的。<text:span text:style-name="T3"><text:line-break/><text:line-break/></text:span>如果有個人身上真有這樣一些特殊的、所謂偉大而高人一等的東西，那他肯定是個怪物。以這樣一種扭曲的道德腔去理解人事物是在美感上讓人很難忍受的。<text:span text:style-name="T3"><text:line-break/><text:line-break/></text:span>比方說，林義雄是個好人，但可別把他說成神聖，說得好像他擁有什麼旁人不可企求的什麼特殊道德情操或多麼寧靜聖潔的道德情緒似的。事實上，他脾氣可大了，而且講話其實還蠻毒的，動不動就說誰是<text:span text:style-name="T3"><text:s/>"</text:span>無恥政客<text:span text:style-name="T3">"</text:span>。我當然不是要抹黑他，不但不是抹黑，而是說，正因為他如此正常而平凡，跟你我無異，因其良善，於是才值得尊敬不是嗎？<text:span text:style-name="T3"><text:line-break/><text:line-break/></text:span>道德絕不是什麼特殊之物；情緒更是一體平等，悲傷或憤怒又怎麼會是一種彷彿意味著某種人格與道德境界上的低落與欠缺？<text:span text:style-name="T3"><text:line-break/><text:line-break/></text:span>我們尊敬甘地，但尊敬一個人就是真實地理解他，而不是把他曲解成一個所謂寧靜聖潔的道德怪物。甘地哪會寧靜？他生氣起來還會打老婆、甚至要把她趕出門的。甘地在政治上的作為也往往與同志衝突不斷，經常搞得眾叛親離。<text:span text:style-name="T3"><text:line-break/><text:line-break/></text:span>我要說的是，這些憤怒悲傷孤獨壯烈等等，恰恰是<text:span text:style-name="T3"><text:s/>"</text:span>美<text:span text:style-name="T3">" </text:span>的一部份，而不是一種缺陷。道德或美，乃至人事物的意義，是一種在熾熱情感中悲愴誕生的東西；若沒有這樣一些東西，卻有著寧靜，那恐怕是一種冷血而非寧靜。<text:span text:style-name="T3"><text:line-break/><text:line-break/></text:span>我常對人們的<text:span text:style-name="T3"><text:s/>"</text:span>寧靜<text:span text:style-name="T3">" </text:span>感到很不可思議，究竟這世界是要荒謬病態可惡慘烈的什麼地步，然後才能點燃人們心中一點點真實的憤怒和悲傷？還是說大家修養都很好，家教都很好，好到好像不管世界怎麼樣都不會憤怒失控而做出對自己不利的事似的。<text:span text:style-name="T3"><text:line-break/><text:line-break/></text:span>華人社會似乎特別有這樣一種希聖希賢的<text:span text:style-name="T3"><text:s/>"</text:span>寧靜<text:span text:style-name="T3">" </text:span>感，以之為美，以之為德，誰激動誰憤怒彷彿誰就破壞了自己的形象、人格上有了缺陷似的。甘地絕對不是這樣的寧靜之徒，而且恰恰是這樣的人的反面，他是充滿憤怒血肉的；人世中一點點的灰塵與不幸，都能讓他滿懷傷悲，痛不欲生。這才像個人不是嗎？</text:p>
      <text:p text:style-name="P1"><text:span text:style-name="T1">王修亮</text:span><text:s/>  |  2015.04.09 00:30   |   <text:a xlink:type="simple" xlink:href="http://palinfo.habago.org/Entry?Command=Information_PrintForum&amp;iPage=317#FORUM33822"><text:span text:style-name="T2">#</text:span></text:a></text:p>
      <text:p text:style-name="P2">韓非子說：「仁者，謂其中心欣然愛人也。其喜人之有福而惡人之有禍也。」<text:span text:style-name="T3"><text:line-break/></text:span>每見此句，羞愧難當。為何我的仁慈常常需要和欲望搏命掙扎？<text:span text:style-name="T3"><text:line-break/></text:span>佛陀悟道的黑白之爭即使激烈，仍是如此高潔難企。王陽明為蒼生累死病榻，只留一句：「此心光明，夫復何言。」<text:span text:style-name="T3"><text:line-break/></text:span>聖賢們何以自在若此？我為何如此汙濁不堪？<text:span text:style-name="T3"><text:line-break/><text:line-break/></text:span>早年看過甘地的自傳，歲月流逝，許多細節已經模糊，但心中鮮明的記得，自傳中多次談到他生命中的欲望與誘惑，錯誤與修正。<text:span text:style-name="T3"><text:line-break/></text:span>我只在甘地的自傳中，找到過解脫於罪惡感的寧靜。<text:span text:style-name="T3"><text:line-break/></text:span>一點感言而已。</text:p>
      <text:p text:style-name="P1"><text:span text:style-name="T1">陳真</text:span><text:s/>  |  2015.04.08 16:21   |   <text:a xlink:type="simple" xlink:href="http://palinfo.habago.org/Entry?Command=Information_PrintForum&amp;iPage=317#FORUM33821"><text:span text:style-name="T2">#</text:span></text:a></text:p>
      <text:p text:style-name="P3"><text:span text:style-name="T3">(</text:span>再續<text:span text:style-name="T3">)<text:line-break/><text:line-break/></text:span>甘地雖然寫信勸世界各國政府與人民以非暴力方式對抗日本帝國主義及納粹法西斯，但形勢比人強，他後來仍然改變了想法，改成支持對法西斯的戰爭，甚至不惜<text:span text:style-name="T3"><text:s/>"</text:span>把自由印度的一切投入反法西斯的武裝鬥爭<text:span text:style-name="T3">"</text:span>。<text:span text:style-name="T3"><text:line-break/><text:line-break/></text:span>甘地一旦相信的事，便很難改變，直到眾叛親離或時勢所逼，才會做出<text:span text:style-name="T3"><text:s/>"</text:span>痛苦的轉變<text:span text:style-name="T3">"</text:span>。他說，自己是一個<text:span text:style-name="T3"><text:s/>"</text:span>精明的政客<text:span text:style-name="T3">"</text:span>。當然，會這樣說自己的絕不可能有多精明，也許把精明改為務實還差不多。<text:span text:style-name="T3"><text:line-break/><text:line-break/></text:span>甘地充滿理想，而且這些理想往往與現代主流完全背道而馳。例如他反對民主，蔑視議會制度，他嘲笑英國的議會是<text:span text:style-name="T3"><text:s/>"</text:span>一群娼妓<text:span text:style-name="T3">" </text:span>在開會，說這些娼妓<text:span text:style-name="T3">(</text:span>即國會議員<text:span text:style-name="T3">)</text:span>沒有一己良知，而只是根據黨的政策在投票，這不是娼妓，什麼是娼妓。後來甘地修正了立場，說要搞選舉投票可以，但只有勞動者才有資格投票。<text:span text:style-name="T3"><text:line-break/><text:line-break/></text:span>另外，甘地徹底反對科學，他形容機器是一種<text:span text:style-name="T3"><text:s/>"</text:span>黑色魔鬼<text:span text:style-name="T3">"</text:span>，人心敗壞的源頭。他甚至反對各種現代社會機制，認為現代物質文明與工業文明是<text:span text:style-name="T3"><text:s/>"</text:span>魔鬼的文明<text:span text:style-name="T3">"</text:span>，是<text:span text:style-name="T3"><text:s/>"</text:span>罪惡的深淵<text:span text:style-name="T3">"</text:span>，他自己留學英國念法律，原本很嚮往西方的社會與生活，但他後來卻相信印度要得救，必須拋棄過去幾十年來的魔鬼文明毒素，包括鐵路、郵局、醫院或律師及醫生等等，全部都必須丟棄。<text:span text:style-name="T3"><text:line-break/><text:line-break/></text:span>甘地的許多想法極為基進且激進，這也難怪他老是生氣，老是搞得眾叛親離。不過，他最後也常常會做出<text:span text:style-name="T3"><text:s/>"</text:span>修正<text:span text:style-name="T3">"</text:span>。<text:span text:style-name="T3"><text:line-break/><text:line-break/></text:span>人是不可能偉大的一種生物。有些人很善良，很有趣，自然也就很討人喜歡，但這並不意味著他的每個想法都是對的。再說，當下正確的看法，過些時日也許就不適用了。記得<text:span text:style-name="T3">email</text:span>剛出現時，聽說劍橋一些想法比較復古比較反科學文明的老師很排斥，拒絕使用。我沒那麼極端，但我基本上也很排斥，只是我知道形勢比人強。我嚮往飛鴿傳書的浪漫，但是根據動保法，拿鴿子當郵差送信，說不定得罰款，涉嫌虐待動物。<text:span text:style-name="T3"><text:line-break/><text:line-break/></text:span>非暴力抗爭的祖師爺<text:span text:style-name="T3">--</text:span>梭羅的那個年代，郵政體系剛出現，他甚至連寄信都排斥不屑得很，嘲弄那些喜歡寫信、喜歡去郵局寄信的人真是附庸風雅很沒水準。要是梭羅和甘地活在這年代，面對<text:span text:style-name="T3">email</text:span>，面對無孔不入的<text:span text:style-name="T3">Line</text:span>，豈不是要氣死了？<text:span text:style-name="T3"><text:line-break/><text:line-break/></text:span>這時候，你就能明白我創辦忍教、創造忍功的重要貢獻了。生氣是沒有用的，我們應該透過忍功把生氣轉化為憤怒，像珍惜石油能源那樣，盡量別浪費，把它保存下來，讓它轉換成一種有益於人的能量和動能，而不是譙一譙就了事。</text:p>
      <text:p text:style-name="P1"><text:span text:style-name="T1">陳真</text:span><text:s/>  |  2015.04.08 15:25   |   <text:a xlink:type="simple" xlink:href="http://palinfo.habago.org/Entry?Command=Information_PrintForum&amp;iPage=317#FORUM33820"><text:span text:style-name="T2">#</text:span></text:a></text:p>
      <text:p text:style-name="P2"><text:span text:style-name="T3">(</text:span>續<text:span text:style-name="T3">)<text:line-break/><text:line-break/></text:span>小學時，每個學生都會有一本<text:span text:style-name="T3"><text:s/>"</text:span>學生手冊<text:span text:style-name="T3">"</text:span>。每個學期末，老師會在上面寫評語，要求學生帶回去給家長看。我得到的評語通常是<text:span text:style-name="T3"><text:s/>"</text:span>謙恭有禮<text:span text:style-name="T3">"</text:span>、<text:span text:style-name="T3">"</text:span>善良熱心<text:span text:style-name="T3">" "</text:span>重榮譽守規矩<text:span text:style-name="T3">" </text:span>之類、但有一回，來個新導師，他給我的評語卻是<text:span text:style-name="T3"><text:s/>"</text:span>桀驁不馴<text:span text:style-name="T3">"</text:span>、<text:span text:style-name="T3">"</text:span>不服管教<text:span text:style-name="T3">"</text:span>，後來又換另一位導師，於是我又恢復<text:span text:style-name="T3"><text:s/>"</text:span>謙恭有禮<text:span text:style-name="T3">"</text:span>。<text:span text:style-name="T3"><text:line-break/><text:line-break/></text:span>不是有個盲人摸象的典故嗎？摸到大腿的說大象長得像一根強壯的柱子，摸到鼻子的說不對不對，大象軟軟彎彎的一條，而且還會一直動來動去。其實這些說法都對，但也都不對，大象畢竟是個整體，不同部份有不同模樣。跟我一樣，大象個性溫和，但你最好別惹他，否則讓他發起飆來可不是好惹的。<text:span text:style-name="T3"><text:line-break/><text:line-break/></text:span>剛出國念書時，有個<text:span text:style-name="T3"><text:s/>"</text:span>讀者<text:span text:style-name="T3">"</text:span>，好像是在台大教書，來劍橋找我，據說事後很失望，對外說我很嚴肅很冷淡；她說她從我的文字判斷，本來以為我是個喜歡搞笑、話很多的活寶型人物，沒想到嚴肅寡言，難以親近。<text:span text:style-name="T3"><text:line-break/><text:line-break/></text:span>其實我不是嚴肅，而是高度緊張，就像兔子看到獵人一樣，嚇壞了。因為來者是一個很自以為是、很侵略性的人，喜歡對<text:span text:style-name="T3"><text:s/>"</text:span>人<text:span text:style-name="T3">" </text:span>指指點點那種人，所以把我嚇壞了，嚇得全身僵硬。<text:span text:style-name="T3"><text:line-break/><text:line-break/></text:span>有時候，即便面對同一個人，我們也往往會得到截然不同的評價。就好像我常提到的那位劍橋的好朋友，很多人因為我的高度誇讚而要求我帶他們去朝聖，結果統統失望，人們大多把他看成一個不起眼不出色的衰尾道人，但在我眼裏，他卻像天上的太陽；整個世界從他身上必然得到許多溫暖。<text:span text:style-name="T3"><text:line-break/><text:line-break/></text:span>學弟陳豐偉寫了一篇傳記文學叫做<text:span text:style-name="T3"><text:s/>"</text:span>白衣黑幕<text:span text:style-name="T3">"</text:span>，在中國時報得獎，那篇文章是在描繪我，把我寫成一個正義之士，但我自覺根本不是那種人，而且應該恰恰是那種人的反面才對。不過，別人眼中的我究竟如何，我也管不了。我只知道我不是那種救國救民的正義之士。雖然自余束髮以來，即追隨自己從事革命，但我終究不是那樣一種革命之徒。<text:span text:style-name="T3"><text:line-break/><text:line-break/></text:span>蘇格拉底深究事物原理，辯駁是非價值，挑戰當權，樹敵無數，搞到被判死刑；人家要給他一條流亡的活路他都還不要，寧可一死，但我們終究不會說蘇格拉底是個正義之士或革命之徒。<text:span text:style-name="T3"><text:line-break/><text:line-break/></text:span>甘地是個非常容易生氣的人，但他說，透過一些慘痛的經驗與教訓，他慢慢學會把生氣轉化為憤怒，並且努力保有這樣一種憤怒，<text:span text:style-name="T3">"</text:span>就好像保有熱度<text:span text:style-name="T3">(heat)</text:span>成為一種能量<text:span text:style-name="T3">(energy)</text:span>那樣<text:span text:style-name="T3">"</text:span>。把熱浪費掉消耗掉是很可惜的，但光是熱也沒有用，那只是發高燒，是<text:span text:style-name="T3"><text:s/>"</text:span>非暴力的敵人<text:span text:style-name="T3">"</text:span>；重要的是把熱轉為能量。沒有這樣一種因為憤怒而來的能量，不可能支撐他一生所面臨的無數災厄與悲劇及眾叛親離。<text:span text:style-name="T3"><text:line-break/><text:line-break/></text:span>甘地最敵視的一種人性特質就是驕傲與虛榮。他說，生氣發高燒是<text:span text:style-name="T3"><text:s/>"</text:span>非暴力的敵人<text:span text:style-name="T3">"</text:span>，但是，<text:span text:style-name="T3">"</text:span>驕傲與虛榮卻是足以吞噬整個非暴力運動的怪物<text:span text:style-name="T3">"</text:span>。<text:span text:style-name="T3"><text:line-break/><text:line-break/></text:span>許多時候，運動往往帶來一種正義的虛榮。這樣一種東西，表面上好像帶來一種動員效果，但就如甘地所說，它不但有害而無益，而且是<text:span text:style-name="T3"><text:s/>"</text:span>足以吞噬整個非暴力運動的怪物<text:span text:style-name="T3">"</text:span>。<text:span text:style-name="T3"><text:line-break/><text:line-break/></text:span>虛榮很常見，它有個基本心態就是<text:span text:style-name="T3"><text:s/>"</text:span>我比你行<text:span text:style-name="T3">"</text:span>：我比你們清高，我比你們正義，我比你們冷靜，我比你們有愛心，我比你們睿智，我比你們祥和，我比你們豁達<text:span text:style-name="T3">...</text:span>等等等。這些特質也許都是好的，但一旦成為一種比較，成為一種<text:span text:style-name="T3"><text:s/>"</text:span>我贏你<text:span text:style-name="T3">" "</text:span>我高你一等<text:span text:style-name="T3">" </text:span>的比較對象，便成為一種世上最醜陋的怪物。<text:span text:style-name="T3"><text:line-break/><text:line-break/></text:span>這也是為什麼<text:span text:style-name="T3"><text:s/>"</text:span>道德之為物<text:span text:style-name="T3">" </text:span>理應是一種<text:span text:style-name="T3"><text:s/>"</text:span>一人聖經<text:span text:style-name="T3">" </text:span>的原因，只能自勉而不應教人。因為你跟上帝講話，只有你和上帝之間才聽得見，不可能有第三人聽見，對著這樣一種私人與上帝之間的竊竊私語指指點點，世上應該沒有比這更醜陋的事了我覺得。</text:p>
      <text:p text:style-name="P5"/>
      <text:p text:style-name="P1"><text:span text:style-name="T1">鄭啟承</text:span><text:s/>  |  2015.04.08 13:00   |   <text:a xlink:type="simple" xlink:href="http://palinfo.habago.org/Entry?Command=Information_PrintForum&amp;iPage=318#FORUM33819"><text:span text:style-name="T2">#</text:span></text:a></text:p>
      <text:p text:style-name="P2">我把兩封信貼在首頁了。帝國毀滅的音樂如下，非常動人<text:span text:style-name="T3">:<text:line-break/><text:line-break/>https://www.youtube.com/watch?v=hhDVoymbsDY<text:line-break/><text:line-break/></text:span>前陣子到中國大陸出差，我發現中國對網路有嚴厲管制，不僅是<text:span text:style-name="T3"><text:s/>FB </text:span>和<text:span text:style-name="T3"><text:s/>LINE </text:span>都無法使用，連<text:span text:style-name="T3"><text:s/>google </text:span>和<text:span text:style-name="T3"><text:s/>youtube </text:span>似乎都無法連上，這是好事還是壞事我也不清楚，不過巴勒網卻非常暢通，每連必上，一定是各位長期維護世界和平的關係。但文章或留言板中有些縮網址是使用<text:span text:style-name="T3"><text:s/>google </text:span>的系統，中國來的朋友恐怕就無法觀看。不曉得有沒有高手知道要怎麼解決這個問題<text:span text:style-name="T3">? </text:span>當然也許這不是個問題，人們想要些什麼自然會找到出路，聽說中國網路只要<text:span text:style-name="T3">"</text:span>翻牆<text:span text:style-name="T3">"</text:span>後就能四通八達，但我卻不知道翻牆要怎麼翻。</text:p>
      <text:p text:style-name="P1"><text:span text:style-name="T1">陳真</text:span><text:s/>  |  2015.04.08 11:55   |   <text:a xlink:type="simple" xlink:href="http://palinfo.habago.org/Entry?Command=Information_PrintForum&amp;iPage=318#FORUM33818"><text:span text:style-name="T2">#</text:span></text:a></text:p>
      <text:p text:style-name="P3">乘人之危是典故，趁人之危是口語。</text:p>
      <text:p text:style-name="P1"><text:span text:style-name="T1">陳真</text:span><text:s/>  |  2015.04.08 11:53   |   <text:a xlink:type="simple" xlink:href="http://palinfo.habago.org/Entry?Command=Information_PrintForum&amp;iPage=318#FORUM33817"><text:span text:style-name="T2">#</text:span></text:a></text:p>
      <text:p text:style-name="P2"><text:span text:style-name="T3">1984</text:span>年，林義雄出獄後，旋即出國遊學多年，期間還念了一個碩士學位。<text:span text:style-name="T3">1991</text:span>年返國，帶回三本<text:span text:style-name="T3">Gene Sharp</text:span>的書送我。<text:span text:style-name="T3">Gene Sharp</text:span>就是當代研究非暴力的一位哈佛著名學者<text:span text:style-name="T3">(</text:span>但我並沒有從他的書中得到多少啟發<text:span text:style-name="T3">)</text:span>。<text:span text:style-name="T3"><text:line-break/><text:line-break/>1997</text:span>年我出國前夕，跑去跟林義雄道別。我問他，你在國外多年，為何不乾脆念個博士？他說，學位對他來說，沒有意義，去大學教書更非其所願。他反過來建議我出國後也別把太多時間浪費在書本上，應該海外四處多玩玩多看看。但我始終沒有採用他的建議，而是把所有生命全數<text:span text:style-name="T3"><text:s/>"</text:span>浪費<text:span text:style-name="T3">" </text:span>在書本上。<text:span text:style-name="T3"><text:line-break/><text:line-break/></text:span>出國念哲學之前，對於該專攻哲學的哪一部份尚未決定，基本上，我對<text:span text:style-name="T3">epistemology(</text:span>知識論<text:span text:style-name="T3">)</text:span>、<text:span text:style-name="T3">philosophy of science (</text:span>科學哲學<text:span text:style-name="T3">)</text:span>、<text:span text:style-name="T3">philosophy of mind (</text:span>心智哲學<text:span text:style-name="T3">)</text:span>、<text:span text:style-name="T3">philosophy of mathematics(</text:span>數學哲學<text:span text:style-name="T3">)</text:span>及邏輯等這類較為抽象的東西比較有興趣，但實際上，原本也考慮研究政治哲學，特別是非暴力抗爭這一部份，但一遇到維根斯坦之後，就把甘地拋在腦後了；人畢竟很難違逆自己的天性，喜歡抽象事物的，恐怕很難在較為具體的東西上得到滿足。<text:span text:style-name="T3"><text:line-break/><text:line-break/></text:span>不過，哲學是一個整體，就跟醫學一樣，你總不可能只懂得大腦卻不懂得心臟或肺臟，你總不可能只懂維根斯坦卻不懂康德；對於倫理學或政治哲學等等這些東西，多少還是有點涉獵。至於非暴力，對其相關思維，當然更是熟稔。特別是甘地，知之甚詳。<text:span text:style-name="T3"><text:line-break/><text:line-break/></text:span>就我的了解，甘地最推崇的人性素質之一就是憤怒和悲傷，特別是憤怒。他認為憤怒是很珍貴的東西，不應該輕易浪費。他說，人應該盡量保存自己的憤怒，讓憤怒像一座蘊積極大能量的火山那樣，撼動全世界。<text:span text:style-name="T3"><text:line-break/><text:line-break/></text:span>憤怒和悲傷自然都是源自於痛苦，而且是巨大的痛苦。甘地相信，<text:span text:style-name="T3">"</text:span>不管是一個人或一個國家<text:span text:style-name="T3">"</text:span>，他的存在意義，<text:span text:style-name="T3">"</text:span>唯有透過宛如被釘上十字架那樣的巨大苦楚，才有可能誕生，除此之外，別無它法<text:span text:style-name="T3">"</text:span>。在這樣一種劇烈的痛苦中，人不可能不悲傷；悲傷是可貴的，因為世上不可能有一種愛卻不帶悲傷。<text:span text:style-name="T3"><text:line-break/><text:line-break/></text:span>林義雄的女兒林奐均有一次問林義雄說，如果這些事是你自願承擔，為何如此悲傷？林義雄說，<text:span text:style-name="T3">"</text:span>耶穌自願上十字架，但他仍然心懷憂傷。<text:span text:style-name="T3">" <text:line-break/><text:line-break/></text:span>耶穌的畫像總是一張苦瓜臉，我想這並非偶然，因為世上沒有一種愛不帶悲傷。<text:span text:style-name="T3"><text:line-break/><text:line-break/></text:span>柏楊寫東西很好笑，但他卻有著一種火牛脾氣，生平很恨別人叫他<text:span text:style-name="T3"><text:s/>"</text:span>算了算了，別氣了<text:span text:style-name="T3">"</text:span>。我能理解他的想法。文字上的幽默好笑恰恰更能顯示其內心的憤怒與悲傷。若非出於憤怒與悲傷，若非出於這樣一種非凡的愛，一個人不可能笨到寧願捨棄黃金般的燦爛前程而被打入黑牢承受酷刑，乃至家破人亡。<text:span text:style-name="T3"><text:line-break/><text:line-break/></text:span>周星馳說，他不覺得自己在拍喜劇，他反倒覺得自己是在拍悲劇。我想他不是在說反話，不是在搞笑，多少是由衷的某種體驗。英國有個著名的劇團導演叫<text:span text:style-name="T3">Declan Donnellan</text:span>，導過莎士比亞的許多戲劇。他說，<text:span text:style-name="T3">"</text:span>喜劇的核心是一種巨大的悲傷，歡笑和眼淚是分不開的<text:span text:style-name="T3">"</text:span>。<text:span text:style-name="T3"><text:line-break/><text:line-break/></text:span>我的一個忘年之交叫許成章，我念醫學院時的生理老師許勤女士的爸爸，花了一生寫了一本台語辭典。他生前送給我三捲錄音帶，是他親口用台語吟唱中國詩詞。他希望我能幫他把這樣一些他認為十分優美的東西對外推廣。我記得他常說一句諺語：<text:span text:style-name="T3">"</text:span>幽默是樂觀主義的皮，包厭世觀的愛<text:span text:style-name="T3">"</text:span>。<text:span text:style-name="T3"><text:line-break/><text:line-break/></text:span>柏楊有句詩，時不時就會浮上心頭，對我產生很大的安慰。詩是這樣寫的：<text:span text:style-name="T3">"</text:span>國仇家恨難揮淚，且把心情做笑聲。<text:span text:style-name="T3">" </text:span>我常覺得，一個人如果很幽默，那他一定是一個很悲傷很有愛心的人，否則他不可能會有幽默感。若不是有這樣一種幽默感，他如何可能承受因為愛而帶來的如此巨大悲傷與憤怒？<text:span text:style-name="T3"><text:line-break/><text:line-break/></text:span>人性像個大海，表面上各有波濤，各有樣貌；不同時節就有不同表現。例如達賴總是嘻皮笑臉，但我相信，如果他是個販夫走卒，飽受種種難以言喻的折磨與生活災難<text:span text:style-name="T3">(</text:span>或是比這更巨大的痛苦悲劇<text:span text:style-name="T3">)</text:span>，他也許就不會再嘻皮笑臉而恐怕得換上一張苦瓜臉了。<text:span text:style-name="T3"><text:line-break/><text:line-break/></text:span>我說的是也許，而非一定，因為不管是苦瓜臉或嘻皮笑臉。都只是像大海表面的樣貌，骨子裏一樣是人性；老虎獅子各有天性，各有不同叫聲，但生命的本質卻相去不遠。<text:span text:style-name="T3"><text:line-break/><text:line-break/></text:span>我要說的是，人的情緒表現並無高下之分，就好像鳥叫聲不會比獅子吼更可貴一樣；不但無高下之分，而且它是一個整體，沒有悲傷，哪來愛？沒有愛，哪來憤怒？沒有憤怒，怎麼會有愛？沒有憤怒與悲傷，又何來所謂寧靜？<text:span text:style-name="T3"><text:line-break/><text:line-break/></text:span>德蕾莎曾如此說道，<text:span text:style-name="T3">"</text:span>愛的反面不是恨，而是冷漠。<text:span text:style-name="T3">" </text:span>柏楊為什麼那麼討厭人家叫他算了算了別氣了，也許原因就在此。冷漠或不在乎，和寧靜畢竟是兩回事。一個人，如果自己過得很爽，如果他不曾經歷過旁人所經歷的劇痛與悲劇，那他的所謂冷靜或寧靜，其實只是一種自以為高貴自以為豁達的風涼話。<text:span text:style-name="T3"><text:line-break/><text:line-break/></text:span>我常覺得，不用說全部的痛苦，只消把某種巨大痛苦經歷的萬分之一給轉嫁到某個自以為豁達冷靜的人身上，恐怕不知道要怎麼哭天搶地愁雲慘霧了。<text:span text:style-name="T3"><text:line-break/><text:line-break/></text:span>結論是：對於人性及人生造化真實的理解很重要，因為了解了人性，了解了生命無數的不同造化，其實也等於了解了世界的整體基礎，了解了世界無數不同的文化樣貌。</text:p>
      <text:p text:style-name="P1"><text:span text:style-name="T1">鄭啟承</text:span><text:s/>  |  2015.04.08 09:52   |   <text:a xlink:type="simple" xlink:href="http://palinfo.habago.org/Entry?Command=Information_PrintForum&amp;iPage=318#FORUM33816"><text:span text:style-name="T2">#</text:span></text:a></text:p>
      <text:p text:style-name="P3">我改了陳真說的這幾處。後面這句我知道它的意思，改成「看著歐洲人民們陷於水深火熱之中，連我們自己都無法乘人之危，因而暫停了對英國的不合作運動。」是否會比較好一點<text:span text:style-name="T3">? </text:span>這樣感覺後面一句承接上來也比較通順，因為這句是講自己，後面講對方，文句上講得都是對戰爭與和平的一種態度和反應。<text:span text:style-name="T3"><text:line-break/><text:line-break/></text:span>是乘人之危還是趁人之危<text:span text:style-name="T3">? </text:span>印象中好像前者才是原文。<text:span text:style-name="T3"><text:line-break/><text:line-break/></text:span>修亮大姐，當然可以轉貼啊，歡迎，不用客氣<text:span text:style-name="T3">!!</text:span></text:p>
      <text:p text:style-name="P1"><text:span text:style-name="T1">王修亮</text:span><text:s/>  |  2015.04.08 08:36   |   <text:a xlink:type="simple" xlink:href="http://palinfo.habago.org/Entry?Command=Information_PrintForum&amp;iPage=318#FORUM33815"><text:span text:style-name="T2">#</text:span></text:a></text:p>
      <text:p text:style-name="P2">啟承<text:span text:style-name="T3"><text:line-break/></text:span>我可以轉貼或轉寄你翻譯的甘地之信嗎<text:span text:style-name="T3">?<text:line-break/></text:span>想和朋友們一起看看。<text:span text:style-name="T3"><text:line-break/><text:line-break/></text:span>我對人類所持有的世界素來悲觀，但是每次看到甘地所寫的文字，總是有一種死而何憾的寧靜。<text:span text:style-name="T3"><text:line-break/></text:span>歷史中諸多聖賢帶來的是憂愁、悲傷、憤怒、壯烈、痛惜等等，唯獨他帶來的是寧靜。</text:p>
      <text:p text:style-name="P1"><text:span text:style-name="T1">陳志鴻</text:span><text:s/>  |  2015.04.08 01:06   |   <text:a xlink:type="simple" xlink:href="http://palinfo.habago.org/Entry?Command=Information_PrintForum&amp;iPage=318#FORUM33814"><text:span text:style-name="T2">#</text:span></text:a></text:p>
      <text:p text:style-name="P3">每次看到這些人消費鄭南榕，真是讓人覺得不舒服<text:span text:style-name="T3">..<text:line-break/><text:line-break/>===<text:line-break/><text:line-break/></text:span>感念鄭南榕犧牲<text:span text:style-name="T3"><text:s/></text:span>小英誓言：保障言論自由<text:span text:style-name="T3"><text:line-break/><text:line-break/></text:span>〔記者俞肇福／新北報導〕鄭南榕殉道<text:span text:style-name="T3">26</text:span>週年追思紀念會，今天下午<text:span text:style-name="T3">2</text:span>點在新北市金寶山鄭南榕墓園舉行，民進黨主席蔡英文、台北市長柯文哲等人致詞時表示，今日在此感念鄭南榕為追求言論自由犧牲生命，如何深化民主保障言論自由，是這一代人必須做的事。</text:p>
      <text:p text:style-name="P1"><text:span text:style-name="T1">陳真</text:span><text:s/>  |  2015.04.07 23:47   |   <text:a xlink:type="simple" xlink:href="http://palinfo.habago.org/Entry?Command=Information_PrintForum&amp;iPage=318#FORUM33813"><text:span text:style-name="T2">#</text:span></text:a></text:p>
      <text:p text:style-name="P2">寒毛應為汗毛才對。<text:span text:style-name="T3"><text:line-break/><text:line-break/>Indian National Congress</text:span>通常譯為印度國大黨。<text:span text:style-name="T3"><text:line-break/><text:line-break/>"</text:span>停下和平腳步<text:span text:style-name="T3">" </text:span>聽起來好像放棄和平改採暴力，原文是<text:span text:style-name="T3">peaceful struggle</text:span>，指的是甘地認為非暴力的精神不應趁人之危，因此不願在英國面臨戰爭焦頭爛額之際還繼續在印度國內推動不合作運動。</text:p>
      <text:p text:style-name="P1"><text:span text:style-name="T1">葉小慧</text:span><text:s/>  |  2015.04.07 21:12   |   <text:a xlink:type="simple" xlink:href="http://palinfo.habago.org/Entry?Command=Information_PrintForum&amp;iPage=318#FORUM33810"><text:span text:style-name="T2">#</text:span></text:a></text:p>
      <text:p text:style-name="P3">看過啟承的翻譯，我覺得很好。<text:span text:style-name="T3"><text:line-break/><text:line-break/></text:span>我常常仰望其他人，覺得每個人都很有自信，對錯是非似乎一清二楚，而我卻懵懂像是一無所悉。這樣的想法對自己先生說了，總要被他抱怨說我能不能自信一點，最討厭我這樣好像別人說的都對然後徬徨的樣子。<text:span text:style-name="T3"><text:line-break/><text:line-break/></text:span>人總要抓個什麼讓自己直立起來，或許這就是為什麼人這麼需要一個信仰，不管是宗教，還是自己心裡面的一個信念，能夠為它義無反顧一路向前的勇氣。若想逃離徬徨，當旅鼠可能都是快活的。</text:p>
      <text:p text:style-name="P1"><text:span text:style-name="T1">鄭啟承</text:span><text:s/>  |  2015.04.07 18:34   |   <text:a xlink:type="simple" xlink:href="http://palinfo.habago.org/Entry?Command=Information_PrintForum&amp;iPage=318#FORUM33809"><text:span text:style-name="T2">#</text:span></text:a></text:p>
      <text:p text:style-name="P2">甘地給希特勒的長信如下，我還是先貼在這裡，巴勒網高手如雲，還是請大家看一下有沒有要改的，沒問題我再貼到首頁。<text:span text:style-name="T3"><text:line-break/><text:line-break/></text:span>各位別以為甘地只是寫信和希特勒寒暄或說說教而已，在我看這信是不折不扣的警告和宣戰，我若是獨裁者，恐怕會認真考慮要不要一意孤行下去。<text:span text:style-name="T3"><text:line-break/><text:line-break/></text:span>昨天重看「帝國毀滅」，十分感動，不是感動希特勒，而是他身邊的這些人，個個正直，誠信，充滿信念和榮譽感，堅定不移，可說到了虔誠的程度。這些人確實做了很多可怕的事，但他們卻一點都不卑鄙。<text:span text:style-name="T3"><text:line-break/><text:line-break/></text:span>我對人性這一切難以理解的事仍然充滿疑惑，但我似乎慢慢感覺人不該崇拜，崇拜讓你停止了思考，一旦你崇拜，你就等於把自己的靈魂交了出去。而你永遠只該把靈魂交給一個對象，那就是你的良知。<text:span text:style-name="T3"> <text:line-break/><text:line-break/></text:span>啟承<text:span text:style-name="T3"><text:line-break/>-----------<text:line-break/>http://goo.gl/u3XF0R<text:line-break/><text:line-break/>1940 </text:span>年甘地寫給希特勒的信：尋求和平，否則有人會「用你的武器擊垮你」<text:span text:style-name="T3"><text:line-break/><text:line-break/>2015</text:span>年<text:span text:style-name="T3">4</text:span>月<text:span text:style-name="T3">2</text:span>日<text:span text:style-name="T3"><text:line-break/></text:span>商業內幕網<text:span text:style-name="T3"><text:s/>(Business Insider)<text:line-break/><text:line-break/></text:span>照片左：莫罕達斯<text:span text:style-name="T3">•</text:span>甘地正在名為<text:span text:style-name="T3">S.S. Rajputana</text:span>的船艦上，前往決定印度主權的<text:span text:style-name="T3">”</text:span>第二次圓桌會議<text:span text:style-name="T3">”</text:span>途中。照片右：德國總理阿道夫<text:span text:style-name="T3">•</text:span>希特勒在柏林的盧斯特花園<text:span text:style-name="T3">(Lustgarten)</text:span>對著八萬名工人演講，時間是<text:span text:style-name="T3">1936</text:span>年<text:span text:style-name="T3">5</text:span>月<text:span text:style-name="T3">1</text:span>號勞動節。<text:span text:style-name="T3"><text:line-break/><text:line-break/></text:span>莫罕達斯<text:span text:style-name="T3">•</text:span>甘地，人們口中的聖雄，因其提倡以不服從及非暴力手段來達到目的而揚名於世。<text:span text:style-name="T3"><text:line-break/><text:line-break/></text:span>自<text:span text:style-name="T3">1921</text:span>年開始甘地以這樣的方法領導著印度獨立運動，最終在<text:span text:style-name="T3">1947</text:span>年自大英帝國手中取得了國家自由，六個月後他便與世長辭。<text:span text:style-name="T3"><text:line-break/><text:line-break/></text:span>較不為人所知的是甘地曾在<text:span text:style-name="T3">1939</text:span>及<text:span text:style-name="T3">1940</text:span>致信給德國獨裁者希特勒，嘗試阻止他在歐洲發動戰爭。<text:span text:style-name="T3"><text:line-break/><text:line-break/></text:span>為了避免二次大戰的發生，甘地不但鼓勵希特勒尋求和平，更叫英國人民以非暴力的方式來對抗希特勒及義大利的墨索里尼，即便這兩個國家旨在催毀英國。<text:span text:style-name="T3"><text:line-break/><text:line-break/></text:span>「就像我之前說的，非暴力的手段裡沒有擊敗對手這回事。它旨在<text:span text:style-name="T3">”</text:span>要麼行動，要麼死亡<text:span text:style-name="T3">(do or die)”</text:span>，卻不傷害對手一根汗毛。」甘地給希特勒的信中這麼說道，「它是可實際運用的手段，不必花上一分金錢，更不必用上你所精通的那些破壞性的科學力量。」<text:span text:style-name="T3"><text:line-break/><text:line-break/></text:span>「我很訝異你竟然看不出這是種無法壟斷的力量，即便不是英國，也必定會有人青出於藍，並用你的武器擊垮你。你將無法留下任何讓你的人民值得驕傲的遺產。」<text:span text:style-name="T3"><text:line-break/><text:line-break/></text:span>以下是長信全文：<text:span text:style-name="T3"><text:line-break/>===========<text:line-break/>1940</text:span>年<text:span text:style-name="T3">12</text:span>月<text:span text:style-name="T3">24</text:span>日寫於沃爾塔市<text:span text:style-name="T3">(Wardha)<text:line-break/><text:line-break/></text:span>我親愛的朋友：<text:span text:style-name="T3"><text:line-break/><text:line-break/></text:span>以朋友的身份致信於你並非出於禮貌，因我懷著全然的善意而來。過去<text:span text:style-name="T3">33</text:span>年來我廣結善緣，致力與全人類為友，無論何種種族、膚色或信仰。<text:span text:style-name="T3"><text:line-break/><text:line-break/></text:span>我希望你能挪出一些時間和意願來瞭解，許多和我一樣抱持著「舉世為友」的信念的人是怎麼看待你的行為的。我們對你向自己祖國展現的勇氣與奉獻毫不懷疑，也不相信你是你的對手所描述的那種怪物。但從你與你的朋友、以及你的崇拜者的文字和發言中，我們發現你的諸多行為確實十分可怕，並與人類的尊嚴相互牴觸，在我這樣相信博愛的人眼中看來更是如此。我說的是你對捷克斯洛伐克的羞辱、對波蘭的強奪及對丹麥的併吞。我知道你的思想中將這類劫掠視為善舉，但它在我們從小的教育中卻是毀壞人性的惡行，因之我們對你的強腕無法獻上一絲祝福。<text:span text:style-name="T3"><text:line-break/><text:line-break/></text:span>我們展現力量的方法卻相當不同。比之納綷，我們對抗英國帝國主義的努力並不更少，真要說的話是有過之而無不及。世上五分之一的人類正被踩在英國的腳下，同樣是以一種不光采的力量來達成。我們對它的反抗卻不是傷害英國人民；我們尋求的是改變<text:span text:style-name="T3">(convert)</text:span>他們，而非在戰場上將他們擊敗<text:span text:style-name="T3">(defeat)</text:span>。我們對英國統治的對抗是種手無寸鐵的起義，但無論是否成功改變他們，我們都決定讓他們的統治完全失去作用－以一種非暴力的不合作來達成。這個方法在本質上是無堅不摧的，因為它是基於一個事實，這事實就是任何加害者若不靠受害者某種程度上的合作－無論是自願或被迫－他將無法遂行其目的。我們的統治者也許可以佔有我們的土地和肉體，但他卻無法佔有我們的靈魂，而前者，除非他們殺光所有的印度人－男人、女人和小孩－否則也不可能達成。當然，並非所有人都能做到英雄式的非暴力標準，許多可怕的事也可能讓起義折損，但這類質疑都忽略了重點。想想看，如果在印度有一定數量的男人女人願意在面對加害者時不帶著任何惡意，但願意犧牲自己的生命而非向其屈膝，他們便為暴政下的受害者指出了一條自由的路。我請你務必相信我們印度有許多這樣的人，數量遠超過你的想像，他們已經為此訓練了<text:span text:style-name="T3">20</text:span>年。<text:span text:style-name="T3"><text:line-break/><text:line-break/></text:span>過去半個世紀來我們都在努力脫離英國的統治，而這股獨立運動從未像如今這般強烈，其中最有力的政黨組織即印度國大黨<text:span text:style-name="T3">(Indian National Congress)</text:span>正致力於達成此一目標。我們的對手英國，曾是世上最有組織的施暴者，但透過非暴力，我們已經取得了相當的成果而能與之抗衡。如今你正在挑戰這份力量，問題只在於誰更有組織，是德國？還是英國？我們和其他歐洲人以外的種族，非常瞭解英國鐵腕之兇暴，但我們絕不願在另一股德國暴力的協助下終結英國對我們的統治。我們如今已經明白就算世上所有的暴力加總起來，我們的非暴力只要經過組織，便足以與之對抗。就像我之前說的，非暴力的手段裡沒有擊敗對手這回事。它旨在「要麼行動，要麼死亡<text:span text:style-name="T3">(do or die)</text:span>」，卻不傷害對手一根汗毛。它是可實際運用的手段，不必花上一分金錢，更不必用上你所精通的那些破壞性的科學力量。我很訝異你竟然看不出這是種無法壟斷的力量，即便不是英國，也必定會有人青出於藍，並用你的武器擊垮你。你將無法留下任何讓你的人民值得驕傲的遺產，他們將無法自豪地細數自己的國家曾精心策劃哪些功績，因為這些事是如此地殘酷。因此，我在此以人道為名，懇求你停止戰爭。有關貴國與英國間的紛爭，你不妨將之呈上國際法庭，因為即便你在戰爭中取得了勝利，那也不代表你是對的，那只代表你的破壞力較對方來得強大；在公正的法庭上，我們卻可以判定誰站在較為正確的一方。<text:span text:style-name="T3"><text:line-break/><text:line-break/></text:span>你應該知道在不久前我正式向所有英國人民呼籲，採取我的非暴力方法來對抗納綷，我這麼做是因為英國人明白我雖是個反叛者，卻也是位朋友。對你和貴國人民來說我也許是個陌生臉孔，我不願唐突地對貴國人民做出相同的呼籲。並不是說我一定不會把施加在英國政府上的力量施加於你，但目前我只想做個簡單的提議，這樣比較實際，也較不傷感情。<text:span text:style-name="T3"><text:line-break/><text:line-break/></text:span>看著歐洲人民們陷於水深火熱之中，連我們自己都無法乘人之危，因而暫停了對英國的不合作運動。在這個生靈塗炭、數百萬歐洲人發出無聲哭泣的時候，要求你為和平做出一些貢獻是否太過了？你的一點作為也許對你來說沒什麼，但對那些我耳中聽到的沉默哭聲卻意義重大。在我前往英國參加圓桌會議<text:span text:style-name="T3">(Round Table Conference)</text:span>的途中，我曾有幸於羅馬拜見墨索里尼閣下，當時我就打定主意向你們兩位發出我的請求。我也希望他能收下我的信息並做出正確的改變。</text:p>
      <text:p text:style-name="P1"><text:span text:style-name="T1">陳真</text:span><text:s/>  |  2015.04.06 18:34   |   <text:a xlink:type="simple" xlink:href="http://palinfo.habago.org/Entry?Command=Information_PrintForum&amp;iPage=318#FORUM33808"><text:span text:style-name="T2">#</text:span></text:a></text:p>
      <text:p text:style-name="P3">昨天豬哥亮的短劇裏出現一些奇怪的對話，我原先不懂，但經過心裏某個難以言喻的無形翻譯系統轉譯<text:span text:style-name="T3">,</text:span>很快就懂了。短劇中，一個阿伯被誤以為要娶一位阿嬤，那個阿嬤是男扮女裝，節目故意要把<text:span text:style-name="T3"><text:s/>"</text:span>她<text:span text:style-name="T3">" </text:span>塑造成一個沒水準的醜八怪，所以阿伯的朋友問阿伯說，<text:span text:style-name="T3"><text:s/>"</text:span>你臼齒一定很勇哦<text:span text:style-name="T3">"</text:span>。這話我每個字都懂，但不懂為何有此一問，後來明白了，原來意思是說你一定是饑不擇食，連這種醜八怪你也啃得下去？連這種醜八怪，<text:span text:style-name="T3">"</text:span>你也會有<text:span text:style-name="T3"><text:s/>"</text:span>性<text:span text:style-name="T3">" </text:span>趣？<text:span text:style-name="T3">" </text:span>之意。<text:span text:style-name="T3"><text:line-break/><text:line-break/></text:span>在同一個節目中的另一齣短劇，嘉慶君遊台灣，也有類似情節。一個女的，因為對天發誓說誰救她就要嫁給她，結果是豬哥亮搭救，女的嫌他老醜不想嫁，突然有這麼一段奇怪的對白，另一個女的說：<text:span text:style-name="T3"><text:s/>"</text:span>哎唷，火車硬要鑽山洞啊<text:span text:style-name="T3">?" </text:span>準備下嫁的女的說，<text:span text:style-name="T3">"</text:span>啥咪，你是說他在開火車啊<text:span text:style-name="T3">?</text:span>不然怎麼要鑽山洞？<text:span text:style-name="T3">"<text:line-break/><text:line-break/></text:span>我原先不懂，但經過心裏某個難以言喻的無形翻譯系統轉譯<text:span text:style-name="T3">,</text:span>很快就懂了。典故應出自台灣宜蘭民謠<text:span text:style-name="T3"><text:s/>"</text:span>丟丟銅<text:span text:style-name="T3">"</text:span>，歌詞說<text:span text:style-name="T3"><text:s/>"</text:span>火車開到伊都啊麥伊都丟，噯呦山洞裡，山洞的水伊都丟丟銅仔伊都，啊麥伊都丟仔伊都滴下來。<text:span text:style-name="T3">" </text:span>小時候聽老師說這是一首色情歌，小時候不懂，長大就懂了。<text:span text:style-name="T3"><text:line-break/><text:line-break/></text:span>幾年前剛回國時，常聽醫護人員之間出現一些奇怪的對話，例如甲訴說某事，乙卻回應說<text:span text:style-name="T3"><text:s/>"</text:span>最好是<text:span text:style-name="T3">"</text:span>。我常等著乙把話說完，最好是<text:span text:style-name="T3"><text:s/>"</text:span>什麼<text:span text:style-name="T3">"</text:span>？後來才慢慢明白，沒有<text:span text:style-name="T3"><text:s/>"</text:span>什麼<text:span text:style-name="T3">"</text:span>，只有<text:span text:style-name="T3"><text:s/>"</text:span>最好是<text:span text:style-name="T3">"</text:span>。言下有不信之意，男女之間，有時似乎帶有一種打情罵俏的調情意味。<text:span text:style-name="T3"><text:line-break/><text:line-break/></text:span>我最喜歡的當代音樂家之一<text:span text:style-name="T3">Eleni Karaindrou</text:span>，希臘人。她的音樂讓我對旋律<text:span text:style-name="T3"><text:s/>"</text:span>以外<text:span text:style-name="T3">" </text:span>的源頭出處產生一些好奇，於是有時會刻意去做點研究，或透過翻譯器，艱難地讀點希臘文，發現旋律之外，似乎大有文章。小時候讀過不少古希臘神話故事，我在<text:span text:style-name="T3">Eleni Karaindrou</text:span>的音樂中，似乎發現這樣一種歷史連結。這連結並不光是在於詞，更在於曲；不光是在於內容，也在於其形式。我於是發現，如果我能懂得更多弦外之音，也許我會更能感受到作曲者的音樂內涵。<text:span text:style-name="T3"><text:line-break/><text:line-break/></text:span>或許我根本不該用這個<text:span text:style-name="T3"><text:s/>"</text:span>外<text:span text:style-name="T3">" </text:span>字，彷彿它不在於音樂<text:span text:style-name="T3"><text:s/>"</text:span>本身<text:span text:style-name="T3">"</text:span>，而只是附帶於外的一種可有可無的東西。基本上，我相信隱喻自身並無意義，意義或感受是經由隱喻漫游天際而來，它不是被鎖定的一種東西。但也許重點在於，當我們自以為理解某個隱喻時，其實我們只是理解它的一層皮毛，連血肉都還談不上，更不用說漫游天際所產生的無限可能。<text:span text:style-name="T3"><text:line-break/><text:line-break/></text:span>維根斯坦不喜歡英語世界，一直想移民俄國，嚮往俄羅斯的某種勞動精神，但後來沒有移民成功，幾十年的時間仍是待在劍橋和愛爾蘭等等講英語的地方；雖然在劍橋教了十幾年的書，但他一生，除了某一篇<text:span text:style-name="T3">(</text:span>生平唯一的演講<text:span text:style-name="T3">) </text:span>稿子之外，不曾用英文寫作，而是用其母語德文寫作。他說，他沒法轉換這兩套語言；他說，他擔心某個微妙的東西會在他所不擅長的英語中失落，因此他還是只能用德文寫作。<text:span text:style-name="T3"><text:line-break/><text:line-break/></text:span>豬哥亮的短劇，如果用英文表達，講到健康無比的強大臼齒，講到火車鑽山洞，恐怕聽眾將一頭霧水。一種文化，往往就像一種語言，表面字義也許很容易理解，但它的某種<text:span text:style-name="T3"><text:s/>"</text:span>深層文法<text:span text:style-name="T3">"(</text:span>維根斯坦語<text:span text:style-name="T3">)</text:span>卻很難掌握。所謂深層文法就是使得語言成為可能並且據以產生無限意義的那個東西，看不見，摸不著，但我們隱約可以感覺出它的存在。也許你可以說它是孕育某種世界或某種語言的母體<text:span text:style-name="T3">(MATRIX)</text:span>。世界不同，即便是所謂放諸四海皆準的數學，恐怕都長得不一樣。</text:p>
      <text:p text:style-name="P1"><text:span text:style-name="T1">鄭啟承</text:span><text:s/>  |  2015.04.06 11:45   |   <text:a xlink:type="simple" xlink:href="http://palinfo.habago.org/Entry?Command=Information_PrintForum&amp;iPage=318#FORUM33807"><text:span text:style-name="T2">#</text:span></text:a></text:p>
      <text:p text:style-name="P2">改好了，原來是誠摯，不是誠致。長信若翻完再一併貼在首頁。<text:span text:style-name="T3"><text:line-break/><text:line-break/></text:span>過去以為自己的翻譯能力還行，覺得英文也不過就是一堆符號，查查字典自己拼湊成中文就行了，用中文代言好像不是太難。但隨著英文程度慢慢增加，我才知道任何語言其實都很困難，難不在表面意思或文法，而在於語言就像音樂，你掌握了音律或合弦，不代表你掌握了音樂。更難的是文字若不只是用來傳達某種資訊而是帶著可見的情感和意志，那麼翻譯就成了幾乎不可能的任務，一個字母和一個標點符號都有它原本的主人，世上不可能有其他代言人。<text:span text:style-name="T3"><text:line-break/><text:line-break/></text:span>現實上或許還是需要或能夠翻譯，我只是說翻譯讓我很心虛，英文或中文也許都不難，但英中文若出自英雄筆下，我其實是沒什麼資格染指的，字面意思有了，英雄的神韻和氣度卻沒辦法傳達。我只是想這信既然有重要歷史意義，也許有人會想知道它究竟寫了些什麼。但如果有英文高手發現我哪裡翻錯或寫錯字了，拜託請出手解圍一下，畢竟我連中文都會打錯。<text:span text:style-name="T3"><text:line-break/><text:line-break/></text:span>啟承</text:p>
      <text:p text:style-name="P5"/>
      <text:p text:style-name="P1"><text:span text:style-name="T1">陳真</text:span><text:s/>  |  2015.04.06 04:45   |   <text:a xlink:type="simple" xlink:href="http://palinfo.habago.org/Entry?Command=Information_PrintForum&amp;iPage=319#FORUM33806"><text:span text:style-name="T2">#</text:span></text:a></text:p>
      <text:p text:style-name="P2"><text:span text:style-name="T3">(</text:span>續<text:span text:style-name="T3">)<text:line-break/><text:line-break/></text:span>二戰之前，媒體不多，連電視也沒有，想洗腦也沒法洗得周全入骨。隨著資訊科技的普及，老大哥就無孔不入了。如今更是一種集體主義的時代，各式媒體把四面八方的人全都給聚到一個點上了；就像動物集中營一樣，聆聽主流之音，餵給特定飼料，教導動物們<text:span text:style-name="T3">--</text:span>我是說人們<text:span text:style-name="T3"><text:s/>"</text:span>應該<text:span text:style-name="T3">" </text:span>如何思考；其實正確地說是教導人們應該記住一些什麼，連思考都不用，因為老大哥已經幫你全都思考完了，你只要把標準答案記住就行，善惡已定，敵我立判，無須多言，剩下的只是獎賞與懲罰。<text:span text:style-name="T3"><text:line-break/><text:line-break/></text:span>在過去難以集體管理的年代，赤裸裸的暴力是貫徹主流意志<text:span text:style-name="T3">(</text:span>等同於真理<text:span text:style-name="T3">)</text:span>的最佳方式，不從者便要你死，輕者打入黑牢。但這年頭根本不需要這麼麻煩，他哪需要你死，他只要把你瑣碎化、爭議化、小丑化便一切大功告成。<text:span text:style-name="T3"><text:line-break/><text:line-break/></text:span>主流鎂光燈根據某種政治需要，決定誰是燈光焦點；在這焦點下，即便是個混蛋也會顯得像個有為青年似的，他的一切作為，自然就會被放大、被美化，甚至無中生有，被抬舉到歷史與文明的中心位置。<text:span text:style-name="T3"><text:line-break/><text:line-break/></text:span>至於那些不符主流意志或反叛主流者，哪怕你像超人一樣飛天鑽地，看起來也只是像個內褲外穿的小丑而已；即便你費盡青春流盡血淚，一切言行與人格看起來也只會顯得如此扭曲、異常而可笑，如此瑣碎而微不足道。至於你究竟講些什麼，更是絲毫不值得眾人介意。<text:span text:style-name="T3"><text:line-break/><text:line-break/></text:span>好心一點的人們，頂多投給你一些不解與憐憫的眼光；大多數人則是鄙夷、輕視與厭惡，或是根本忽略。人們已被教導得自動根據某種特定標準與主流需要來衡量一切人事物的是非善惡與價值。<text:span text:style-name="T3"><text:line-break/><text:line-break/></text:span>化外之地<text:span text:style-name="T3">(</text:span>例如中東<text:span text:style-name="T3">)</text:span>，暴力當然仍是主要憑藉；但在已成熟規訓的社會裏，謊言卻取代了過去赤裸裸的暴力。謊言的進一步精緻化，更是令人嘆為觀止。<text:span text:style-name="T3"><text:line-break/><text:line-break/></text:span>可別以為謊言就只是把黑的說成白的，把白的說成黑的。大多數謊言往往有著精美包裝，外頭寫上各種美麗動人的標語，而且真真假假難辨，或是選擇性呈現，並且依賴大量修辭。<text:span text:style-name="T3"><text:line-break/><text:line-break/></text:span>修辭表面上不是典型的謊言，但它比謊言更可怕，更難回應與澄清，因為它並不是提供一套足以檢驗真假的命題，而是製造一種印象，就像廣告那樣。你幾時看過什麼廣告會提供一套命題讓你檢驗真假對錯？廣告就是一種洗腦，讓你每天像吸毒一樣，自然而然學會一套把人事物看大看小看圓看扁看正看邪的機械反應，精準地做出正確的標準答案。<text:span text:style-name="T3"><text:line-break/><text:line-break/></text:span>前幾天在路邊買東西吃，不小心看到電視，一個社運蟑螂型的人物，出現在電視上接受訪問。我嚇一跳，趕緊逃離那台電視。我不知道他受訪些什麼，好像是在紀念什麼野玫瑰野百合吧。這樣一場政治動員，竟然也能神化成為什麼英雄偉人似的，實在很難想像。<text:span text:style-name="T3"><text:line-break/><text:line-break/></text:span>當然，我說了，你大概也不會信，絕大多數人都不會信。就好像當一個聖徒被爭議化、小丑化、瑣碎化之後，他若辯解說我不是小丑，我不曾做過什麼有爭議的卑鄙行為，我在歷史上做過什麼重要的事；他越是辯解，只會讓他越顯得可笑、瑣碎與爭議。<text:span text:style-name="T3"><text:line-break/><text:line-break/></text:span>同理，一個混蛋人渣，當他或她被神化被美化成為什麼偉大的青年導師或什麼理想家時，你說這根本就是瞎掰胡扯嘛，跟事實相差太遠了。你想，幾個人會信？幾乎沒有人會信。別人只會覺得你是不是哪根筋不對勁。<text:span text:style-name="T3"><text:line-break/><text:line-break/></text:span>當然，內行人倒也不是一個都沒有。還是有的，只是鳳毛麟角很少遇到。記得有一次，一位政治、社運與學界的前輩來找我，他講起往事，講到某位當今青年學子的<text:span text:style-name="T3"><text:s/>"</text:span>社運<text:span text:style-name="T3">" </text:span>與學界偶像，我一時不小心，脫口而出說，<text:span text:style-name="T3">"</text:span>喔，你是在講那個人渣啊。<text:span text:style-name="T3">" </text:span>沒想到前輩竟然擊掌叫好說對對對，就是那混蛋，然後接連罵上一大串，說他真是爛到爆。我聽了，覺得頗為欣慰，原本還以為這島上是不是大家腦袋全進水了。</text:p>
      <text:p text:style-name="P1"><text:span text:style-name="T1">陳真</text:span><text:s/>  |  2015.04.06 03:05   |   <text:a xlink:type="simple" xlink:href="http://palinfo.habago.org/Entry?Command=Information_PrintForum&amp;iPage=319#FORUM33805"><text:span text:style-name="T2">#</text:span></text:a></text:p>
      <text:p text:style-name="P3">這年頭真是很卑鄙。<text:span text:style-name="T3"><text:line-break/><text:line-break/></text:span>陳真<text:span text:style-name="T3"><text:line-break/>===========<text:line-break/></text:span>我主張<text:span text:style-name="T3">·</text:span>太陽撐傘影展<text:span text:style-name="T3"><text:s/></text:span>迴響熱烈<text:span text:style-name="T3"><text:line-break/><text:line-break/></text:span>台灣新生報作者：<text:span text:style-name="T3"><text:s/></text:span>【記者李嘉祥／台南報導】<text:span text:style-name="T3"> <text:line-break/><text:line-break/>2015</text:span>年<text:span text:style-name="T3">4</text:span>月<text:span text:style-name="T3">6</text:span>日<text:span text:style-name="T3"><text:line-break/><text:line-break/></text:span>二○一五臺南市言論自由日系列活動－「我主張<text:span text:style-name="T3">·</text:span>太陽撐傘」影展一連三天在全美戲院及政大書城播放並舉辦講座活動，迴響熱烈深獲觀眾好評，除國外遊客也來觀賞更有民眾連三天都出席，以行動表示對言論自由日的支援。<text:span text:style-name="T3"><text:line-break/><text:line-break/></text:span>今年言論自由影展挑選榮獲金球獎四項大獎、奧斯卡最佳原創歌曲電影「逐夢大道」作為「我主張<text:span text:style-name="T3">·</text:span>太陽撐傘」影展的開幕片，講述美國民權領袖馬丁路德<text:span text:style-name="T3">·</text:span>金恩博士號召黑人遊行歷史，下午開始就有民眾在戲院前排隊，迫不及待要觀賞這部亞洲首映片。<text:span text:style-name="T3"><text:line-break/><text:line-break/></text:span>另一部影展重頭戲為今年奧斯卡最佳外語片的「橘子收成時」，以小品幽默深入淺出方式讓觀眾瞭解戰爭的殘酷，也表達人性善良和生命的可貴，雖然放映時間在深夜，但觀眾仍熱情守候在戲院前等待入場。<text:span text:style-name="T3"><text:line-break/><text:line-break/></text:span>市府研考會表示，今年南市言論自由日系列活動，透過臺灣、香港、美國、加拿大、烏克蘭、愛沙尼亞等地的紀錄片及劇情片，表達不同國家對民主人權的堅持，也深度探討言論自由意義。「南方廣場」映後座談，言論自由價值獲民眾熱烈迴響，夠過對談與交流讓討論議題跨出臺灣，並獲得更多元的交流。</text:p>
      <text:p text:style-name="P1"><text:span text:style-name="T1">陳真</text:span><text:s/>  |  2015.04.06 02:08   |   <text:a xlink:type="simple" xlink:href="http://palinfo.habago.org/Entry?Command=Information_PrintForum&amp;iPage=319#FORUM33804"><text:span text:style-name="T2">#</text:span></text:a></text:p>
      <text:p text:style-name="P2">啟承，你翻完<text:span text:style-name="T3">(</text:span>不趕時間<text:span text:style-name="T3">)</text:span>就直接把它貼到首頁吧。<text:span text:style-name="T3"><text:line-break/><text:line-break/></text:span>另外，似乎應該是誠<text:span text:style-name="T3"><text:s/>"</text:span>摯<text:span text:style-name="T3">" </text:span>才對。<text:span text:style-name="T3"><text:line-break/><text:line-break/></text:span>甘地的信，被英國政府從中攔截，始終沒有到達收件人<text:span text:style-name="T3">--</text:span>希特勒的手中。那時印度仍是英國殖民地，但我想不通英國政府攔截它的理由。<text:span text:style-name="T3"><text:line-break/><text:line-break/></text:span>甘地也曾寫信給邱吉爾，勸他放棄戰爭，改採非暴力抵抗。<text:span text:style-name="T3"><text:line-break/><text:line-break/></text:span>記得黨外時，<text:span text:style-name="T3">"</text:span>同志<text:span text:style-name="T3">" </text:span>們常會嘲笑說甘地若活在當今，肯定得<text:span text:style-name="T3"><text:s/>"</text:span>肝腦塗地<text:span text:style-name="T3">"</text:span>；意思是說，英國很文明，國民黨很野蠻，不可同日而語，非暴力在台灣是行不通的。<text:span text:style-name="T3"><text:line-break/><text:line-break/></text:span>當然，這是黨外<text:span text:style-name="T3"><text:s/>"</text:span>自己人<text:span text:style-name="T3">" </text:span>之間的私下言論，對外當然還是動不動就以甘地的<text:span text:style-name="T3"><text:s/>"</text:span>非暴力不合作運動<text:span text:style-name="T3">" </text:span>為標榜，但也只是標榜而已，絕非真心；只是以所謂非暴力當成一種掩飾懦弱的藉口，並以此來道德美化自己，並進一步妖魔化國民黨。一旦自身勢力壯大，或是人數比對方多時，照樣暴力得很，有時路人對運動稍有不敬就罵就打，更不用說對付警察或情治人員。<text:span text:style-name="T3"><text:line-break/><text:line-break/></text:span>大學時當過一陣子黨外雜誌記者，幾次看到群眾毆打警察及情治人員。情治人員衣服裏常藏著相機偷偷蒐證，一不小心被發現而且又落單，有時就會被群眾圍起來打。<text:span text:style-name="T3"><text:line-break/><text:line-break/></text:span>幾次出手相救。記得有一次，一個疑似情治人員被群眾揪住衣領，一拳往臉上打去，頓時一柱鮮血從破裂的眉角流下，接著大夥圍上一頓拳打腳踢。我出聲喝止，用身體去擋。那個被打的人趁混亂衝出重圍，飛奔逃走。群眾轉而把怒氣轉嫁我身上，還好有人大喊<text:span text:style-name="T3"><text:s/>"</text:span>自己人自己人，別打別打<text:span text:style-name="T3">"</text:span>。<text:span text:style-name="T3"><text:line-break/><text:line-break/></text:span>事後回到雜誌社，寫了篇文章，文中提到那個被打的情治人員一臉驚恐的表情，額頭流下的鮮血，迎著陽光，格外顯得刺目。那文章後來有沒有登出我也忘了，只記得雜誌社老闆跟我說，<text:span text:style-name="T3">"</text:span>這種文章，群眾不愛看<text:span text:style-name="T3">"</text:span>，意思是說，下次別再寫這一類的了。不寫這一類要寫哪類？當然就是寫一些萬惡的國民黨有多可惡之類。<text:span text:style-name="T3"><text:line-break/><text:line-break/></text:span>在黨外雜誌來來去去前後待了一年多就離開了；主要原因之一是，我發現，當我們譴責國民黨媒體造謠抹黑時，黨外雜誌為了選舉私利與銷路利益，不也一樣任意努力抹黑所謂敵人，一堆純屬瞎掰的所謂內幕消息。我提出質疑，他們說，你太年輕，想法太單純。我們又沒有調查權，誰知道他們有沒有貪污？而且，萬惡的國民黨那麼壞，就算抹黑又怎麼樣？<text:span text:style-name="T3"><text:line-break/><text:line-break/></text:span>但我始終相信，唯有以乾淨正直的方式從事一種運動，才有價值，否則只是以更卑劣的手段來贏得一種毫無意義的所謂勝利而已。這樣一種所謂勝利，不過就是換人來為非作歹，如此而已；如果運動的目的只是換人來使壞，甚至換上一些行事卑劣居心齷齪的人來掌權，這樣一種勝利，究竟有何意義可言？<text:span text:style-name="T3"><text:line-break/><text:line-break/></text:span>希特勒戰敗自殺，納粹黨徒一部份被美國吸收，派到中南美洲等世界各地從事更為血腥的無數恐怖活動，藉以顛覆、政變與獨裁，另一部份納粹軍官，則以<text:span text:style-name="T3"><text:s/>"</text:span>戰爭罪犯<text:span text:style-name="T3">" </text:span>的罪名，送上所謂國際法庭的強權舞台，接受審判。甘地說，如果納粹或希特勒是戰爭罪犯，那麼，邱吉爾及羅斯福等人也一樣是戰爭罪犯。<text:span text:style-name="T3"><text:line-break/><text:line-break/></text:span>十幾年後，越戰爆發，美國入侵越南，諸多大屠殺罪行，罄竹難書；羅素與沙特等國際民間力量，於是發起<text:span text:style-name="T3"><text:s/>"</text:span>羅素法庭<text:span text:style-name="T3">"</text:span>，審判美國之戰爭罪行。雖無司法制裁力，但道德上卻極具說服力。<text:span text:style-name="T3"><text:line-break/><text:line-break/></text:span>甘地雖主張非暴力，但他說，如果只能在懦弱與暴力之間二選一，他寧可選擇暴力。他說，非暴力不應該是藉以掩飾懦弱的遮羞布。<text:span text:style-name="T3"><text:line-break/><text:line-break/></text:span>講起非暴力，我只能說<text:span text:style-name="T3"><text:s/>"</text:span>如是我聞<text:span text:style-name="T3">"</text:span>，聽聞有此一說，<text:span text:style-name="T3">"</text:span>轉述<text:span text:style-name="T3">" </text:span>給大家聽，做個參考，如此而已；雖不能至，但心嚮往矣。<text:span text:style-name="T3"><text:line-break/><text:line-break/></text:span>從黨外時期開始，台灣的許多社運<text:span text:style-name="T3">(</text:span>特別是各種政治運動<text:span text:style-name="T3">)</text:span>，就很喜歡以非暴力為標榜。一直到標榜到現在，更是如雷貫耳。市面上那些主流到讓人極為痛苦、不敢不敬、與文革無異的種種所謂<text:span text:style-name="T3"><text:s/>"</text:span>運動<text:span text:style-name="T3">"</text:span>，更是特別喜歡講非暴力，實在是荒唐到極點。這些人，這些運動，就跟紅衛兵一樣，以顏色及立場區分敵我，對於<text:span text:style-name="T3"><text:s/>"</text:span>敵人<text:span text:style-name="T3">"</text:span>，往往不擇手段努力傷害，透過各種卑劣手段，包括抹黑造謠侮辱騷擾甚至肢體攻擊與傷害等等等，經常連家屬也會一併遭殃。<text:span text:style-name="T3"><text:line-break/><text:line-break/></text:span>我相信大多數參與者只是盲從，他們根本不知道自己在幹什麼，彷彿只要<text:span text:style-name="T3">(</text:span>自以為<text:span text:style-name="T3">)</text:span>目標神聖<text:span text:style-name="T3">(</text:span>例如台獨、反中、反核或什麼碗糕公投等等<text:span text:style-name="T3">)</text:span>，便可合理化一切卑劣手段。但主其事者，據我長年的深入了解，絕非如此<text:span text:style-name="T3"><text:s/>"</text:span>單純<text:span text:style-name="T3">"</text:span>；他們是極其有意地從事或鼓動或樂見這樣一些齷齪、法西斯行為的常態化。<text:span text:style-name="T3"><text:line-break/><text:line-break/>"</text:span>非暴力<text:span text:style-name="T3">" </text:span>乃是透過自身各種形式的<text:span text:style-name="T3"><text:s/>"</text:span>犧牲<text:span text:style-name="T3">"(</text:span>例如犧牲生命、青春與健康或前途等等等<text:span text:style-name="T3">)</text:span>，主動迎向痛苦來化解不義，但台式甚囂塵上的所謂<text:span text:style-name="T3"><text:s/>"</text:span>非暴力<text:span text:style-name="T3">" </text:span>卻是完全不擇手段，包括抹黑造謠與公開羞辱、威脅、騷擾甚至傷害對方的親友與家屬等等等方式，努力讓任何對其運動稍有不敬的<text:span text:style-name="T3"><text:s/>"</text:span>敵人們<text:span text:style-name="T3">" </text:span>承受最大的痛苦和冤屈，企圖使其噤聲。至於自身，則往往吃香喝辣，在權力的階梯上平步青雲，左右逢源，享受媒體吹捧，眾人追星。<text:span text:style-name="T3"><text:line-break/><text:line-break/></text:span>我不知道這是哪門子<text:span text:style-name="T3"><text:s/>"</text:span>非暴力<text:span text:style-name="T3">"</text:span>。這其實很像美國說他這十幾二十年來在伊拉克和阿富汗及中東等地努力推行民主自由與人權一樣荒唐。<text:span text:style-name="T3"><text:line-break/><text:line-break/></text:span>不可思議的是，如此明顯的荒唐事，在一般人心目中卻完全無此荒唐感，反倒仰慕崇拜有加。原因之一也許就是媒體統治與洗腦技術的無孔不入。<text:span text:style-name="T3"><text:line-break/><text:line-break/></text:span>因此我也常想，假若甘地還活著，面對這樣一種滴水不漏的現代統治型式，面對這樣一種所謂輿論與民意可以輕易、任意地被製造的時代，當卑劣殘暴的對手反倒成為非暴力的代言人時，甘地將如何自處？當真理不再是越辯越明，而是<text:span text:style-name="T3"><text:s/>"</text:span>真理<text:span text:style-name="T3">" </text:span>就直接掌握在少數人手上，由他們來定義、製造與代言時，甘地心裏會怎麼想？<text:span text:style-name="T3"><text:line-break/><text:line-break/></text:span>甘地說，<text:span text:style-name="T3">"</text:span>當我們越無辜，我們就越有力量<text:span text:style-name="T3">"</text:span>。在宗教上，或是從形而上的眼光來看待世上一切，我完全相信這樣的說法。這說法毫無疑問是個真理，我對它沒有一絲懷疑。<text:span text:style-name="T3"><text:line-break/><text:line-break/></text:span>可是，上帝國的世界和現實世界畢竟是兩回事；在現實世界中，人們如果從比方說<text:span text:style-name="T3"><text:s/>"</text:span>自由爛到報<text:span text:style-name="T3">" </text:span>那邊每天得來的印象是某些人是全民公敵，集萬惡於一身，死有餘辜時，你還會有力量嗎？宗教上，我相信你力大無窮，萬夫莫敵，但在現實世界中，你還會有力量嗎？<text:span text:style-name="T3"><text:line-break/><text:line-break/></text:span>對此種種疑問，我其實是自有一套看法的，但我不想說，因為我知道有些東西，例如理性事物，我大可暢所欲言；但有些真正珍貴的東西，不管我說什麼都不會有任何意義，除非哪天我能把它<text:span text:style-name="T3"><text:s/>"</text:span>做<text:span text:style-name="T3">" </text:span>出來而不是<text:span text:style-name="T3"><text:s/>"</text:span>說<text:span text:style-name="T3">" </text:span>出來。<text:span text:style-name="T3"><text:line-break/><text:line-break/></text:span>甘地辦過雜誌，能言善道，連在獄中都不得閒，一生寫了很多文章。但他曾說，當我生命將盡，這一大堆文字全都可以燒掉無妨了，因為重要的不是我怎麼說，而是我怎麼活。</text:p>
      <text:p text:style-name="P1"><text:span text:style-name="T1">鄭啟承</text:span><text:s/>  |  2015.04.05 20:40   |   <text:a xlink:type="simple" xlink:href="http://palinfo.habago.org/Entry?Command=Information_PrintForum&amp;iPage=319#FORUM33803"><text:span text:style-name="T2">#</text:span></text:a></text:p>
      <text:p text:style-name="P3">甘地寫給希特勒的短信以及前面的介紹，我翻譯成中文如下，有時間我再翻譯那封長信。<text:span text:style-name="T3"><text:line-break/><text:line-break/></text:span>啟承<text:span text:style-name="T3"><text:line-break/>--------------<text:line-break/>http://goo.gl/pmzH7r<text:line-break/><text:line-break/></text:span>甘地於<text:span text:style-name="T3"><text:s/>1939 </text:span>年寫給希特勒的信<text:span text:style-name="T3"><text:line-break/></text:span>印度獨立與非暴力抗爭領袖對納綷德國領導人的懇求<text:span text:style-name="T3"><text:line-break/><text:line-break/></text:span>觀察家<text:span text:style-name="T3">(The Observer) 2013</text:span>年<text:span text:style-name="T3">10</text:span>月<text:span text:style-name="T3">12</text:span>日<text:span text:style-name="T3"><text:line-break/><text:line-break/></text:span>當歐洲陷入德國佔領捷克斯洛伐克而帶來的緊張情勢時，莫罕達斯<text:span text:style-name="T3">•</text:span>甘地－印度獨立運動的非暴力領袖－寫了封簡明有力的信給希特勒，請求他停止戰爭。但在英國政府的干預下，此信從未能送扺希特勒手中。僅一個月後，在全世界驚恐萬分的眼下，德國入侵了波蘭。<text:span text:style-name="T3"><text:line-break/><text:line-break/>===========<text:line-break/><text:line-break/>1939</text:span>年<text:span text:style-name="T3">7</text:span>月<text:span text:style-name="T3">23</text:span>日<text:span text:style-name="T3"><text:line-break/><text:line-break/></text:span>我親愛的朋友：<text:span text:style-name="T3"><text:line-break/><text:line-break/></text:span>身邊的友人們一直催促我出於人道理由寫信給你，我先前都拒絕他們，因為我的信可能讓你覺得過於魯莽。有個聲音告訴我，我不應基於算計而寫，而該對那些真正重要之事提出我的懇求。<text:span text:style-name="T3"><text:line-break/><text:line-break/></text:span>很明顯地，如今世上只有你能避免一場戰爭，避免它將我們的人性毀棄至野蠻的狀態。你非得為某個目的付出這樣巨大的代價，即便它在你看來有如是的價值？你是否願意聆聽一個畢生致力避免以戰爭為手段，卻也能取得巨大成功的人的聲音？不管如何，這信若有失分寸，我向你致上誠摯的歉意。<text:span text:style-name="T3"><text:line-break/><text:line-break/></text:span>此致<text:span text:style-name="T3"><text:line-break/></text:span>你真誠的朋友　<text:span text:style-name="T3"><text:line-break/></text:span>莫罕達斯<text:span text:style-name="T3">•</text:span>甘地</text:p>
      <text:p text:style-name="P1"><text:span text:style-name="T1">陳真</text:span><text:s/>  |  2015.04.05 15:45   |   <text:a xlink:type="simple" xlink:href="http://palinfo.habago.org/Entry?Command=Information_PrintForum&amp;iPage=319#FORUM33802"><text:span text:style-name="T2">#</text:span></text:a></text:p>
      <text:p text:style-name="P2">無子西瓜基金會為現任監察院院長王建煊、蘇法昭伉儷所創辦，經台北市社會局核准、法院經准登記，已於<text:span text:style-name="T3">2011/05/16</text:span>正式成立，旨在以愛心照顧有需要的無子族群。<text:span text:style-name="T3"><text:line-break/><text:line-break/>MAY 01 SUN 2011<text:line-break/><text:line-break/></text:span>服務無子老人是最後的重要工程<text:span text:style-name="T3">-</text:span>王建煊<text:span text:style-name="T3"><text:line-break/><text:line-break/></text:span>「我想這可能是我人生最後一項偉大的愛心工程，期待透過基金會的監督運作，協助膝下無子或子女不在身旁的老人，獲得適當的照顧，有所善終，免於遭遺棄的恐懼。」<text:span text:style-name="T3"><text:line-break/><text:line-break/></text:span>針對國內高齡化的社會需要，監察院王建煊院長今年<text:span text:style-name="T3">1</text:span>月<text:span text:style-name="T3">26</text:span>日率先提出成立無子西瓜基金會，以監督信託的方式，幫助膝下無子或子女不在身旁的老人。<text:span text:style-name="T3"><text:line-break/><text:line-break/></text:span>他拿出近期賣掉位於外雙溪房子的<text:span text:style-name="T3">1,300</text:span>萬元，<text:span text:style-name="T3">1,000</text:span>萬成立無子西瓜基金會，<text:span text:style-name="T3">300</text:span>萬作為初期行政經費，<text:span text:style-name="T3">4</text:span>月<text:span text:style-name="T3">8</text:span>日召開首次董事會準備正式登記成立。基金會正式名稱將是「財團法人台北市無子西瓜社會福利基金會」，無子西瓜是無子女者的暱稱。<text:span text:style-name="T3"><text:line-break/><text:line-break/></text:span>老後的照護是許多人的隱憂<text:span text:style-name="T3"><text:line-break/><text:line-break/></text:span>王院長提到，臺灣每五至六對夫妻，就有一對膝下無子，許多無子老人，對晚年充滿了恐懼與憂慮。<text:span text:style-name="T3"><text:line-break/><text:line-break/></text:span>「有些人口裡不說，心裡卻擔心夫妻皆衰老或老伴走了，自己生病後誰陪他們看病？開刀時誰來簽字？死後誰替他們安葬？<text:span text:style-name="T3">…</text:span>。」<text:span text:style-name="T3"><text:line-break/><text:line-break/></text:span>某次他和一桌朋友吃飯，提議替坐在對面的朋友照相留念，卻遭斷然拒絕，原來目前單身的她沒有孩子，擔心死後，拍這麼多相片給誰看，最後還不是丟在地上任人踐踏。<text:span text:style-name="T3"><text:line-break/><text:line-break/></text:span>一對住在安養院的夫妻，先生罹患癌症，他說，「我不怕死，可是我死後，太太怎麼辦？」這位太太雖然生活尚能勉強自理，卻事事習慣依賴先生，讓先生非常擔心身故後太太的照顧問題。<text:span text:style-name="T3"><text:line-break/><text:line-break/></text:span>在社會長期照護制度不健全下，人老後的照護問題不只是無子西瓜的擔憂，也是許多有子西瓜的隱憂。前一陣子發生老翁釘死病妻的事故，當事人並非無子西瓜，他們的兒子也不是不孝順，然而不幸的事還是發生了。近日，一對患病的老夫婦，兒子因病過世，女兒出嫁，雖然女兒每週探視他們、帶他們看病，但是他們還是敵不過憂慮，不願拖累親人，選擇上吊自殺身亡。<text:span text:style-name="T3"><text:line-break/><text:line-break/></text:span>信託監察人制度保護無子西瓜<text:span text:style-name="T3"><text:line-break/><text:line-break/></text:span>高齡化社會的許多現象逐漸浮出，身為基督徒的王院長，現已年過七十，多年前深刻感受到上帝要他在人生的最後階段，為這些人做點事。號召無子西瓜互相照應，讓他們覺得不孤單外，並能夠結合起來為社會做點公益慈善的事。<text:span text:style-name="T3"><text:line-break/><text:line-break/></text:span>現在政府訂有「信託法」及「信託業法」，無子的老人如果願意，可以與銀行的信託部簽訂信託契約，將一定的財產交給銀行，由銀行按照信託契約的約定，替簽約的無子老人支付各種款項，包括支付老人院、安養院、醫療及身故安葬等費用，遺產亦依信託契約的約定，交给指定的人。這一切有如我們現在很多人的電話費及水電費是銀行轉帳支付一樣。<text:span text:style-name="T3"><text:line-break/><text:line-break/></text:span>但問題是誰來監督這些事的進行，確保無子老人住在老人院、安養院，院方有依規定善待老人，沒有虛報費用，銀行也有忠誠服務。例如無子老人住進療養院，銀行只負責按月提撥費用給療養院，卻無法主動關心療養院是否按照契約內容執行照護，是否定時清潔身體、換尿布、是否提供營養均衡的飲食、是否定期翻身、拍背，是否提供心靈的關懷等。無子老人尤其是獨居老人，無親無故，病時誰來像親人一樣照顧他們，生病開刀誰來簽字。<text:span text:style-name="T3"><text:line-break/><text:line-break/></text:span>信託法對此有解決辦法，信託法規定當事人與銀行信託部所簽的「信託契約」中，要指定一人為「信託監察人」。通常會指定子女、親人或好友為監察人，負責監督信託契約的忠實執行。無子老人將來如願意，可在信託契約中指定「無子西瓜基金會」為信託監察人，無子西瓜基金會將負起信託監察人的監督責任。<text:span text:style-name="T3"><text:line-break/><text:line-break/></text:span>無子西瓜基金會剛成立時經費及人力有限，不可能為眾多的無子西瓜擔任「信託監察人」，一定是由小而大。<text:span text:style-name="T3">(</text:span>初期只能對有能力支付住老人院、安養院及病、葬費用的人提供監督服務。基金會並無能力為無子西瓜負擔那些費用，連政府也沒有辦法。但是當將來基金會的捐款增加，有財源時，當可對部份無經濟能力的無子西瓜服務。<text:span text:style-name="T3">)<text:line-break/><text:line-break/></text:span>補充說明：無子西瓜基金會經過一段時間的集思廣義，拜訪養護機構及無子長者們，決定基金會初期的服務對象不只限於有經濟能力的長者，亦將努力為無經濟的長者提供服務。<text:span text:style-name="T3"><text:line-break/><text:line-break/></text:span>無子西瓜相對地說，經濟能力比較強，時間比較多，大家集合起來，可以為社會做許多愛心工作。所以如果神允許的話，無子西瓜基金會將來可做許多榮神益人的事。<text:span text:style-name="T3"><text:line-break/><text:line-break/></text:span>王院長盼望，能把要請無子西瓜基金會擔任「信託監察人」的朋友聚集在幾個信譽良好的安養中心，讓經過審核有愛心的聘雇人員，能就近關心監督，有任何問題能即刻回報解決處理。<text:span text:style-name="T3"><text:line-break/><text:line-break/></text:span>王院長說，這件事雖然美好，但做起來並不容易，經費固然是問題，但重要的是如何能找到非常有愛心的工作人員及志工，將來希望佳音電台的聽眾能多推薦有高度愛心及虔誠信仰的人，給基金會儲備人才，到有需要時，有人才可用。<text:span text:style-name="T3"><text:line-break/><text:line-break/></text:span>上帝要我做的祂必預備夠用經費<text:span text:style-name="T3"><text:line-break/><text:line-break/></text:span>雖然知道這是一個龐大的工程，他仍然義無反顧的把自己投進去，因為這是他從上帝那裡得到的<text:span text:style-name="T3">mission(</text:span>使命<text:span text:style-name="T3">)</text:span>。<text:span text:style-name="T3"><text:line-break/><text:line-break/></text:span>問他是否擔心財源問題，他舉德蕾莎修女和愛基會的「撿回珍珠計畫」為例說明，只要這件事是上帝要他做的，上帝就會準備錢。<text:span text:style-name="T3"><text:line-break/><text:line-break/></text:span>德蕾莎修女成立仁愛傳教修會，服務窮人中的窮人，開始時只有她一個人，她死時，在全球<text:span text:style-name="T3">127</text:span>個國家設立<text:span text:style-name="T3">700</text:span>多個修會分院，擁有<text:span text:style-name="T3">7,000</text:span>名正式職員、<text:span text:style-name="T3">4,000</text:span>名修女。有記者問她是否為錢發愁，德雷莎修女說她從來不擔心沒有錢，因為「我做的事都是上帝要我做的，祂必定會準備足夠的經費。」<text:span text:style-name="T3"><text:line-break/><text:line-break/>2004</text:span>年開始的「撿回珍珠計劃」，是愛基會（財團法人愛心第二春文教基金會）在中國浙江省成立的「新華愛心教育基金會」所發起的計畫，將善心捐款用於成績特優但特別貧窮的高中生身上的慈善計畫，高中三年學費、吃住均免費。初期每個珍珠三年需要<text:span text:style-name="T3">15,000</text:span>元人民幣，後來透過和學校合作，費用減半。<text:span text:style-name="T3"><text:line-break/><text:line-break/></text:span>工作同仁覺得每顆珍珠的費用不貲，但是王院長卻不擔心經費問題，因為知道這是上帝要他們做的。受惠學生數，從第一年<text:span text:style-name="T3">21</text:span>人，逐年增加，<text:span text:style-name="T3">2010</text:span>年已經幫助<text:span text:style-name="T3">88</text:span>個班級共<text:span text:style-name="T3">4,400</text:span>人，<text:span text:style-name="T3">2011</text:span>年估計<text:span text:style-name="T3">100</text:span>班共<text:span text:style-name="T3">5,000</text:span>名學生，受惠人數年年增加，經費卻沒有斷絕。<text:span text:style-name="T3"><text:line-break/><text:line-break/></text:span>王院長經常鼓勵基金會同仁，對上帝要有信心，若所做的事是社會需要的，對人群有貢獻的，目的、方法、手段皆符合聖經的正直與慈愛原則，就放心的把一切擔心憂慮交託給祂，因為祂必供應一切所需。<text:span text:style-name="T3"> <text:line-break/><text:line-break/></text:span>從<text:span text:style-name="T3">15</text:span>年前的愛基會到今天的無子西瓜基金會，王建煊院長透過公義與慈善行動，讓人們看見那位愛眾人，願意為人解決問題、供應人一切需要的上帝。<text:span text:style-name="T3"><text:line-break/><text:line-break/></text:span>（本文轉載自佳音<text:span text:style-name="T3">LOVE</text:span>聯播網<text:span text:style-name="T3">2011</text:span>年<text:span text:style-name="T3">5</text:span>月出版的「佳音<text:span text:style-name="T3">90.9</text:span>廣播月刊」<text:span text:style-name="T3">)</text:span></text:p>
      <text:p text:style-name="P1"><text:span text:style-name="T1">陳真</text:span><text:s/>  |  2015.04.05 15:40   |   <text:a xlink:type="simple" xlink:href="http://palinfo.habago.org/Entry?Command=Information_PrintForum&amp;iPage=319#FORUM33801"><text:span text:style-name="T2">#</text:span></text:a></text:p>
      <text:p text:style-name="P3">「我是隻肥貓」　王建煊捐<text:span text:style-name="T3">6</text:span>年<text:span text:style-name="T3">2000</text:span>萬薪水<text:span text:style-name="T3"><text:line-break/><text:line-break/>ETtoday 2012</text:span>年<text:span text:style-name="T3">05</text:span>月<text:span text:style-name="T3">23</text:span>日<text:span text:style-name="T3"><text:line-break/><text:line-break/></text:span>政治中心／綜合報導<text:span text:style-name="T3"><text:line-break/><text:line-break/></text:span>監察院長王建煊<text:span text:style-name="T3">22</text:span>日接受<text:span text:style-name="T3">TVBS</text:span>《<text:span text:style-name="T3">2100</text:span>全民開講》專訪，自認自己是隻「肥貓」，月薪<text:span text:style-name="T3">30</text:span>萬元還有車有秘書，自己雖有付出，但不值得這樣的薪水，覺得對不起納稅人，將捐出擔任院長來<text:span text:style-name="T3">6</text:span>年的薪資約<text:span text:style-name="T3">2000</text:span>萬元。<text:span text:style-name="T3"><text:line-break/><text:line-break/></text:span>王建煊新書《公平正義何處尋？》<text:span text:style-name="T3">23</text:span>日將出版，他昨晚上節目時，覺得不應拿這樣的高薪，為了減少虧欠，決定將薪資全部捐出來，這樣比較快樂，也沒有罪惡感，更希望能影響一些公務員，在國家財政困難時，想想自己是否對得起繳稅人。<text:span text:style-name="T3"><text:line-break/><text:line-break/></text:span>截至目前為止王建煊已經捐款<text:span text:style-name="T3">1700</text:span>多萬，後續會再捐出<text:span text:style-name="T3">200</text:span>多萬。他進一步談到，擔任院長期間也努力節省開支，<text:span text:style-name="T3">6</text:span>位隨扈只留<text:span text:style-name="T3">1</text:span>人、退租官邸和維安人員住所，<text:span text:style-name="T3">6</text:span>年來共節省國庫<text:span text:style-name="T3">7800</text:span>萬元；至於，每月<text:span text:style-name="T3">10</text:span>萬<text:span text:style-name="T3">5000</text:span>元的院長特別費，也只用在公事上，如紅白帖子、犒賞員工等。</text:p>
      <text:p text:style-name="P1"><text:span text:style-name="T1">陳真</text:span><text:s/>  |  2015.04.05 15:33   |   <text:a xlink:type="simple" xlink:href="http://palinfo.habago.org/Entry?Command=Information_PrintForum&amp;iPage=319#FORUM33800"><text:span text:style-name="T2">#</text:span></text:a></text:p>
      <text:p text:style-name="P2">從需要看見自己責任　王建煊在緬甸掘井<text:span text:style-name="T3"><text:line-break/><text:line-break/></text:span>基督教論壇報<text:span text:style-name="T3"><text:line-break/></text:span>記者<text:span text:style-name="T3">/</text:span>作者<text:span text:style-name="T3"><text:s/></text:span>雷式明<text:span text:style-name="T3"><text:line-break/></text:span>日期<text:span text:style-name="T3"><text:s/>2013-07-01<text:line-break/><text:line-break/><text:line-break/></text:span>王建煊院長分享緬甸照片，左上圖為緬甸夫妻同行打水去。<text:span text:style-name="T3"><text:line-break/><text:line-break/></text:span>「在別人的需要上，看見自己的責任」監察院長王建煊從參與在中國大陸建愛心小學、在台灣為獨居老人辦理後事，以及去印度垂死之家服事，到今年，他前進緬甸，由打一百口井開始，又展開了愛心及宣教的行動。<text:span text:style-name="T3"><text:line-break/><text:line-break/></text:span>王建煊說，緬甸有豐富的資源，為什麼政府使一半以上的人民生活在貧窮線以下。今年他們夫婦決定要去緬甸旅遊前，在中華福音神學院演講時認識一名來自緬甸臘戌的傳道人，因此決定去緬北的臘戌走一遭。他在<text:span text:style-name="T3">70</text:span>％以上華人的臘戌，看見貧窮、飢餓與病痛，王建煊留下了感傷的眼淚，即刻捐出自己身上所有的現金，允諾要幫忙改善他們的生活環境。<text:span text:style-name="T3"><text:line-break/><text:line-break/></text:span>匯集愛心力量<text:span text:style-name="T3"><text:line-break/></text:span>他認為這也是一種福音行動、也是宣教。他說，自己經常受邀到各個教會講道，有很多傳福音的機會，但是做愛心工作，也是一種傳福音，正如主耶穌說的，做在最小的弟兄身上，就是做在主的身上。人們就能從我們的好行為，羨慕我們的信仰，願意來認識我們的信仰。<text:span text:style-name="T3"><text:line-break/><text:line-break/></text:span>王建煊形容緬北山區，很多地方沒有好的飲用水，池塘裡的水充滿了污穢物，吃了會生病，很多人要走很遠的路才找到水源。王建煊允諾要為他們打一百口井。回到國內後，經媒體的報導，這一百口井的經費很快就到齊了，第一口井已在今年的四月完工。<text:span text:style-name="T3"><text:line-break/><text:line-break/></text:span>王建煊看見台灣愛心的力量，也看見緬甸龐大的需要，他展開一連串援助的愛心行動，惠及當地華人及其他各民族。他說，當地很多學生因為早上沒吃飯，在上課時暈倒，因此也希望提供學子每人每天一碗粥。<text:span text:style-name="T3"><text:line-break/><text:line-break/></text:span>在當地的聖光中學，有些女學生因為經期必須請假不能上學─原來她們在經期時沒有衛生棉可使用而不得不留在家裡。對此王建煊也希望號召志工為她們製作生理褲。<text:span text:style-name="T3"><text:line-break/><text:line-break/></text:span>當地的醫療資源很缺乏，他希望台灣有愛心的醫師可以去義診，甚至將義診發展成為常態型組織；並計劃在當地蓋房子，一樓作診所、二樓是禮堂，三樓則是醫護人員的宿舍，也可作為教會短宣隊的接待所。<text:span text:style-name="T3"><text:line-break/><text:line-break/></text:span>為了使偏遠地區有免費的醫療，他希望能帶大城市發展高級的醫療院所，賺錢來支持偏遠地區醫療院所的開支；未來則還要發展教育，在各地建學校。王建煊說：「愛心就是宣教。」</text:p>
      <text:p text:style-name="P1"><text:span text:style-name="T1">陳真</text:span><text:s/>  |  2015.04.05 04:25   |   <text:a xlink:type="simple" xlink:href="http://palinfo.habago.org/Entry?Command=Information_PrintForum&amp;iPage=319#FORUM33799"><text:span text:style-name="T2">#</text:span></text:a></text:p>
      <text:p text:style-name="P3">有一篇翻譯，被我拖了四個月，剛剛把它貼上了。見首頁。</text:p>
      <text:p text:style-name="P1"><text:span text:style-name="T1">陳真</text:span><text:s/>  |  2015.04.05 04:12   |   <text:a xlink:type="simple" xlink:href="http://palinfo.habago.org/Entry?Command=Information_PrintForum&amp;iPage=319#FORUM33798"><text:span text:style-name="T2">#</text:span></text:a></text:p>
      <text:p text:style-name="P2">美國最近兩架戰鬥機迫降台南。用肚臍想也知道這是胡扯。怎麼不迫降在北京或福建？怎麼剛好就<text:span text:style-name="T3"><text:s/>"</text:span>迫降<text:span text:style-name="T3">" </text:span>在台南？會有這麼巧的事嗎？<text:span text:style-name="T3"><text:line-break/><text:line-break/></text:span>最近亞投行及兩岸航線問題等一堆事，怎麼突然就有美國軍機迫降？迫降是很緊急的事，怎麼會剛剛好就迫降在台灣？我通常不會相信政治上這樣一些所謂<text:span text:style-name="T3"><text:s/>"</text:span>巧合<text:span text:style-name="T3">"</text:span>。<text:span text:style-name="T3"><text:line-break/><text:line-break/></text:span>兩天後，美國官方發出聲明說不是迫降，而是<text:span text:style-name="T3"><text:s/>"</text:span>預防性降落<text:span text:style-name="T3">"</text:span>；也就是說，它要降哪其實是有選擇的；簡單說就是這是一種政治動作。<text:span text:style-name="T3"><text:line-break/><text:line-break/></text:span>如今，不但選擇降在台南，而且還兩夜三日遊，竟然在台南過夜。更可惡的是，不允許我們碰飛機，只能由美國派遣專人來台處理，根本就是把台灣當成美軍基地。<text:span text:style-name="T3"><text:line-break/><text:line-break/></text:span>台灣官方最近透露，美國施壓台灣不許加入亞投行；台灣官方<text:span text:style-name="T3"><text:s/>"</text:span>爭取<text:span text:style-name="T3">" </text:span>了一個多月，終於才得到美國主子的<text:span text:style-name="T3"><text:s/>"</text:span>諒解<text:span text:style-name="T3">"</text:span>，允許我們提出申請加入亞投行。<text:span text:style-name="T3"><text:line-break/><text:line-break/></text:span>諸如像這樣一些喪權辱國的混蛋事，我很不明白，那些整天講起什麼獨立啦主權啦講得神聖無比激動無比的愛台人士們，怎麼都不會生氣？應該馬上去包圍佔領<text:span text:style-name="T3">AIT</text:span>才對；看要佔頂多久都行，越久越好，巴勒網絕對給予最大的支持。<text:span text:style-name="T3"><text:line-break/><text:line-break/></text:span>但台灣人當美國狗當久了，不但不會生氣，哪怕只是主人的兩架飛機飛來台灣，台灣人還是一樣高興死了，爽死了。天底下怎麼會有這樣沒出息的一群人，實在很難想像他們的心靈狀態究竟是怎麼一回事。即便是個台獨人士也該為此感到憤怒才對，你混蛋美國人竟然把我當成挑釁你的敵人的工具！即便是個台獨人士也不該任這樣一個恐怖魔頭如此作賤。<text:span text:style-name="T3"><text:line-break/><text:line-break/></text:span>不過，台灣長期以來就是如此。阿扁一生胡扯，但他卻講對了一件事就是，他說，台灣其實就是<text:span text:style-name="T3"><text:s/>"</text:span>美國在台軍政府<text:span text:style-name="T3">"</text:span>，而所謂台灣總統，不過就是<text:span text:style-name="T3"><text:s/>"</text:span>美國軍政府意志的一個執行者<text:span text:style-name="T3">"</text:span>。<text:span text:style-name="T3"><text:line-break/><text:line-break/></text:span>至於那些整天動不動以所謂<text:span text:style-name="T3"><text:s/>"</text:span>捍衛主權<text:span text:style-name="T3">" </text:span>玩各種政治鬥爭把戲的混蛋們，其實哪在乎什麼主權？天底下有沒有哪個國家大大小小事都必須向另一個國家<text:span text:style-name="T3"><text:s/>"</text:span>請示<text:span text:style-name="T3">" </text:span>的？有沒有哪個國家的政客連要參選都必須先向另一個國家申請<text:span text:style-name="T3"><text:s/>"</text:span>口試<text:span text:style-name="T3">"</text:span>，方能取得參選的許可證？主權不是很神聖嗎？愛台人士應該馬上像在砸行政院那樣去砸<text:span text:style-name="T3"><text:s/>AIT </text:span>才對啊，因為美國根本就是把台灣當狗，連人都稱不上還談什麼主權。<text:span text:style-name="T3"><text:line-break/><text:line-break/></text:span>不管統或獨，總是想要當個<text:span text:style-name="T3"><text:s/>"</text:span>人<text:span text:style-name="T3">" </text:span>吧？我沒法想像，怎麼會有人之所謂獨立，其實只是想當一條美國人養的狗？美國連自己人的命都不在乎了，他會在乎一條黃種狗的狗命？<text:span text:style-name="T3"><text:line-break/><text:line-break/></text:span>而且，一個人就算主張台獨，也不該去依附並協助這樣一個恐怖大魔頭來對付自己的同胞或祖國。你可以在兩者之間盡量保持中立，但絕沒有自願當狗而且還當得很陶醉的道理。兄弟之間就算要分家，斷然也沒有自願當殺人魔的狗處心積慮要來傷害自己兄弟的道理。<text:span text:style-name="T3"><text:line-break/><text:line-break/></text:span>聖經有句話說，<text:span text:style-name="T3">"</text:span>公義使邦國高舉<text:span text:style-name="T3">"</text:span>。美國之殘暴血腥令人髮指，罄竹難書，台灣人難道連這麼明顯的基本善惡都看不出來？還是根本不在乎？就算不在乎公義，也該在乎自己的一條狗命吧？當美國人的狗，是不會有好下場的，會有血光之災的。美國人在全世界樹敵無數，當他的狗究竟有何意義或好處可言？只能說是被反中反華教育給洗腦洗得喪心病狂或頭殼壞掉了。<text:span text:style-name="T3"><text:line-break/><text:line-break/></text:span>陳真<text:span text:style-name="T3"><text:line-break/>==================<text:line-break/></text:span>華府專家：<text:span text:style-name="T3">F-18 </text:span>降落台灣有政治意涵<text:span text:style-name="T3"><text:line-break/><text:line-break/>2015</text:span>年<text:span text:style-name="T3">04</text:span>月<text:span text:style-name="T3">03</text:span>日<text:span text:style-name="T3"><text:line-break/><text:line-break/></text:span>劉屏、藍孝威／綜合報導<text:span text:style-name="T3"><text:line-break/><text:line-break/></text:span>美國防部新聞官表示，<text:span text:style-name="T3">2</text:span>架美軍<text:span text:style-name="T3">F-18C</text:span>戰機是因機件問題降落台南；一旦檢修完成，會盡快離開。華府軍事專家說，<text:span text:style-name="T3">2</text:span>架戰機未必非落台灣不可，美國作法當然有政治意涵。<text:span text:style-name="T3"><text:line-break/><text:line-break/></text:span>《華盛頓時報》引「國際評估暨戰略中心」專家費學禮（<text:span text:style-name="T3">Rick Fisher</text:span>）稱，事件看似單純，但會「有人希望北京看出其中象徵意義」。他說，戰機可迫降下地（<text:span text:style-name="T3">Shimoji</text:span>）島機場，位在台灣東邊約<text:span text:style-name="T3">190</text:span>公里，屬日本管轄，較不具爭議；選擇台灣落地，「看來五角大廈想傳遞政治訊息給北京。」<text:span text:style-name="T3"><text:line-break/><text:line-break/></text:span>事件前<text:span text:style-name="T3">2</text:span>天，共軍首次出動「轟<text:span text:style-name="T3">-6K</text:span>」轟炸機，經巴士海峽赴西太平洋訓練。費學禮說，北京是要告訴美國，有能力威脅關島；美戰機迫降雖非故意，但顯然是藉此傳遞訊息，表達美國決心。<text:span text:style-name="T3"><text:line-break/><text:line-break/></text:span>中方也已注意到。中國外交部發言人華春瑩說，已向美方提嚴正交涉。中方要求美方恪守一中和中美三聯合公報，避免類似事件再發生。<text:span text:style-name="T3"><text:line-break/><text:line-break/></text:span>《華時》說，台南基地意義重大。二戰時日本「零式」戰機從這機場起飛攻擊菲律賓。冷戰年代，美台有共同防禦條約，美國在這基地儲存核彈頭飛彈。<text:span text:style-name="T3"><text:line-break/><text:line-break/>----------<text:line-break/></text:span>中廣新聞網<text:span text:style-name="T3"><text:s/>– 2015</text:span>年<text:span text:style-name="T3">4</text:span>月<text:span text:style-name="T3">3</text:span>日<text:span text:style-name="T3"><text:line-break/><text:line-break/><text:line-break/></text:span>美學者<text:span text:style-name="T3">:F-18</text:span>為何轉降台南<text:span text:style-name="T3"><text:s/></text:span>「希望北京不會看不懂」<text:span text:style-name="T3"><text:line-break/><text:line-break/></text:span>美軍兩架<text:span text:style-name="T3">F-18</text:span>大黃蜂戰機，迫降台南空軍基地，美國「華盛頓時報」報導說，有鑑於大陸最近在台灣附近，進行「轟炸機演訓」，這次的轉降，也可以看做是美國國防部藉此，對中方所釋出的「政治訊號」，希望北京「不會看不懂」。<text:span text:style-name="T3"><text:line-break/><text:line-break/></text:span>報導說，在北京的一個中國政策下，中方將台灣視為領土；而就在這次「<text:span text:style-name="T3">F-18</text:span>戰鬥機」轉降台南的兩天前，大陸轟炸機才在台灣附近進行重大演訓。<text:span text:style-name="T3"><text:line-break/><text:line-break/></text:span>據美國智庫「國際評估暨戰略中心」研究員「費學禮」表示，如果<text:span text:style-name="T3">F-18</text:span>真的有需要迫降，可以選擇在台灣東方近兩百公里處的日本「下地島」空軍基地，這裡是較不具爭議的地點，因此，這一次「<text:span text:style-name="T3">F-18</text:span>」轉降台灣，也等於是美方對中方釋出的政治訊號。費學禮說，戰機轉降或許是單純的意外，「但有人希望北京不會看不懂象徵意義。」</text:p>
      <text:p text:style-name="P1"><text:span text:style-name="T1">陳真</text:span><text:s/>  |  2015.04.03 02:50   |   <text:a xlink:type="simple" xlink:href="http://palinfo.habago.org/Entry?Command=Information_PrintForum&amp;iPage=319#FORUM33797"><text:span text:style-name="T2">#</text:span></text:a></text:p>
      <text:p text:style-name="P4"><text:span text:style-name="T1">剛才的新聞，披露甘地寫給希特勒的一封長信。稍早之前有另一封短信。如下。</text:span><text:line-break/><text:line-break/><text:span text:style-name="T1">陳真</text:span><text:line-break/><text:line-break/>===============<text:line-break/>http://goo.gl/pmzH7r<text:line-break/><text:line-break/>Mohandas Gandhi's letter to Adolf Hitler, 1939<text:line-break/>India's figurehead for independence and non-violent protest pleads with the leader of Nazi Germany<text:line-break/><text:line-break/>The Observer, Saturday 12 October 2013<text:line-break/><text:line-break/><text:line-break/>As tensions mounted in Europe following Germany’s occupation of Czechoslovakia, Mohandas Gandhi, the famously non-violent leader of the Indian independence movement, wrote a clear and concise plea for Hitler to avoid war, but it never reached its intended recipient because of an intervention by the British government. Just over a month later, the world looked on in horror as Germany invaded Poland.<text:line-break/><text:line-break/>----<text:line-break/>23 July 1939<text:line-break/><text:line-break/>Dear friend,<text:line-break/><text:line-break/>Friends have been urging me to write to you for the sake of humanity. But I have resisted their request, because of the feeling that any letter from me would be an impertinence. Something tells me that I must not calculate and that I must make my appeal for whatever it may be worth.<text:line-break/><text:line-break/>It is quite clear that you are today the one person in the world who can prevent a war which may reduce humanity to the savage state. Must you pay the price for an object however worthy it may appear to you to be? Will you listen to the appeal of one who has seliberately [sic] shunned the method of war not without considerable success? Any way I anticipate your forgiveness, if I have erred in writing to you.<text:line-break/><text:line-break/>I remain,<text:line-break/>Your sincere friend<text:line-break/>M.K.Gandhi<text:line-break/><text:line-break/>=================<text:line-break/>http://goo.gl/u3XF0R<text:line-break/><text:line-break/>Gandhi's 1940 letter to Adolf Hitler: Seek peace or someone will 'beat you with your own weapon'<text:line-break/><text:line-break/>APR. 2, 2015<text:line-break/>Business Insider<text:line-break/><text:line-break/>AP Photo Left: Mahatma Gandhi aboard the S.S. Rajputana en route to the Second Round Table Conference on Dominion Status for India; Right: German Chancellor Adolf Hitler during his address to 80,000 workers in the Lustgarten, Berlin, May 1, 1936, s part of the May Day Celebrations.<text:line-break/><text:line-break/>Mohandas Gandhi, frequently known by the honorific Mahatma (meaning "great soul"), was famous for advocating civil disobedience and nonviolence to achieve his goals.<text:line-break/><text:line-break/>Starting in 1921, Gandhi led the Indian independence movement through such methods, finally achieving freedom from the British empire in 1947, just six months before his death.<text:line-break/><text:line-break/>Less known is Gandhi's efforts through a series of letters in 1939 and 1940 to keep German dictator Adolf Hitler from starting a war in Europe.<text:line-break/><text:line-break/>Gandhi took it upon himself to prevent World War II by not only encouraging Hitler to seek peace, but also by telling the British people to oppose Hitler and Italy's Benito Mussolini by nonviolent means, even as Nazi Germany and Italy sought to destroy the country.<text:line-break/><text:line-break/>"In nonviolent technique, as I have said, there is no such thing as defeat. It is all 'do or die' without killing or hurting," Ghandi wrote to Hitler. "It can be used practically without money and obviously without the aid of science of destruction which you have brought to such perfection.<text:line-break/><text:line-break/>"It is a marvel to me that you do not see that it is nobody's monopoly. If not the British, some other power will certainly improve upon your method and beat you with your own weapon. You are leaving no legacy to your people of which they would feel proud."<text:line-break/><text:line-break/>Here is the full version, which is the longer of Gandhi's two letters to Hitler:<text:line-break/><text:line-break/>As at Wardha,<text:line-break/>December 24, 1940<text:line-break/><text:line-break/>Dear friend,<text:line-break/><text:line-break/>That I address you as a friend is no formality. I own no foes. My business in life has been for the past 33 years to enlist the friendship of the whole of humanity by befriending mankind, irrespective of race, colour or creed.<text:line-break/><text:line-break/>I hope you will have the time and desire to know how a good portion of humanity who have view living under the influence of that doctrine of universal friendship view your action. We have no doubt about your bravery or devotion to your fatherland, nor do we believe that you are the monster described by your opponents. But your own writings and pronouncements and those of your friends and admirers leave no room for doubt that many of your acts are monstrous and unbecoming of human dignity, especially in the estimation of men like me who believe in universal friendliness. Such are your humiliation of Czechoslovakia, the rape of Poland and the swallowing of Denmark. I am aware that your view of life regards such spoliations as virtuous acts. But we have been taught from childhood to regard them as acts degrading humanity. Hence we cannot possibly wish success to your arms.<text:line-break/><text:line-break/>But ours is a unique position. We resist British Imperialism no less than Nazism. If there is a difference, it is in degree. One-fifth of the human race has been brought under the British heel by means that will not bear scrutiny. Our resistance to it does not mean harm to the British people. We seek to convert them, not to defeat them on the battle-field. Ours is an unarmed revolt against the British rule. But whether we convert them or not, we are determined to make their rule impossible by non-violent non-co-operation. It is a method in its nature indefensible. It is based on the knowledge that no spoliator can compass his end without a certain degree of co-operation, willing or compulsory, of the victim. Our rulers may have our land and bodies but not our souls. They can have the former only by complete destruction of every Indian—man, woman and child. That all may not rise to that degree of heroism and that a fair amount of frightfulness can bend the back of revolt is true but the argument would be beside the point. For, if a fair number of men and women be found in India who would be prepared without any ill will against the spoliators to lay down their lives rather than bend the knee to them, they would have shown the way to freedom from the tyranny of violence. I ask you to believe me when I say that you will find an unexpected number of such men and women in India. They have been having that training for the past 20 years.<text:line-break/><text:line-break/>We have been trying for the past half a century to throw off the British rule. The movement of independence has been never so strong as now. The most powerful political organization, I mean the Indian National Congress, is trying to achieve this end. We have attained a very fair measure of success through non-violent effort. We were groping for the right means to combat the most organized violence in the world which the British power represents. You have challenged it. It remains to be seen which is the better organized, the German or the British. We know what the British heel means for us and the non-European races of the world. But we would never wish to end the British rule with German aid. We have found in non-violence a force which, if organized, can without doubt match itself against a combination of all the most violent forces in the world. In non-violent technique, as I have said, there is no such thing as defeat. It is all 'do or die' without killing or hurting. It can be used practically without money and obviously without the aid of science of destruction which you have brought to such perfection. It is a marvel to me that you do not see that it is nobody's monopoly. If not the British, some other power will certainly improve upon your method and beat you with your own weapon. You are leaving no legacy to your people of which they would feel proud. They cannot take pride in a recital of cruel deed, however skilfully planned. I, therefore, appeal to you in the name of humanity to stop the war. You will lose nothing by referring all the matters of dispute between you and Great Britain to an international tribunal of your joint choice. If you attain success in the war, it will not prove that you were in the right. It will only prove that your power of destruction was greater. Whereas an award by an impartial tribunal will show as far as it is humanly possible which party was in the right.<text:line-break/><text:line-break/>You know that not long ago I made an appeal to every Briton to accept my method of non-violent resistance. I did it because the British know me as a friend though a rebel. I am a stranger to you and your people. I have not the courage to make you the appeal I made to every Briton. Not that it would not apply to you with the same force as to the British. But my present proposal is much simple because much more practical and familiar.<text:line-break/><text:line-break/>During this season when the hearts of the peoples of Europe yearn for peace, we have suspended even our own peaceful struggle. Is it too much to ask you to make an effort for peace during a time which may mean nothing to you personally but which must mean much to the millions of Europeans whose dumb cry for peace I hear, for my ears are attended to hearing the dumb millions? I had intended to address a joint appeal to you and Signor Mussolini, whom I had the privilege of meeting when I was in Rome during my visit to England as a delegate to the Round Table Conference. I hope that he will take this as addressed to him also with the necessary changes.</text:p>
      <text:p text:style-name="P1"><text:span text:style-name="T1">陳真</text:span><text:s/>  |  2015.04.02 11:46   |   <text:a xlink:type="simple" xlink:href="http://palinfo.habago.org/Entry?Command=Information_PrintForum&amp;iPage=319#FORUM33796"><text:span text:style-name="T2">#</text:span></text:a></text:p>
      <text:p text:style-name="P2">已經很長一段時間了，特別是這二十年來，更是變本加厲，在這島上，大腦淪為跟盲腸乃至跟鼻屎同等地位，不但多餘，而且是一種有害的廢棄物；誰有大腦，誰就輸了，誰就得倒大楣了。至於聲音大、口舌邪門、心肝黑、<text:span text:style-name="T3">IQ</text:span>零蛋的人則有福了，這個島是他們的。<text:span text:style-name="T3"><text:line-break/><text:line-break/></text:span>人們常說，年輕一代是一種思想批判與理想主義的聲音。在西方社會也許如此。但在台灣卻剛好相反，恰恰是思想最低能、最保守反動的一群人。從舊黨國時期到新黨國，學生完全就是一種被政治動員的工具。而且，此一現象，新黨國比舊黨國還更嚴重。我常納悶，這些<text:span text:style-name="T3"><text:s/>"</text:span>工具<text:span text:style-name="T3">" </text:span>們，怎麼會乖巧到這種地步？讓人懷疑他們的腦殼裏頭究竟還有沒有腦子的存在？會不會電腦斷層一掃瞄，裏頭竟空無一物？<text:span text:style-name="T3"><text:line-break/><text:line-break/></text:span>舊黨國時期，你只要稍微批評一下黨，批評一下國，周遭的同學們就會說你思想偏激，這麼偉大的政府你也要罵，你良心何在？甚至連意味著神聖祖先血液的國家概念，你也要質疑，真是其心可誅。<text:span text:style-name="T3"><text:line-break/><text:line-break/></text:span>不管你說什麼，不管你講得有沒有道理，政治工具們永遠有一套由黨國勢力及其御用媒體所灌輸的現成台詞來痛罵你的不忠不義與賣國言行，簡單說就是漢奸，例如<text:span text:style-name="T3"><text:s/>"</text:span>不懂得珍惜民主自由<text:span text:style-name="T3">"</text:span>、<text:span text:style-name="T3">"</text:span>醜化政府<text:span text:style-name="T3">"</text:span>、<text:span text:style-name="T3">"</text:span>與匪隔海唱和<text:span text:style-name="T3">"</text:span>、<text:span text:style-name="T3">"</text:span>打擊民心士氣<text:span text:style-name="T3">" </text:span>等等。只要這類大帽子一扣就完事，不用辯論，無需思索，因為黨國已經提供了現成的標準答案。<text:span text:style-name="T3"><text:line-break/><text:line-break/></text:span>從漢奸到台奸，基本台詞略微更動，但政治工具們的機械反應模式則是始終一致，具有一種<text:span text:style-name="T3"><text:s/>"</text:span>聞<text:span text:style-name="T3">X</text:span>則怒<text:span text:style-name="T3">"</text:span>、<text:span text:style-name="T3">"</text:span>逢<text:span text:style-name="T3">Y</text:span>必反<text:span text:style-name="T3">"</text:span>的阿米巴原蟲典型反應，基本特色就是旗幟鮮明，過去是藍血液，現在不知道中了什麼劇毒，由藍轉綠。基本原則是：顏色以外無真理；真理已定，思索已是多餘。<text:span text:style-name="T3"><text:line-break/><text:line-break/></text:span>在這樣一些基本屬性下，你可以觀察到新舊黨國的政治工具們的反應，其實完全一致，一脈相傳，只是手段日趨下流而已。不管是服貿、貨貿、亞投行、一帶一路等等等，不需懂其內涵及其內外在影響，反正只要是與大陸有關，就是萬惡的敵人，必須不擇手段鏟除到底。政治工具們的阿米巴原蟲反應，基本上就是這樣。<text:span text:style-name="T3"><text:line-break/><text:line-break/></text:span>思考是很有趣的事，越是艱難越有趣。也許就跟下棋一樣，任何棋手總是希望能跟技高一籌的對手對弈。可悲的是，在這島上，我們卻始終只能被一大團聲勢驚人的無腦阿米巴原蟲所統治與管轄，你沒法跟他多說些什麼，更不用說什麼深邃的思考。這島上永遠不缺的是各種政治修辭與造勢，很少具有認知意義的說法。<text:span text:style-name="T3"><text:line-break/><text:line-break/></text:span>有句話說：<text:span text:style-name="T3">"</text:span>我於青春無悔<text:span text:style-name="T3">"</text:span>。因為青春之故，少了對於自身安危利害的盤算，我為天邊美麗彩虹流了血，受了傷，如今青春已逝，但我不後悔。<text:span text:style-name="T3"><text:line-break/><text:line-break/></text:span>不管悔不悔，為某種美麗事物受傷，都是值得的。但這島上的年輕生命是這樣嗎？完全不是。他們年紀雖輕，卻世故陰險得很，毫無清純熱血，亦無良善憧憬；腦子裏除了黨國及其御用媒體所灌輸的那幾個彷彿被設定的啟動指令之外，再無其它思索與熱情。</text:p>
      <text:p text:style-name="P5"/>
      <text:p text:style-name="P1"><text:span text:style-name="T1">隆誌</text:span><text:s/>  |  2015.04.02 10:36   |   <text:a xlink:type="simple" xlink:href="http://palinfo.habago.org/Entry?Command=Information_PrintForum&amp;iPage=320#FORUM33795"><text:span text:style-name="T2">#</text:span></text:a></text:p>
      <text:p text:style-name="P2">看了兩天，國內對於亞投行的討論，實在令人搖頭。就我自己對亞投行的了解，台灣沒辦法像過去一樣玩大國恐怖平衡的遊戲。這完全是大陸主導，而現在是申請成為創始會員國。簡單地說，現在申請的這些國家，如果被接受，都將是制定整個遊戲規則。台灣現在不參與，未來想申請進入成為會員，將更是困難。講難聽一點，如果馬總統現在不遞件參與，才是真正的出賣台灣的國家利益。尤其亞投行未來協助一帶一路的發展，這二大區塊的國家遍及亞洲。一帶一路，除了絲路經濟帶，台灣企業較少接觸之外，海上絲路這一塊，台商的勢力已經逐漸部署。而這些國家的基礎建設缺乏，卻又缺錢和技術。台灣有參與，才有機會將這些和基礎建設有關的企業帶入這些國家的建設。<text:span text:style-name="T3"><text:line-break/><text:line-break/></text:span>看看以色列怎麼想：<text:span text:style-name="T3"><text:line-break/>=============================================<text:line-break/></text:span>以色列申請加入亞投行<text:span text:style-name="T3"><text:line-break/>http://money.udn.com/storypage.php?sub_id=5641&amp;art_id=810782<text:line-break/>=============================================<text:line-break/><text:line-break/></text:span>此外，現在不參加，未來想加入時，千萬不要期待美國能提供什麼協助。去年<text:span text:style-name="T3">APAC</text:span>結束，習近平直接宣佈，捐出<text:span text:style-name="T3">500</text:span>億美元成立亞洲基礎建設投資銀行（亞投行）。換言之，資本額<text:span text:style-name="T3">1000</text:span>億美元的亞投行，大陸就出資一半，剩下的部分都由這些創始會員國去認購。簡單地說，想參與遊戲規則的制定，就拿錢出來。美國想主導，就得拿錢出來，而不是像亞洲開發銀行（亞開銀），日本是大股東，但什麼事情都得看美國的臉色。美國現在只能叫囂，可是卻無力阻止，畢竟自己欠債一大堆，根本沒有錢可以拿出來玩。日本傻傻地跟隨美國，未來自己將在亞洲徹底被邊緣化。<text:span text:style-name="T3"><text:line-break/><text:line-break/></text:span>底下的網址，是大陸微信上的一則漫畫，有關於亞投行。<text:span text:style-name="T3"><text:line-break/>http://goo.gl/A5MSPM<text:line-break/><text:line-break/></text:span>至於「台灣要不要加入」<text:span text:style-name="T3"><text:line-break/></text:span>我只能說還好現在的執政者，不是腦袋僵化的台灣民族主義者。<text:span text:style-name="T3"><text:line-break/></text:span>這幾年看下來，我個人感覺，如果哪一天台灣真的垮了，絕對不是因為天天被罵、被酸和被控賣台的這群人，反而是把愛台灣掛在嘴上、自詡為愛台急先鋒者。</text:p>
      <text:p text:style-name="P1"><text:span text:style-name="T1">陳真</text:span><text:s/>  |  2015.04.02 01:10   |   <text:a xlink:type="simple" xlink:href="http://palinfo.habago.org/Entry?Command=Information_PrintForum&amp;iPage=320#FORUM33794"><text:span text:style-name="T2">#</text:span></text:a></text:p>
      <text:p text:style-name="P3"><text:span text:style-name="T3">(</text:span>續<text:span text:style-name="T3">)<text:line-break/><text:line-break/></text:span>在劍橋時，經常逢人便誇讚我初到劍橋時方才認識的一位新朋友，也是個留學生。大家聽了很好奇，有這麼神奇嗎？才見一次面就<text:span text:style-name="T3"><text:s/>"</text:span>一見鍾情<text:span text:style-name="T3">"</text:span>？加上我罵人居多，很少如此誇人，更令大夥好奇，於是經常應眾人要求，帶領大家前往朝聖，看看<text:span text:style-name="T3"><text:s/>"</text:span>大好人<text:span text:style-name="T3">" </text:span>究竟長啥模樣。可是，每次朝聖之後，大家往往很失望，因為看不出大好人究竟哪一點好。<text:span text:style-name="T3"><text:line-break/><text:line-break/>"</text:span>西游降魔<text:span text:style-name="T3">" </text:span>裏，孫悟空不是誇舒淇身材一流嗎。玄奘卻問說<text:span text:style-name="T3"><text:s/>"</text:span>你怎麼知道？<text:span text:style-name="T3">" </text:span>孫悟空說：<text:span text:style-name="T3">"</text:span>因為我看見了呀<text:span text:style-name="T3">!"</text:span>，玄奘說，<text:span text:style-name="T3">"</text:span>我怎麼沒看見<text:span text:style-name="T3">?"</text:span>，孫悟空說，<text:span text:style-name="T3">"</text:span>這說明你眼睛瞎了<text:span text:style-name="T3">"</text:span>。對我來說，一個人的好，就像一朵美麗的花，明明白白就在眼前，如果你看不見，這只說明你眼睛瞎了。<text:span text:style-name="T3"><text:line-break/><text:line-break/></text:span>當然，你的眼睛並沒有瞎，你只是有看沒有見，看不見我所看見的那份美麗，所以才會大失所望；而你之所以看不見我所看見的，其實也說明了我們的<text:span text:style-name="T3"><text:s/>"</text:span>眼光<text:span text:style-name="T3">" </text:span>波長頻率不一樣，<text:span text:style-name="T3"><text:s/></text:span>或者說，我們有著不一樣的<text:span text:style-name="T3"><text:s/>"</text:span>看世界的方式<text:span text:style-name="T3">"</text:span>，所見之世界自然也大不同。在我眼裏是個巨人，在你眼裏很可能是個微不足道的小人物；在我眼裏非凡的美麗與聖潔，在你眼裏很可能醜陋可笑不堪；在我眼裏才華深不可測的唐伯虎，在你眼裏很可能是個才智平庸的馬文才。反之亦然。<text:span text:style-name="T3"><text:line-break/><text:line-break/></text:span>這時候，問題來了：我究竟有沒有可能讓你也<text:span text:style-name="T3"><text:s/>"</text:span>看見<text:span text:style-name="T3">" </text:span>你原先所看不見的美麗與聰慧？有可能，但似乎也不太可能。如果我是<text:span text:style-name="T3"><text:s/>"</text:span>自由爛到報<text:span text:style-name="T3">" </text:span>的老闆，那當然就一點問題也沒有了。即便是個什麼啥曉大爛人，只要透過媒體操弄，我保證可以讓絕大多數人仰慕起這樣一個人渣；同理，即便是個宅心仁厚的聖徒，透過媒體無日無之的醜化，我保證絕對可以讓大多數人把聖徒當成卑劣齷齪的過街老鼠那樣追打。<text:span text:style-name="T3"><text:line-break/><text:line-break/></text:span>除了媒體洗腦之外，我究竟還有沒有其它方法改變你的審美<text:span text:style-name="T3"><text:s/>"</text:span>眼光<text:span text:style-name="T3">"</text:span>？也許有。要不然齊克果及維根斯坦應該就不會想花一生不眠不休寫那麼多字了。<text:span text:style-name="T3"><text:line-break/><text:line-break/></text:span>維根斯坦曾經說，從事哲學活動，無非就像個傳教士那樣，改變人們看待世界的方式。他說，哲學家並不是要告訴你更多有關這個世界的事實，而是透過既有已知的事實之重新排列組合，你就會看到一個不一樣的世界。<text:span text:style-name="T3"><text:line-break/><text:line-break/></text:span>維根斯坦的著作屬性之相關研究，學術上有許多著墨，但有一種屬性較少被提及，亦即<text:span text:style-name="T3">pedagogical(</text:span>教學的<text:span text:style-name="T3">)</text:span>。或者說，他並沒有提出任何哲學見解，而是提出一些<text:span text:style-name="T3">(</text:span>拐彎抹角的<text:span text:style-name="T3">)</text:span>教學方法，藉以呈現某個世界觀；如果你跟他用同樣的眼光觀看人事物，你就會跟他看到同樣的世界。表面上好像什麼也沒變，其實一切都變了。具體內容，詳見拙著<text:span text:style-name="T3"><text:s/>"Wittgenstein's existential metaphor"</text:span>。<text:span text:style-name="T3">(</text:span>何時出版不知道。<text:span text:style-name="T3">)<text:line-break/><text:line-break/></text:span>維根斯坦說他自己像個傳教士，我有時感覺自己似乎也有一點這樣的本事；要是我願意，說不定能成立一門宗教，找到一些信徒。可惜我生平最堵爛的事之一就是信徒，只要誰肯定我講的話，我就很想否定之。依算命的說法，命理上這叫<text:span text:style-name="T3"><text:s/>"</text:span>日月反背<text:span text:style-name="T3">"</text:span>，又出太陽又見月亮，白天有夜，夜裏有光明，互相矛盾很吊詭。簡單說就是拆自己的台，斷自己的生路。<text:span text:style-name="T3"><text:line-break/><text:line-break/></text:span>用高達的話來說就是<text:span text:style-name="T3"><text:s/>"</text:span>自我矛盾的精神<text:span text:style-name="T3">"</text:span>，見不得自己好；每建立起一套東西，一旦傳揚，就想把它摧毀。為何有此怪癖，我也不知道，總覺得似乎唯有這樣才是對的，唯有斷智絕學，才是智慧的開端。<text:span text:style-name="T3"><text:line-break/><text:line-break/></text:span>如果維根斯坦一生的千萬字著作必須用一個字來總結，依我看，這個字毫無疑問就是<text:span text:style-name="T3">nonsense(</text:span>無意義<text:span text:style-name="T3">)</text:span>。很多學者說，晚期的維根斯坦已放棄了<text:span text:style-name="T3">nonsense</text:span>的觀念，在我看來這當然是一種錯誤的解讀。一個人不會年少時說<text:span text:style-name="T3"><text:s/>"</text:span>凡是了解我的人，就知道我講的一切全是<text:span text:style-name="T3">nonsense"</text:span>，到了中晚年卻不再如此嚴肅看待<text:span text:style-name="T3">nonsense</text:span>。題外話。<text:span text:style-name="T3"><text:line-break/><text:line-break/></text:span>至於齊克果，如果他一生千萬字著作必須用一個字來總結，我會選<text:span text:style-name="T3"><text:s/>paradox(</text:span>弔詭<text:span text:style-name="T3">)</text:span>這個字<text:span text:style-name="T3">(</text:span>當然還有其它很多字可以選，例如<text:span text:style-name="T3">faith</text:span>，例如<text:span text:style-name="T3">leap)</text:span>。弔詭就是自我矛盾，邏輯上根本不可能成立的東西。但是，齊克果相信，<text:span text:style-name="T3">"</text:span>弔詭掃除了世上所有的概念<text:span text:style-name="T3">"</text:span>，使人趨向真理。<text:span text:style-name="T3"><text:line-break/><text:line-break/></text:span>不管是<text:span text:style-name="T3">nonsense</text:span>或<text:span text:style-name="T3">paradox, </text:span>我把它稱為一種<text:span text:style-name="T3"><text:s/>"</text:span>自廢武功<text:span text:style-name="T3">"(self revocation)</text:span>。高達的自我矛盾精神，就是一種自廢武功。自廢武功很重要，因為武功再好總有個極限，整天揹著它四處比畫，能比畫出個什麼碗糕來？到頭來只是一種包袱和矮化。<text:span text:style-name="T3"><text:line-break/><text:line-break/></text:span>講到這些，只是想說：我講什麼，大家聽聽就好，千萬別當真。叫各位別當真，並不是因為我存心胡說八道，而是因為你越當真，越是把它當教條看，恐怕只會離我所要講的那個東西越遠。<text:span text:style-name="T3"><text:line-break/><text:line-break/></text:span>叫大家聽聽就好，倒也不是說叫大家不當一回事；如果不當一回事，我何必寫？我畢竟不是吃飽太閒。聽當然是要仔細聽，而且最好一個字一個字慢慢看仔細看；而且最好每篇文章平均應該重讀十遍<text:span text:style-name="T3">(</text:span>就像我讀維根斯坦一樣<text:span text:style-name="T3">)</text:span>。如果有人十分鐘就可以看完我寫的一千字，那我敢說，他肯定不可能懂得<text:span text:style-name="T3">(</text:span>或不屑懂得<text:span text:style-name="T3">)</text:span>我在寫什麼；這就跟聽音樂一樣，你若加快三倍速度播放，豈有可能聽到原來應有的旋律？<text:span text:style-name="T3"><text:line-break/><text:line-break/></text:span>所謂聽聽就好，就跟我們平常聽音樂看小說一樣，也是聽聽就好，應該不會有人聽了音樂或看了小說之後，突然在心裏產生什麼道德教條，然後說這教條是我說的，而他是我的信徒。我可不會那麼低級。如果有人以那樣一種方式聽音樂或看小說，我們只能說，他顯然還不懂得什麼是聽歌看戲讀小說；他越是用力追隨，他的眼光，他的波長頻率，就離那世界越遠。<text:span text:style-name="T3"><text:line-break/><text:line-break/></text:span>為什麼我由衷推崇的一個大好人，人們卻完全看不見他究竟<text:span text:style-name="T3"><text:s/>"</text:span>好<text:span text:style-name="T3">" </text:span>在哪裏？德蕾莎修女有這麼一句話，她說：<text:span text:style-name="T3">"</text:span>用不平凡的愛，做平凡的事。<text:span text:style-name="T3">" </text:span>一個好人，他所作所為也許很平常，甚至也許幹過一些壞事，但他的好並不是在於其行為，而是在於其態度。<text:span text:style-name="T3"><text:line-break/><text:line-break/></text:span>或者說，好壞是一種美感，而不是一種具體事證。所謂好人，並不是做好事的人。我看很多做好事的人，簡直就是人渣。不管他做多少所謂好事，不管他講多少正確、漂亮的話語，人渣就是人渣<text:span text:style-name="T3">(</text:span>我超想舉實例，不過，恕我膽小。算命的說我命中犯小人，叫我要好好練忍功，務必謹言慎行。<text:span text:style-name="T3">)</text:span>。<text:span text:style-name="T3"><text:line-break/><text:line-break/></text:span>壞人當然也不是做壞事的人。我看很多做壞事的人，其實是個好人。好人的好，或壞人的壞，就在於這個人本身，進而呈現在他的<text:span text:style-name="T3"><text:s/>"</text:span>一切<text:span text:style-name="T3">" </text:span>言行之中<text:span text:style-name="T3">(</text:span>而非<text:span text:style-name="T3"><text:s/>"</text:span>某些<text:span text:style-name="T3">" </text:span>言行之中<text:span text:style-name="T3">)</text:span>，而這一切言行<text:span text:style-name="T3"><text:s/>"</text:span>本身<text:span text:style-name="T3">"</text:span>，並不足以判斷好壞，因為它們並非道德美感的載體。<text:span text:style-name="T3"><text:line-break/><text:line-break/></text:span>維根斯坦認為，哲學不是一種論證<text:span text:style-name="T3">(argument)</text:span>，而是一種說服<text:span text:style-name="T3">(persuasion)</text:span>。道德美感這種東西，既然不是一種眼見為憑的行為主義概念，自然也無法透過論證取得優勢。<text:span text:style-name="T3"><text:line-break/><text:line-break/></text:span>比方說，我認為<text:span text:style-name="T3"><text:s/>"</text:span>聖殤<text:span text:style-name="T3">" </text:span>這電影很美，藝術性極高。你說，暴力討債，一路打打殺殺的，美在哪裏？這時候，我只能啞口無言，因為我們並不是在討論一種經由客觀理性可以分出高下的東西。當然，我若不服氣，我也只能打開<text:span text:style-name="T3"><text:s/>"</text:span>說服<text:span text:style-name="T3">" </text:span>的開機模式，拐彎抹角地，以各種例子和影像，對你進行說服，看看能不能改變你原先的美學感受。<text:span text:style-name="T3"><text:line-break/><text:line-break/></text:span>說服通常是失敗的，因為它畢竟不是一種科學理性。但也許有些時候它也有可能成功。聖奧古斯丁曾經說，他媽媽老是要他相信上帝，但後來真正說服他的，並非《聖經》話語，而是他媽媽日夜為他所流的眼淚。</text:p>
      <text:p text:style-name="P1"><text:span text:style-name="T1">陳真</text:span><text:s/>  |  2015.04.01 12:19   |   <text:a xlink:type="simple" xlink:href="http://palinfo.habago.org/Entry?Command=Information_PrintForum&amp;iPage=320#FORUM33793"><text:span text:style-name="T2">#</text:span></text:a></text:p>
      <text:p text:style-name="P2">對於蠢蛋，我們其實充滿同情，他們做出一堆難以想像的蠢事惡事，但其實並非心眼壞，他們只是蠢，蘋果、壹電視及自由爛到報看多了，腦子浸了水，蠢到連自己在幹什麼都不知道。<text:span text:style-name="T3"><text:line-break/><text:line-break/></text:span>真正黑心肝的是那些好話說盡壞事做絕的政客及其一大票御用文人及黑心媒體。他們精明得跟什麼一樣，擅於藉著謠言謊言仇恨語言以及各種<text:span text:style-name="T3"><text:s/>"</text:span>去大腦<text:span text:style-name="T3">" </text:span>的政治修辭，翻雲覆雨，謀取一己私利。與之相較，文化水平令人不敢恭維的柯大帥毫無疑問是個君子了，他並沒有這樣一種醜陋心機與利益盤算。<text:span text:style-name="T3"><text:line-break/><text:line-break/></text:span>一年多前，我開始注意亞投行及一帶一路；在我看來，這很可能是中美政治、經濟與文化勢力消長、亞洲全面崛起的一個里程碑、轉捩點。美國當然也看到了這一點，或者應該說，只要腦子沒浸水的，理應都能看見這樣一種趨勢與可能性，而這也是為什麼美國氣急敗壞反對其盟邦加入亞投行的原因。然而很諷刺的是，儘管美國大力反對，第一個申請加入的卻是美國的哥倆好<text:span text:style-name="T3">--</text:span>英國。<text:span text:style-name="T3"><text:line-break/><text:line-break/>(</text:span>至於台灣加不加入，老實說我也不怎麼關心了，反正台灣人愛怎麼亂搞就怎麼亂搞，民主自由嘛，由它去了。我關心人，但我沒有理由特別關心台灣人，他們愛怎麼樣就怎麼樣，自己的作為就得自己承擔後果；身處鬼島，我也只能認了。<text:span text:style-name="T3">)<text:line-break/><text:line-break/></text:span>當今世上，中國的和平崛起，恰恰提供了一個迥異於西方帝國主義的典範。<text:span text:style-name="T3">2003</text:span>年之前，中國在世人<text:span text:style-name="T3">(</text:span>特別是在輕視窮人的台灣人<text:span text:style-name="T3">)</text:span>眼中，仍然與<text:span text:style-name="T3"><text:s/>"</text:span>貧窮<text:span text:style-name="T3">" </text:span>畫上等號，經常在四周的留學生口中可以聽到他們對於大陸人之貧窮的嘲笑、不屑與羞辱，我經常得為此起爭論。爭論的焦點不外就是我認為貧窮本身並不可恥，台灣不也曾經貧窮過，何必去嘲笑同胞們的貧窮？<text:span text:style-name="T3"><text:line-break/><text:line-break/>2003</text:span>年那個時候，我剛裝了鳳凰衛視，有一天，無意中看到電視上有個專訪，受訪者叫鄭必堅，中共中央黨校的副校長。一看這類頭銜，我本來是要轉台的，心裏想，這種官方人士有啥好訪問的？<text:span text:style-name="T3"><text:line-break/><text:line-break/></text:span>可是，看了幾秒鐘之後，決定從頭到尾把它看完。看完之後，大為震撼。在那次訪問中，鄭必堅說明他的<text:span text:style-name="T3"><text:s/>"</text:span>中國和平崛起論<text:span text:style-name="T3">"</text:span>，這個概念應該是他第一個提出。記得在那個年代，市面上一堆專家及政客，高唱中國瓦解論，預言中國<text:span text:style-name="T3"><text:s/>"</text:span>即將<text:span text:style-name="T3">" </text:span>崩潰瓦解。<text:span text:style-name="T3"><text:line-break/><text:line-break/></text:span>在當時，中國究竟即將崩潰瓦解還是即將崛起，我不知道。那次訪問之所以讓我震撼的倒不是鄭必堅所提出的和平崛起論，而是他訴說這個想法時的冷靜理性態度以及極為清澈深入的分析事理能力，令我大為折服。我本來以為官場人物只會講官話，真想不到會聽到這樣一種清晰透徹的思想論證。我心裏想，鄭必堅究係何方神聖？智能與學識竟如此令人佩服。<text:span text:style-name="T3"><text:line-break/><text:line-break/></text:span>當我們說一個人很聰明、思考能力一流時，當然不是說他講的話一定都對，而只是說不管最後究竟對或錯，其論證與思考過程令人佩服。我不是井底之蛙，在劍橋，什麼樣的思想家沒見過？但這位鄭必堅的見識與才氣，確實令我佩服。<text:span text:style-name="T3"><text:line-break/><text:line-break/></text:span>當時，他提出中國和平崛起論。對此，我約略能預見中國崛起，但崛起過程究竟是否和平，我實在也沒把握；我常擔心中國會不會像美國等西方列強那樣，整天在全球各地四處侵略顛覆破壞、四處丟飛彈搞暗殺搞恐怖攻擊、四處姦殺擄掠，數千萬生靈塗炭，藉以壯大自己。<text:span text:style-name="T3"><text:line-break/><text:line-break/>12</text:span>年過去了，中國崛起不再是一種理論或預言，而是一種事實；而且，至少截至目前為止，它的崛起是和平的。它不派一兵一卒殺人，不丟一顆飛彈，更不會入侵佔領它國。當今之世，要不是有中國對美國起了一種牽制作用，這個世界不知道會被美國搞得更加血腥恐怖千百倍。<text:span text:style-name="T3"><text:line-break/><text:line-break/></text:span>陳真<text:span text:style-name="T3"><text:line-break/>===============<text:line-break/></text:span>蔡英文：比照服貿<text:span text:style-name="T3"><text:s/></text:span>杯葛入亞投行<text:span text:style-name="T3"><text:line-break/><text:line-break/></text:span>中時電子報作者：<text:span text:style-name="T3"><text:s/></text:span>朱真楷、李明賢<text:span text:style-name="T3"><text:line-break/><text:line-break/>2015</text:span>年<text:span text:style-name="T3">4</text:span>月<text:span text:style-name="T3">1</text:span>日<text:span text:style-name="T3"><text:line-break/><text:line-break/></text:span>中國時報【朱真楷、李明賢╱台北報導】<text:span text:style-name="T3"><text:line-break/><text:line-break/></text:span>我方爭取加入亞投行消息傳出，綠營第一時間表態只要對台有利正面看待。但昨民進黨主席蔡英文態度大逆轉，改以過去處理「服貿協議」杯葛模式，要求政府提出完整評估報告後，與人民充分溝通，等得到社會共識，再送國會監督；屆時，才能決定是否加入，絕不能黑箱決策。<text:span text:style-name="T3"><text:line-break/><text:line-break/></text:span>面對馬爭取加入亞投行，民進黨日前曾表示，如歐、美、亞洲主要國家都在其中，且此舉有助台灣利益與經濟發展，台灣就可思考參與。但隨著綠營不斷湧現「賣台」聲浪，民進黨中央為避免<text:span text:style-name="T3">2016</text:span>選前添變數，昨開始轉向，改「表面支持、實則杯葛」。<text:span text:style-name="T3"><text:line-break/><text:line-break/>============<text:line-break/></text:span>黑島青抗議亞投行<text:span text:style-name="T3"><text:s/></text:span>衝總統府遭攔阻<text:span text:style-name="T3"><text:line-break/><text:line-break/></text:span>中央社<text:span text:style-name="T3"><text:s/>– 2015</text:span>年<text:span text:style-name="T3">4</text:span>月<text:span text:style-name="T3">1</text:span>日<text:span text:style-name="T3"><text:line-break/><text:line-break/></text:span>（中央社記者黃名璽台北<text:span text:style-name="T3">31</text:span>日電）黑色島國青年陣線等年輕人為抗議申請亞投行，晚間試圖衝撞總統府，隨即被憲兵及維安人員攔阻。其中，有人被警方逮捕，也有人被勸離，仍聚集在府前北廣場一帶，不時高呼口號。<text:span text:style-name="T3"><text:line-break/><text:line-break/></text:span>黑島青等約<text:span text:style-name="T3">30</text:span>餘名年輕人今天晚間試圖衝撞總統府，隨即被憲兵及維安人員攔阻，未衝進府內，現場約有<text:span text:style-name="T3">50</text:span>名警力部署。不過，黑島青隨後在臉書（<text:span text:style-name="T3">facebook</text:span>）表示，有<text:span text:style-name="T3">4</text:span>人被警察逮捕至中正一分局博愛派出所。<text:span text:style-name="T3"><text:line-break/></text:span>另外，有部分年輕人被勸離現場，但仍聚集在總統府前北廣場一帶，不時高呼口號。<text:span text:style-name="T3"><text:line-break/><text:line-break/></text:span>為抗議加入亞投行，黑島青等青年提出幾點訴求，包括：「拒絕主權矮化」、「提出實質評估」、「程序公開透明，凝聚社會共識」、「民意基礎不足，停止政經整併」。<text:span text:style-name="T3">1040331</text:span></text:p>
      <text:p text:style-name="P1"><text:span text:style-name="T1">陳真</text:span><text:s/>  |  2015.04.01 01:29   |   <text:a xlink:type="simple" xlink:href="http://palinfo.habago.org/Entry?Command=Information_PrintForum&amp;iPage=320#FORUM33790"><text:span text:style-name="T2">#</text:span></text:a></text:p>
      <text:p text:style-name="P3">我文章裏提過許多次，<text:span text:style-name="T3">30</text:span>幾年前，我給班上寫的一份<text:span text:style-name="T3">"</text:span>臨床實驗診斷學講義<text:span text:style-name="T3">" </text:span>曾引起警備總部及調查局等情治單位的大軍壓境，連夜包抄印刷廠，企圖阻止它的印刷，原因是我在講義空白處寫或貼了一些在當年犯大忌的東西，例如林雙不以方素敏名義發表的一首詩<text:span text:style-name="T3"><text:s/>"</text:span>盼望<text:span text:style-name="T3">"</text:span>，詩寫著：<text:span text:style-name="T3">"</text:span>人家說你是好漢，我就哭了，我寧願你只是孩子的父親<text:span text:style-name="T3">..."</text:span>，我還貼了一些海外學者對於殷海光之死的悼詞，另外我還引用一段忘了是誰講的話，原文忘了，大意如此說道：<text:span text:style-name="T3"><text:line-break/><text:line-break/></text:span>人們總被主流媒體教導去痛恨那些愛他們、為他們付出代價、盡力為他們謀福利的人，卻被教導去擁戴仰慕那些為一己之私不斷在傷害他們的人。<text:span text:style-name="T3"><text:line-break/><text:line-break/></text:span>這些話並不希奇，讓我感到訝異的是，在當今資訊氾濫的時代，這樣一種愚化洗腦的現象，非但不曾減緩，反倒變本加厲到令人難以置信的地步。也許這也點明了一個事實：<text:span text:style-name="T3"><text:line-break/><text:line-break/></text:span>一個社會，光有資訊是不夠的，更重要的是其社會成員對於包含無數謊言、修辭及選擇性的扭曲呈現等等各種真真假假的資訊，必須普遍具有一種能有效分辨及理解它的意願與能力。<text:span text:style-name="T3"><text:line-break/><text:line-break/></text:span>雖然不是第一天住在台灣，但你每天打開電視，翻開報紙，仍然免不了極度的訝異：這像是給人看的媒體嗎？就像吸毒一樣，一個人每天接觸這樣一些帶著強烈腐蝕劇毒的垃圾，他的腦袋能不壞掉嗎？這樣一些人，政客與媒體要他沸騰，他就會沸騰，要他愛誰恨誰，他就會愛誰恨誰，要他嘴裏講出什麼樣的句子，他就會像個留聲機那樣反覆講出那樣一些句子。乖到簡直比機器還乖，我的電腦都還沒有這麼乖，有時莫名其妙就沒聲音了，過兩天聲音又出來，我也拿它沒辦法。<text:span text:style-name="T3"><text:line-break/><text:line-break/></text:span>大多數的疾病，當事人都會急著想趕快痊癒；唯有腦子心靈人格故障的病，當事人通常缺乏病識感。你說他有病，想幫他，他會把你當成敵人，說你才有病。<text:span text:style-name="T3"><text:line-break/><text:line-break/></text:span>這時候，光是在枝枝節節上告訴對方許多<text:span text:style-name="T3"><text:s/>"</text:span>正確的事實<text:span text:style-name="T3">" (</text:span>所謂真理<text:span text:style-name="T3">)</text:span>是沒有多大用處的，因為生了病的是某個扭曲虛構的世界觀，而不光是局部問題的認知有誤。就好像妄想症病患是某個<text:span text:style-name="T3"><text:s/>"</text:span>認知架構<text:span text:style-name="T3">" (</text:span>所謂<text:span text:style-name="T3"><text:s/>"</text:span>語言<text:span text:style-name="T3">") </text:span>整個產生問題，這時候，光是修正這套生病<text:span text:style-name="T3"><text:s/>"</text:span>語言<text:span text:style-name="T3">" </text:span>的其中某些句子<text:span text:style-name="T3">(</text:span>即局部事實<text:span text:style-name="T3">)</text:span>是沒有多大意義的。<text:span text:style-name="T3"><text:line-break/><text:line-break/></text:span>比方說，如果病人一直說有外星人化身成地球人要來抓他去做實驗，這時候，你應該不用急著去太空總署調閱外星人的資料，也不需要提供你的出生證明來證明你不是外星人。一直在這個有病的世界觀<text:span text:style-name="T3">(</text:span>即外星人入侵<text:span text:style-name="T3">) </text:span>底下夾纏爭論，是沒有多大意義的。越爭論，他說不定越確信你是外星人化身成地球人要來害他。<text:span text:style-name="T3"><text:line-break/><text:line-break/></text:span>再說，妄想病因也許只有一種，妄想內容卻不只一個，而是無數個，你怎麼可能反而被人牽著鼻子走，陷入無數的各種妄想內容之中進行永無止盡的無稽爭議？<text:span text:style-name="T3"><text:line-break/><text:line-break/></text:span>可是，如果討論局部沒有意義，那麼，整個世界觀要怎麼改變呢？說來話長。不過，依照齊克果的看法，第一步應該是想辦法透過各種拐彎抹角的方式，寫詩說故事唱歌跳舞幹啥都行，把對方的注意力給吸引到<text:span text:style-name="T3"><text:s/>"</text:span>我可能有病<text:span text:style-name="T3">" </text:span>這個事實上。<text:span text:style-name="T3"><text:line-break/><text:line-break/></text:span>當然，講很容易，做起來很難，而且依我看成功率相當低。維根斯坦也有自己的一套，但基本上跟齊克果的拐彎抹角方法差不多。<text:span text:style-name="T3"><text:line-break/><text:line-break/></text:span>有一年，聽說法國大學<text:span text:style-name="T3"><text:s/>"</text:span>入學考試<text:span text:style-name="T3">" </text:span>哲學這一科考了一題：有沒有可能讓一個原本不喜歡某個藝術品的人喜歡上那個藝術品？<text:span text:style-name="T3"><text:line-break/><text:line-break/></text:span>這道題若我來作答，也許會給它一個肯定的答案：有可能。不過，這個可能性很低很低，低到只能說：萬一成功了，那只能說是一種奇蹟。當然，如果我手上握有一份主流媒體，那麼，這個可能性馬上可以飆高到將近百分之百，能逃過洗腦者幾希。<text:span text:style-name="T3"><text:line-break/><text:line-break/></text:span>問題是，這樣一種洗腦後的<text:span text:style-name="T3"><text:s/>"</text:span>喜歡<text:span text:style-name="T3">"</text:span>，究竟能不能說是一種真正的愛，真正的喜歡？我看是很可疑。就如同光有熱血而無大腦，究竟稱不稱得上熱情，我是很懷疑。水壺開了，燙是很燙，但那種讓人任意操弄、任意開開關關如同水壺加熱一般的沸騰，能叫做熱情嗎？那應該只能算是發高燒我覺得，就好像我們不會說紅衛兵很熱情，即便他們很猛很可怕，但血其實是涼的。真實的熱血不是那樣。<text:span text:style-name="T3"><text:line-break/><text:line-break/>p.s.: </text:span>最近滿腔<text:span text:style-name="T3"><text:s/>"</text:span>熱血<text:span text:style-name="T3">"</text:span>，而且還一肚子<text:span text:style-name="T3"><text:s/>"</text:span>氣<text:span text:style-name="T3">"</text:span>，上個月靜站那天，剛好與醫生有約，無法分身，只好委由學姊代為出馬。聽說那天有人要來採訪我，正好撲了空。這個月靜站日期是<text:span text:style-name="T3">4</text:span>月<text:span text:style-name="T3">11</text:span>日，希望能安然北上<text:span text:style-name="T3">(</text:span>沒把握<text:span text:style-name="T3">)</text:span>。不過，聊聊天我是很歡迎，採訪之類的事，能免則免。因為採訪只能採出一些意見，而我恰恰沒有意見可說，我有的只是一些跟意見沒有關係的感覺或想法，而這些東西往往三言兩語說不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